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94mm"/>
    </style:style>
    <style:style style:name="co2" style:family="table-column">
      <style:table-column-properties fo:break-before="auto" style:column-width="68mm"/>
    </style:style>
    <style:style style:name="co3" style:family="table-column">
      <style:table-column-properties fo:break-before="auto" style:column-width="35.52mm"/>
    </style:style>
    <style:style style:name="co4" style:family="table-column">
      <style:table-column-properties fo:break-before="auto" style:column-width="69.27mm"/>
    </style:style>
    <style:style style:name="co5" style:family="table-column">
      <style:table-column-properties fo:break-before="auto" style:column-width="25.54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2.5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1mm"/>
    </style:style>
    <style:style style:name="co11" style:family="table-column">
      <style:table-column-properties fo:break-before="auto" style:column-width="38.2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7477b8" style:text-align-source="fix" style:repeat-content="false" fo:border="0.06pt solid #000000"/>
      <style:paragraph-properties fo:text-align="start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3d73"/>
    </style:style>
    <style:style style:name="ce3" style:family="table-cell" style:parent-style-name="Default">
      <style:table-cell-properties fo:background-color="#7477b8" fo:border="0.06pt solid #00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7477b8" style:text-align-source="fix" style:repeat-content="false" fo:border="0.06pt solid #000000"/>
      <style:paragraph-properties fo:text-align="center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3d73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3d73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3d73"/>
    </style:style>
    <style:style style:name="ce8" style:family="table-cell" style:parent-style-name="Default">
      <style:table-cell-properties fo:background-color="#7477b8" style:text-align-source="fix" style:repeat-content="false" fo:border="0.06pt solid #000000"/>
      <style:paragraph-properties fo:text-align="end" fo:margin-left="0mm"/>
      <style:text-properties fo:color="#ffffff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9" table:visibility="collapse" table:number-columns-repeated="2" table:default-cell-style-name="Default"/>
        <table:table-column table:style-name="co11" table:visibility="collapse" table:number-columns-repeated="2" table:default-cell-style-name="Default"/>
        <table:table-column table:style-name="co11" table:default-cell-style-name="ce9"/>
        <table:table-row table:style-name="ro1">
          <table:table-cell table:style-name="ce1" office:value-type="string" calcext:value-type="string">
            <text:p>Phone No.</text:p>
          </table:table-cell>
          <table:table-cell table:style-name="ce3" office:value-type="string" calcext:value-type="string">
            <text:p>Student Name</text:p>
          </table:table-cell>
          <table:table-cell table:style-name="ce3" office:value-type="string" calcext:value-type="string">
            <text:p>Programme Name</text:p>
          </table:table-cell>
          <table:table-cell table:style-name="ce3" office:value-type="string" calcext:value-type="string">
            <text:p>Center Name</text:p>
          </table:table-cell>
          <table:table-cell table:style-name="ce1" office:value-type="string" calcext:value-type="string">
            <text:p>Center Code</text:p>
          </table:table-cell>
          <table:table-cell table:style-name="ce1" office:value-type="string" calcext:value-type="string">
            <text:p>State Name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Level</text:p>
          </table:table-cell>
          <table:table-cell table:style-name="ce5" office:value-type="string" calcext:value-type="string">
            <text:p>Entry Time</text:p>
          </table:table-cell>
          <table:table-cell table:style-name="ce5" office:value-type="string" calcext:value-type="string">
            <text:p>Competition Time</text:p>
          </table:table-cell>
          <table:table-cell table:style-name="ce5" table:number-columns-repeated="4"/>
          <table:table-cell table:style-name="ce8" office:value-type="string" calcext:value-type="string">
            <text:p>Admission Card No</text:p>
          </table:table-cell>
        </table:table-row>
        <table:table-row table:style-name="ro2">
          <table:table-cell office:value-type="float" office:value="9436135810" calcext:value-type="float">
            <text:p>9436135810</text:p>
          </table:table-cell>
          <table:table-cell office:value-type="string" calcext:value-type="string">
            <text:p>ARATRIKA SA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];&quot;/L&quot;;[.H2];&quot;/R&quot;)" office:value-type="string" office:string-value="MA/A/L0/R" calcext:value-type="string">
            <text:p>MA/A/L0/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NCATENATE([.K2];[.M2];&quot;/100&quot;;[.L2];&quot;/B1&quot;)" office:value-type="string" office:string-value="MA/A/L0/R1/1001/B1" calcext:value-type="string">
            <text:p>MA/A/L0/R1/1001/B1</text:p>
          </table:table-cell>
          <table:table-cell office:value-type="string" calcext:value-type="string">
            <text:p>MA/A/L0/R1/1001/B1</text:p>
          </table:table-cell>
        </table:table-row>
        <table:table-row table:style-name="ro2">
          <table:table-cell office:value-type="float" office:value="9584614961" calcext:value-type="float">
            <text:p>9584614961</text:p>
          </table:table-cell>
          <table:table-cell office:value-type="string" calcext:value-type="string">
            <text:p>ARYANSH VY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];&quot;/L&quot;;[.H3];&quot;/R&quot;)" office:value-type="string" office:string-value="MA/A/L0/R" calcext:value-type="string">
            <text:p>MA/A/L0/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K3];[.M3];&quot;/100&quot;;[.L3];&quot;/B1&quot;)" office:value-type="string" office:string-value="MA/A/L0/R1/1002/B1" calcext:value-type="string">
            <text:p>MA/A/L0/R1/1002/B1</text:p>
          </table:table-cell>
          <table:table-cell office:value-type="string" calcext:value-type="string">
            <text:p>MA/A/L0/R1/1002/B1</text:p>
          </table:table-cell>
        </table:table-row>
        <table:table-row table:style-name="ro2">
          <table:table-cell office:value-type="float" office:value="7892181250" calcext:value-type="float">
            <text:p>7892181250</text:p>
          </table:table-cell>
          <table:table-cell office:value-type="string" calcext:value-type="string">
            <text:p>BHAVI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];&quot;/L&quot;;[.H4];&quot;/R&quot;)" office:value-type="string" office:string-value="MA/A/L0/R" calcext:value-type="string">
            <text:p>MA/A/L0/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K4];[.M4];&quot;/100&quot;;[.L4];&quot;/B1&quot;)" office:value-type="string" office:string-value="MA/A/L0/R1/1003/B1" calcext:value-type="string">
            <text:p>MA/A/L0/R1/1003/B1</text:p>
          </table:table-cell>
          <table:table-cell office:value-type="string" calcext:value-type="string">
            <text:p>MA/A/L0/R1/1003/B1</text:p>
          </table:table-cell>
        </table:table-row>
        <table:table-row table:style-name="ro2">
          <table:table-cell office:value-type="float" office:value="8720004512" calcext:value-type="float">
            <text:p>8720004512</text:p>
          </table:table-cell>
          <table:table-cell office:value-type="string" calcext:value-type="string">
            <text:p>GARVIT JETHW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];&quot;/L&quot;;[.H5];&quot;/R&quot;)" office:value-type="string" office:string-value="MA/A/L0/R" calcext:value-type="string">
            <text:p>MA/A/L0/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[.K5];[.M5];&quot;/100&quot;;[.L5];&quot;/B1&quot;)" office:value-type="string" office:string-value="MA/A/L0/R1/1004/B1" calcext:value-type="string">
            <text:p>MA/A/L0/R1/1004/B1</text:p>
          </table:table-cell>
          <table:table-cell office:value-type="string" calcext:value-type="string">
            <text:p>MA/A/L0/R1/1004/B1</text:p>
          </table:table-cell>
        </table:table-row>
        <table:table-row table:style-name="ro2">
          <table:table-cell office:value-type="float" office:value="9791176055" calcext:value-type="float">
            <text:p>9791176055</text:p>
          </table:table-cell>
          <table:table-cell office:value-type="string" calcext:value-type="string">
            <text:p>JANAVEE.A.P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];&quot;/L&quot;;[.H6];&quot;/R&quot;)" office:value-type="string" office:string-value="MA/A/L0/R" calcext:value-type="string">
            <text:p>MA/A/L0/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[.K6];[.M6];&quot;/100&quot;;[.L6];&quot;/B1&quot;)" office:value-type="string" office:string-value="MA/A/L0/R1/1005/B1" calcext:value-type="string">
            <text:p>MA/A/L0/R1/1005/B1</text:p>
          </table:table-cell>
          <table:table-cell office:value-type="string" calcext:value-type="string">
            <text:p>MA/A/L0/R1/1005/B1</text:p>
          </table:table-cell>
        </table:table-row>
        <table:table-row table:style-name="ro2">
          <table:table-cell office:value-type="float" office:value="9841765750" calcext:value-type="float">
            <text:p>9841765750</text:p>
          </table:table-cell>
          <table:table-cell office:value-type="string" calcext:value-type="string">
            <text:p>JOSHIKA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];&quot;/L&quot;;[.H7];&quot;/R&quot;)" office:value-type="string" office:string-value="MA/A/L0/R" calcext:value-type="string">
            <text:p>MA/A/L0/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NCATENATE([.K7];[.M7];&quot;/100&quot;;[.L7];&quot;/B1&quot;)" office:value-type="string" office:string-value="MA/A/L0/R1/1006/B1" calcext:value-type="string">
            <text:p>MA/A/L0/R1/1006/B1</text:p>
          </table:table-cell>
          <table:table-cell office:value-type="string" calcext:value-type="string">
            <text:p>MA/A/L0/R1/1006/B1</text:p>
          </table:table-cell>
        </table:table-row>
        <table:table-row table:style-name="ro2">
          <table:table-cell office:value-type="float" office:value="9566250153" calcext:value-type="float">
            <text:p>9566250153</text:p>
          </table:table-cell>
          <table:table-cell office:value-type="string" calcext:value-type="string">
            <text:p>SAKTHI SUREKHA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];&quot;/L&quot;;[.H8];&quot;/R&quot;)" office:value-type="string" office:string-value="MA/A/L0/R" calcext:value-type="string">
            <text:p>MA/A/L0/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NCATENATE([.K8];[.M8];&quot;/100&quot;;[.L8];&quot;/B1&quot;)" office:value-type="string" office:string-value="MA/A/L0/R1/1007/B1" calcext:value-type="string">
            <text:p>MA/A/L0/R1/1007/B1</text:p>
          </table:table-cell>
          <table:table-cell office:value-type="string" calcext:value-type="string">
            <text:p>MA/A/L0/R1/1007/B1</text:p>
          </table:table-cell>
        </table:table-row>
        <table:table-row table:style-name="ro2">
          <table:table-cell office:value-type="float" office:value="9092974568" calcext:value-type="float">
            <text:p>9092974568</text:p>
          </table:table-cell>
          <table:table-cell office:value-type="string" calcext:value-type="string">
            <text:p>SESHAN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];&quot;/L&quot;;[.H9];&quot;/R&quot;)" office:value-type="string" office:string-value="MA/A/L0/R" calcext:value-type="string">
            <text:p>MA/A/L0/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[.K9];[.M9];&quot;/100&quot;;[.L9];&quot;/B1&quot;)" office:value-type="string" office:string-value="MA/A/L0/R1/1008/B1" calcext:value-type="string">
            <text:p>MA/A/L0/R1/1008/B1</text:p>
          </table:table-cell>
          <table:table-cell office:value-type="string" calcext:value-type="string">
            <text:p>MA/A/L0/R1/1008/B1</text:p>
          </table:table-cell>
        </table:table-row>
        <table:table-row table:style-name="ro2">
          <table:table-cell office:value-type="float" office:value="9790986985" calcext:value-type="float">
            <text:p>9790986985</text:p>
          </table:table-cell>
          <table:table-cell office:value-type="string" calcext:value-type="string">
            <text:p>SUBA HARINI G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];&quot;/L&quot;;[.H10];&quot;/R&quot;)" office:value-type="string" office:string-value="MA/A/L0/R" calcext:value-type="string">
            <text:p>MA/A/L0/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NCATENATE([.K10];[.M10];&quot;/100&quot;;[.L10];&quot;/B1&quot;)" office:value-type="string" office:string-value="MA/A/L0/R1/1009/B1" calcext:value-type="string">
            <text:p>MA/A/L0/R1/1009/B1</text:p>
          </table:table-cell>
          <table:table-cell office:value-type="string" calcext:value-type="string">
            <text:p>MA/A/L0/R1/1009/B1</text:p>
          </table:table-cell>
        </table:table-row>
        <table:table-row table:style-name="ro2">
          <table:table-cell office:value-type="float" office:value="9087223777" calcext:value-type="float">
            <text:p>9087223777</text:p>
          </table:table-cell>
          <table:table-cell office:value-type="string" calcext:value-type="string">
            <text:p>THUSHITHA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];&quot;/L&quot;;[.H11];&quot;/R&quot;)" office:value-type="string" office:string-value="MA/A/L0/R" calcext:value-type="string">
            <text:p>MA/A/L0/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[.K11];[.M11];&quot;/10&quot;;[.L11];&quot;/B1&quot;)" office:value-type="string" office:string-value="MA/A/L0/R1/1010/B1" calcext:value-type="string">
            <text:p>MA/A/L0/R1/1010/B1</text:p>
          </table:table-cell>
          <table:table-cell office:value-type="string" calcext:value-type="string">
            <text:p>MA/A/L0/R1/1010/B1</text:p>
          </table:table-cell>
        </table:table-row>
        <table:table-row table:style-name="ro2">
          <table:table-cell office:value-type="float" office:value="8319261942" calcext:value-type="float">
            <text:p>8319261942</text:p>
          </table:table-cell>
          <table:table-cell office:value-type="string" calcext:value-type="string">
            <text:p>ARNAV KATAR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];&quot;/L&quot;;[.H12];&quot;/R&quot;)" office:value-type="string" office:string-value="MA/B/L0/R" calcext:value-type="string">
            <text:p>MA/B/L0/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NCATENATE([.K12];[.M12];&quot;/10&quot;;[.L12];&quot;/B1&quot;)" office:value-type="string" office:string-value="MA/B/L0/R1/1011/B1" calcext:value-type="string">
            <text:p>MA/B/L0/R1/1011/B1</text:p>
          </table:table-cell>
          <table:table-cell office:value-type="string" calcext:value-type="string">
            <text:p>MA/B/L0/R1/1011/B1</text:p>
          </table:table-cell>
        </table:table-row>
        <table:table-row table:style-name="ro2">
          <table:table-cell office:value-type="float" office:value="8889219871" calcext:value-type="float">
            <text:p>8889219871</text:p>
          </table:table-cell>
          <table:table-cell office:value-type="string" calcext:value-type="string">
            <text:p>CHINMAY SINGH PARM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];&quot;/L&quot;;[.H13];&quot;/R&quot;)" office:value-type="string" office:string-value="MA/B/L0/R" calcext:value-type="string">
            <text:p>MA/B/L0/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NCATENATE([.K13];[.M13];&quot;/10&quot;;[.L13];&quot;/B1&quot;)" office:value-type="string" office:string-value="MA/B/L0/R1/1012/B1" calcext:value-type="string">
            <text:p>MA/B/L0/R1/1012/B1</text:p>
          </table:table-cell>
          <table:table-cell office:value-type="string" calcext:value-type="string">
            <text:p>MA/B/L0/R1/1012/B1</text:p>
          </table:table-cell>
        </table:table-row>
        <table:table-row table:style-name="ro2">
          <table:table-cell office:value-type="float" office:value="9663496735" calcext:value-type="float">
            <text:p>9663496735</text:p>
          </table:table-cell>
          <table:table-cell office:value-type="string" calcext:value-type="string">
            <text:p>DIVYA J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];&quot;/L&quot;;[.H14];&quot;/R&quot;)" office:value-type="string" office:string-value="MA/B/L0/R" calcext:value-type="string">
            <text:p>MA/B/L0/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NCATENATE([.K14];[.M14];&quot;/10&quot;;[.L14];&quot;/B1&quot;)" office:value-type="string" office:string-value="MA/B/L0/R1/1013/B1" calcext:value-type="string">
            <text:p>MA/B/L0/R1/1013/B1</text:p>
          </table:table-cell>
          <table:table-cell office:value-type="string" calcext:value-type="string">
            <text:p>MA/B/L0/R1/1013/B1</text:p>
          </table:table-cell>
        </table:table-row>
        <table:table-row table:style-name="ro2">
          <table:table-cell office:value-type="float" office:value="9790734705" calcext:value-type="float">
            <text:p>9790734705</text:p>
          </table:table-cell>
          <table:table-cell office:value-type="string" calcext:value-type="string">
            <text:p>HARIHARAN 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];&quot;/L&quot;;[.H15];&quot;/R&quot;)" office:value-type="string" office:string-value="MA/B/L0/R" calcext:value-type="string">
            <text:p>MA/B/L0/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[.K15];[.M15];&quot;/10&quot;;[.L15];&quot;/B1&quot;)" office:value-type="string" office:string-value="MA/B/L0/R1/1014/B1" calcext:value-type="string">
            <text:p>MA/B/L0/R1/1014/B1</text:p>
          </table:table-cell>
          <table:table-cell office:value-type="string" calcext:value-type="string">
            <text:p>MA/B/L0/R1/1014/B1</text:p>
          </table:table-cell>
        </table:table-row>
        <table:table-row table:style-name="ro2">
          <table:table-cell office:value-type="float" office:value="9790986986" calcext:value-type="float">
            <text:p>9790986986</text:p>
          </table:table-cell>
          <table:table-cell office:value-type="string" calcext:value-type="string">
            <text:p>HASINI G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];&quot;/L&quot;;[.H16];&quot;/R&quot;)" office:value-type="string" office:string-value="MA/B/L0/R" calcext:value-type="string">
            <text:p>MA/B/L0/R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[.K16];[.M16];&quot;/10&quot;;[.L16];&quot;/B1&quot;)" office:value-type="string" office:string-value="MA/B/L0/R1/1015/B1" calcext:value-type="string">
            <text:p>MA/B/L0/R1/1015/B1</text:p>
          </table:table-cell>
          <table:table-cell office:value-type="string" calcext:value-type="string">
            <text:p>MA/B/L0/R1/1015/B1</text:p>
          </table:table-cell>
        </table:table-row>
        <table:table-row table:style-name="ro2">
          <table:table-cell office:value-type="float" office:value="9754511764" calcext:value-type="float">
            <text:p>9754511764</text:p>
          </table:table-cell>
          <table:table-cell office:value-type="string" calcext:value-type="string">
            <text:p>IJYA AROR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];&quot;/L&quot;;[.H17];&quot;/R&quot;)" office:value-type="string" office:string-value="MA/B/L0/R" calcext:value-type="string">
            <text:p>MA/B/L0/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CONCATENATE([.K17];[.M17];&quot;/10&quot;;[.L17];&quot;/B1&quot;)" office:value-type="string" office:string-value="MA/B/L0/R1/1016/B1" calcext:value-type="string">
            <text:p>MA/B/L0/R1/1016/B1</text:p>
          </table:table-cell>
          <table:table-cell office:value-type="string" calcext:value-type="string">
            <text:p>MA/B/L0/R1/1016/B1</text:p>
          </table:table-cell>
        </table:table-row>
        <table:table-row table:style-name="ro2">
          <table:table-cell office:value-type="float" office:value="9551270770" calcext:value-type="float">
            <text:p>9551270770</text:p>
          </table:table-cell>
          <table:table-cell office:value-type="string" calcext:value-type="string">
            <text:p>KAPIL 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];&quot;/L&quot;;[.H18];&quot;/R&quot;)" office:value-type="string" office:string-value="MA/B/L0/R" calcext:value-type="string">
            <text:p>MA/B/L0/R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NCATENATE([.K18];[.M18];&quot;/10&quot;;[.L18];&quot;/B1&quot;)" office:value-type="string" office:string-value="MA/B/L0/R1/1017/B1" calcext:value-type="string">
            <text:p>MA/B/L0/R1/1017/B1</text:p>
          </table:table-cell>
          <table:table-cell office:value-type="string" calcext:value-type="string">
            <text:p>MA/B/L0/R1/1017/B1</text:p>
          </table:table-cell>
        </table:table-row>
        <table:table-row table:style-name="ro2">
          <table:table-cell office:value-type="float" office:value="9941332018" calcext:value-type="float">
            <text:p>9941332018</text:p>
          </table:table-cell>
          <table:table-cell office:value-type="string" calcext:value-type="string">
            <text:p>KATHIR M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];&quot;/L&quot;;[.H19];&quot;/R&quot;)" office:value-type="string" office:string-value="MA/B/L0/R" calcext:value-type="string">
            <text:p>MA/B/L0/R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NCATENATE([.K19];[.M19];&quot;/10&quot;;[.L19];&quot;/B1&quot;)" office:value-type="string" office:string-value="MA/B/L0/R1/1018/B1" calcext:value-type="string">
            <text:p>MA/B/L0/R1/1018/B1</text:p>
          </table:table-cell>
          <table:table-cell office:value-type="string" calcext:value-type="string">
            <text:p>MA/B/L0/R1/1018/B1</text:p>
          </table:table-cell>
        </table:table-row>
        <table:table-row table:style-name="ro2">
          <table:table-cell office:value-type="float" office:value="9789461145" calcext:value-type="float">
            <text:p>9789461145</text:p>
          </table:table-cell>
          <table:table-cell office:value-type="string" calcext:value-type="string">
            <text:p>KAVIN 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];&quot;/L&quot;;[.H20];&quot;/R&quot;)" office:value-type="string" office:string-value="MA/B/L0/R" calcext:value-type="string">
            <text:p>MA/B/L0/R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[.K20];[.M20];&quot;/10&quot;;[.L20];&quot;/B1&quot;)" office:value-type="string" office:string-value="MA/B/L0/R1/1019/B1" calcext:value-type="string">
            <text:p>MA/B/L0/R1/1019/B1</text:p>
          </table:table-cell>
          <table:table-cell office:value-type="string" calcext:value-type="string">
            <text:p>MA/B/L0/R1/1019/B1</text:p>
          </table:table-cell>
        </table:table-row>
        <table:table-row table:style-name="ro2">
          <table:table-cell office:value-type="float" office:value="8940128272" calcext:value-type="float">
            <text:p>8940128272</text:p>
          </table:table-cell>
          <table:table-cell office:value-type="string" calcext:value-type="string">
            <text:p>KUMARAN G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];&quot;/L&quot;;[.H21];&quot;/R&quot;)" office:value-type="string" office:string-value="MA/B/L0/R" calcext:value-type="string">
            <text:p>MA/B/L0/R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NCATENATE([.K21];[.M21];&quot;/10&quot;;[.L21];&quot;/B1&quot;)" office:value-type="string" office:string-value="MA/B/L0/R1/1020/B1" calcext:value-type="string">
            <text:p>MA/B/L0/R1/1020/B1</text:p>
          </table:table-cell>
          <table:table-cell office:value-type="string" calcext:value-type="string">
            <text:p>MA/B/L0/R1/1020/B1</text:p>
          </table:table-cell>
        </table:table-row>
        <table:table-row table:style-name="ro2">
          <table:table-cell office:value-type="float" office:value="9313575364" calcext:value-type="float">
            <text:p>9313575364</text:p>
          </table:table-cell>
          <table:table-cell office:value-type="string" calcext:value-type="string">
            <text:p>NRIPENDRANATH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];&quot;/L&quot;;[.H22];&quot;/R&quot;)" office:value-type="string" office:string-value="MA/B/L0/R" calcext:value-type="string">
            <text:p>MA/B/L0/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[.K22];[.M22];&quot;/10&quot;;[.L22];&quot;/B1&quot;)" office:value-type="string" office:string-value="MA/B/L0/R1/1021/B1" calcext:value-type="string">
            <text:p>MA/B/L0/R1/1021/B1</text:p>
          </table:table-cell>
          <table:table-cell office:value-type="string" calcext:value-type="string">
            <text:p>MA/B/L0/R1/1021/B1</text:p>
          </table:table-cell>
        </table:table-row>
        <table:table-row table:style-name="ro2">
          <table:table-cell office:value-type="float" office:value="9884067881" calcext:value-type="float">
            <text:p>9884067881</text:p>
          </table:table-cell>
          <table:table-cell office:value-type="string" calcext:value-type="string">
            <text:p>PRAVEEN KUMAR 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];&quot;/L&quot;;[.H23];&quot;/R&quot;)" office:value-type="string" office:string-value="MA/B/L0/R" calcext:value-type="string">
            <text:p>MA/B/L0/R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NCATENATE([.K23];[.M23];&quot;/10&quot;;[.L23];&quot;/B1&quot;)" office:value-type="string" office:string-value="MA/B/L0/R1/1022/B1" calcext:value-type="string">
            <text:p>MA/B/L0/R1/1022/B1</text:p>
          </table:table-cell>
          <table:table-cell office:value-type="string" calcext:value-type="string">
            <text:p>MA/B/L0/R1/1022/B1</text:p>
          </table:table-cell>
        </table:table-row>
        <table:table-row table:style-name="ro2">
          <table:table-cell office:value-type="float" office:value="9341812214" calcext:value-type="float">
            <text:p>9341812214</text:p>
          </table:table-cell>
          <table:table-cell office:value-type="string" calcext:value-type="string">
            <text:p>SAMARTH.H.V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];&quot;/L&quot;;[.H24];&quot;/R&quot;)" office:value-type="string" office:string-value="MA/B/L0/R" calcext:value-type="string">
            <text:p>MA/B/L0/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[.K24];[.M24];&quot;/10&quot;;[.L24];&quot;/B1&quot;)" office:value-type="string" office:string-value="MA/B/L0/R1/1023/B1" calcext:value-type="string">
            <text:p>MA/B/L0/R1/1023/B1</text:p>
          </table:table-cell>
          <table:table-cell office:value-type="string" calcext:value-type="string">
            <text:p>MA/B/L0/R1/1023/B1</text:p>
          </table:table-cell>
        </table:table-row>
        <table:table-row table:style-name="ro2">
          <table:table-cell office:value-type="float" office:value="9962904367" calcext:value-type="float">
            <text:p>9962904367</text:p>
          </table:table-cell>
          <table:table-cell office:value-type="string" calcext:value-type="string">
            <text:p>SANTHOSH KUMAR K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];&quot;/L&quot;;[.H25];&quot;/R&quot;)" office:value-type="string" office:string-value="MA/B/L0/R" calcext:value-type="string">
            <text:p>MA/B/L0/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CONCATENATE([.K25];[.M25];&quot;/10&quot;;[.L25];&quot;/B1&quot;)" office:value-type="string" office:string-value="MA/B/L0/R1/1024/B1" calcext:value-type="string">
            <text:p>MA/B/L0/R1/1024/B1</text:p>
          </table:table-cell>
          <table:table-cell office:value-type="string" calcext:value-type="string">
            <text:p>MA/B/L0/R1/1024/B1</text:p>
          </table:table-cell>
        </table:table-row>
        <table:table-row table:style-name="ro2">
          <table:table-cell office:value-type="float" office:value="9884377494" calcext:value-type="float">
            <text:p>9884377494</text:p>
          </table:table-cell>
          <table:table-cell office:value-type="string" calcext:value-type="string">
            <text:p>SHAM RAJA KUMARAN L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6];&quot;/L&quot;;[.H26];&quot;/R&quot;)" office:value-type="string" office:string-value="MA/B/L0/R" calcext:value-type="string">
            <text:p>MA/B/L0/R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NCATENATE([.K26];[.M26];&quot;/10&quot;;[.L26];&quot;/B1&quot;)" office:value-type="string" office:string-value="MA/B/L0/R1/1025/B1" calcext:value-type="string">
            <text:p>MA/B/L0/R1/1025/B1</text:p>
          </table:table-cell>
          <table:table-cell office:value-type="string" calcext:value-type="string">
            <text:p>MA/B/L0/R1/1025/B1</text:p>
          </table:table-cell>
        </table:table-row>
        <table:table-row table:style-name="ro2">
          <table:table-cell office:value-type="float" office:value="8269451244" calcext:value-type="float">
            <text:p>8269451244</text:p>
          </table:table-cell>
          <table:table-cell office:value-type="string" calcext:value-type="string">
            <text:p>SHREYANSH KANERE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7];&quot;/L&quot;;[.H27];&quot;/R&quot;)" office:value-type="string" office:string-value="MA/B/L0/R" calcext:value-type="string">
            <text:p>MA/B/L0/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[.K27];[.M27];&quot;/10&quot;;[.L27];&quot;/B1&quot;)" office:value-type="string" office:string-value="MA/B/L0/R1/1026/B1" calcext:value-type="string">
            <text:p>MA/B/L0/R1/1026/B1</text:p>
          </table:table-cell>
          <table:table-cell office:value-type="string" calcext:value-type="string">
            <text:p>MA/B/L0/R1/1026/B1</text:p>
          </table:table-cell>
        </table:table-row>
        <table:table-row table:style-name="ro2">
          <table:table-cell office:value-type="float" office:value="8618853293" calcext:value-type="float">
            <text:p>8618853293</text:p>
          </table:table-cell>
          <table:table-cell office:value-type="string" calcext:value-type="string">
            <text:p>SHREYANSHI PANIGRA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8];&quot;/L&quot;;[.H28];&quot;/R&quot;)" office:value-type="string" office:string-value="MA/B/L0/R" calcext:value-type="string">
            <text:p>MA/B/L0/R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CONCATENATE([.K28];[.M28];&quot;/10&quot;;[.L28];&quot;/B1&quot;)" office:value-type="string" office:string-value="MA/B/L0/R1/1027/B1" calcext:value-type="string">
            <text:p>MA/B/L0/R1/1027/B1</text:p>
          </table:table-cell>
          <table:table-cell office:value-type="string" calcext:value-type="string">
            <text:p>MA/B/L0/R1/1027/B1</text:p>
          </table:table-cell>
        </table:table-row>
        <table:table-row table:style-name="ro2">
          <table:table-cell office:value-type="float" office:value="9791071113" calcext:value-type="float">
            <text:p>9791071113</text:p>
          </table:table-cell>
          <table:table-cell office:value-type="string" calcext:value-type="string">
            <text:p>SUNJAIY PRAKKASH K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9];&quot;/L&quot;;[.H29];&quot;/R&quot;)" office:value-type="string" office:string-value="MA/B/L0/R" calcext:value-type="string">
            <text:p>MA/B/L0/R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[.K29];[.M29];&quot;/10&quot;;[.L29];&quot;/B1&quot;)" office:value-type="string" office:string-value="MA/B/L0/R1/1028/B1" calcext:value-type="string">
            <text:p>MA/B/L0/R1/1028/B1</text:p>
          </table:table-cell>
          <table:table-cell office:value-type="string" calcext:value-type="string">
            <text:p>MA/B/L0/R1/1028/B1</text:p>
          </table:table-cell>
        </table:table-row>
        <table:table-row table:style-name="ro2">
          <table:table-cell office:value-type="float" office:value="8807170547" calcext:value-type="float">
            <text:p>8807170547</text:p>
          </table:table-cell>
          <table:table-cell office:value-type="string" calcext:value-type="string">
            <text:p>THARUN 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0];&quot;/L&quot;;[.H30];&quot;/R&quot;)" office:value-type="string" office:string-value="MA/B/L0/R" calcext:value-type="string">
            <text:p>MA/B/L0/R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[.K30];[.M30];&quot;/10&quot;;[.L30];&quot;/B1&quot;)" office:value-type="string" office:string-value="MA/B/L0/R1/1029/B1" calcext:value-type="string">
            <text:p>MA/B/L0/R1/1029/B1</text:p>
          </table:table-cell>
          <table:table-cell office:value-type="string" calcext:value-type="string">
            <text:p>MA/B/L0/R1/1029/B1</text:p>
          </table:table-cell>
        </table:table-row>
        <table:table-row table:style-name="ro2">
          <table:table-cell office:value-type="float" office:value="9632362121" calcext:value-type="float">
            <text:p>9632362121</text:p>
          </table:table-cell>
          <table:table-cell office:value-type="string" calcext:value-type="string">
            <text:p>TIA MARIA BINU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1];&quot;/L&quot;;[.H31];&quot;/R&quot;)" office:value-type="string" office:string-value="MA/B/L0/R" calcext:value-type="string">
            <text:p>MA/B/L0/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[.K31];[.M31];&quot;/10&quot;;[.L31];&quot;/B1&quot;)" office:value-type="string" office:string-value="MA/B/L0/R1/1030/B1" calcext:value-type="string">
            <text:p>MA/B/L0/R1/1030/B1</text:p>
          </table:table-cell>
          <table:table-cell office:value-type="string" calcext:value-type="string">
            <text:p>MA/B/L0/R1/1030/B1</text:p>
          </table:table-cell>
        </table:table-row>
        <table:table-row table:style-name="ro2">
          <table:table-cell office:value-type="float" office:value="9978491627" calcext:value-type="float">
            <text:p>9978491627</text:p>
          </table:table-cell>
          <table:table-cell office:value-type="string" calcext:value-type="string">
            <text:p>VAGHANI JAINAM NIL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2];&quot;/L&quot;;[.H32];&quot;/R&quot;)" office:value-type="string" office:string-value="MA/B/L0/R" calcext:value-type="string">
            <text:p>MA/B/L0/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[.K32];[.M32];&quot;/10&quot;;[.L32];&quot;/B1&quot;)" office:value-type="string" office:string-value="MA/B/L0/R1/1031/B1" calcext:value-type="string">
            <text:p>MA/B/L0/R1/1031/B1</text:p>
          </table:table-cell>
          <table:table-cell office:value-type="string" calcext:value-type="string">
            <text:p>MA/B/L0/R1/1031/B1</text:p>
          </table:table-cell>
        </table:table-row>
        <table:table-row table:style-name="ro2">
          <table:table-cell office:value-type="float" office:value="9327773801" calcext:value-type="float">
            <text:p>9327773801</text:p>
          </table:table-cell>
          <table:table-cell office:value-type="string" calcext:value-type="string">
            <text:p>VAGHANI SHREEL JIGN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3];&quot;/L&quot;;[.H33];&quot;/R&quot;)" office:value-type="string" office:string-value="MA/B/L0/R" calcext:value-type="string">
            <text:p>MA/B/L0/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[.K33];[.M33];&quot;/10&quot;;[.L33];&quot;/B1&quot;)" office:value-type="string" office:string-value="MA/B/L0/R1/1032/B1" calcext:value-type="string">
            <text:p>MA/B/L0/R1/1032/B1</text:p>
          </table:table-cell>
          <table:table-cell office:value-type="string" calcext:value-type="string">
            <text:p>MA/B/L0/R1/1032/B1</text:p>
          </table:table-cell>
        </table:table-row>
        <table:table-row table:style-name="ro2">
          <table:table-cell office:value-type="float" office:value="8120422001" calcext:value-type="float">
            <text:p>8120422001</text:p>
          </table:table-cell>
          <table:table-cell office:value-type="string" calcext:value-type="string">
            <text:p>ADITYA PRATAP SINGH RAJAWA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4];&quot;/L&quot;;[.H34];&quot;/R&quot;)" office:value-type="string" office:string-value="MA/C/L0/R" calcext:value-type="string">
            <text:p>MA/C/L0/R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CONCATENATE([.K34];[.M34];&quot;/10&quot;;[.L34];&quot;/B1&quot;)" office:value-type="string" office:string-value="MA/C/L0/R1/1033/B1" calcext:value-type="string">
            <text:p>MA/C/L0/R1/1033/B1</text:p>
          </table:table-cell>
          <table:table-cell office:value-type="string" calcext:value-type="string">
            <text:p>MA/C/L0/R1/1033/B1</text:p>
          </table:table-cell>
        </table:table-row>
        <table:table-row table:style-name="ro2">
          <table:table-cell office:value-type="float" office:value="9940573567" calcext:value-type="float">
            <text:p>9940573567</text:p>
          </table:table-cell>
          <table:table-cell office:value-type="string" calcext:value-type="string">
            <text:p>DEVAPRIYA K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5];&quot;/L&quot;;[.H35];&quot;/R&quot;)" office:value-type="string" office:string-value="MA/C/L0/R" calcext:value-type="string">
            <text:p>MA/C/L0/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[.K35];[.M35];&quot;/10&quot;;[.L35];&quot;/B1&quot;)" office:value-type="string" office:string-value="MA/C/L0/R1/1034/B1" calcext:value-type="string">
            <text:p>MA/C/L0/R1/1034/B1</text:p>
          </table:table-cell>
          <table:table-cell office:value-type="string" calcext:value-type="string">
            <text:p>MA/C/L0/R1/1034/B1</text:p>
          </table:table-cell>
        </table:table-row>
        <table:table-row table:style-name="ro2">
          <table:table-cell office:value-type="float" office:value="9826261006" calcext:value-type="float">
            <text:p>9826261006</text:p>
          </table:table-cell>
          <table:table-cell office:value-type="string" calcext:value-type="string">
            <text:p>DIVYADITYA CHAUH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6];&quot;/L&quot;;[.H36];&quot;/R&quot;)" office:value-type="string" office:string-value="MA/C/L0/R" calcext:value-type="string">
            <text:p>MA/C/L0/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CONCATENATE([.K36];[.M36];&quot;/10&quot;;[.L36];&quot;/B1&quot;)" office:value-type="string" office:string-value="MA/C/L0/R1/1035/B1" calcext:value-type="string">
            <text:p>MA/C/L0/R1/1035/B1</text:p>
          </table:table-cell>
          <table:table-cell office:value-type="string" calcext:value-type="string">
            <text:p>MA/C/L0/R1/1035/B1</text:p>
          </table:table-cell>
        </table:table-row>
        <table:table-row table:style-name="ro2">
          <table:table-cell office:value-type="float" office:value="9176170895" calcext:value-type="float">
            <text:p>9176170895</text:p>
          </table:table-cell>
          <table:table-cell office:value-type="string" calcext:value-type="string">
            <text:p>MONISHKUM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7];&quot;/L&quot;;[.H37];&quot;/R&quot;)" office:value-type="string" office:string-value="MA/C/L0/R" calcext:value-type="string">
            <text:p>MA/C/L0/R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CONCATENATE([.K37];[.M37];&quot;/10&quot;;[.L37];&quot;/B1&quot;)" office:value-type="string" office:string-value="MA/C/L0/R1/1036/B1" calcext:value-type="string">
            <text:p>MA/C/L0/R1/1036/B1</text:p>
          </table:table-cell>
          <table:table-cell office:value-type="string" calcext:value-type="string">
            <text:p>MA/C/L0/R1/1036/B1</text:p>
          </table:table-cell>
        </table:table-row>
        <table:table-row table:style-name="ro2">
          <table:table-cell office:value-type="float" office:value="8120657883" calcext:value-type="float">
            <text:p>8120657883</text:p>
          </table:table-cell>
          <table:table-cell office:value-type="string" calcext:value-type="string">
            <text:p>PARINITA KUSHW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8];&quot;/L&quot;;[.H38];&quot;/R&quot;)" office:value-type="string" office:string-value="MA/C/L0/R" calcext:value-type="string">
            <text:p>MA/C/L0/R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CONCATENATE([.K38];[.M38];&quot;/10&quot;;[.L38];&quot;/B1&quot;)" office:value-type="string" office:string-value="MA/C/L0/R2/1037/B1" calcext:value-type="string">
            <text:p>MA/C/L0/R2/1037/B1</text:p>
          </table:table-cell>
          <table:table-cell office:value-type="string" calcext:value-type="string">
            <text:p>MA/C/L0/R2/1037/B1</text:p>
          </table:table-cell>
        </table:table-row>
        <table:table-row table:style-name="ro2">
          <table:table-cell office:value-type="float" office:value="8238248909" calcext:value-type="float">
            <text:p>8238248909</text:p>
          </table:table-cell>
          <table:table-cell office:value-type="string" calcext:value-type="string">
            <text:p>SINGALA VISHVA MAH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Gajera Centre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39];&quot;/L&quot;;[.H39];&quot;/R&quot;)" office:value-type="string" office:string-value="MA/C/L0/R" calcext:value-type="string">
            <text:p>MA/C/L0/R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[.K39];[.M39];&quot;/10&quot;;[.L39];&quot;/B1&quot;)" office:value-type="string" office:string-value="MA/C/L0/R2/1038/B1" calcext:value-type="string">
            <text:p>MA/C/L0/R2/1038/B1</text:p>
          </table:table-cell>
          <table:table-cell office:value-type="string" calcext:value-type="string">
            <text:p>MA/C/L0/R2/1038/B1</text:p>
          </table:table-cell>
        </table:table-row>
        <table:table-row table:style-name="ro2">
          <table:table-cell office:value-type="float" office:value="9638243412" calcext:value-type="float">
            <text:p>9638243412</text:p>
          </table:table-cell>
          <table:table-cell office:value-type="string" calcext:value-type="string">
            <text:p>TANNA JAY BALMUKUND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abholi Centre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0];&quot;/L&quot;;[.H40];&quot;/R&quot;)" office:value-type="string" office:string-value="MA/C/L0/R" calcext:value-type="string">
            <text:p>MA/C/L0/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CONCATENATE([.K40];[.M40];&quot;/10&quot;;[.L40];&quot;/B1&quot;)" office:value-type="string" office:string-value="MA/C/L0/R2/1039/B1" calcext:value-type="string">
            <text:p>MA/C/L0/R2/1039/B1</text:p>
          </table:table-cell>
          <table:table-cell office:value-type="string" calcext:value-type="string">
            <text:p>MA/C/L0/R2/1039/B1</text:p>
          </table:table-cell>
        </table:table-row>
        <table:table-row table:style-name="ro2">
          <table:table-cell office:value-type="float" office:value="9998787108" calcext:value-type="float">
            <text:p>9998787108</text:p>
          </table:table-cell>
          <table:table-cell office:value-type="string" calcext:value-type="string">
            <text:p>VAGHANI PRACHI NIL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1];&quot;/L&quot;;[.H41];&quot;/R&quot;)" office:value-type="string" office:string-value="MA/C/L0/R" calcext:value-type="string">
            <text:p>MA/C/L0/R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CONCATENATE([.K41];[.M41];&quot;/10&quot;;[.L41];&quot;/B1&quot;)" office:value-type="string" office:string-value="MA/C/L0/R2/1040/B1" calcext:value-type="string">
            <text:p>MA/C/L0/R2/1040/B1</text:p>
          </table:table-cell>
          <table:table-cell office:value-type="string" calcext:value-type="string">
            <text:p>MA/C/L0/R2/1040/B1</text:p>
          </table:table-cell>
        </table:table-row>
        <table:table-row table:style-name="ro2">
          <table:table-cell office:value-type="float" office:value="6361688610" calcext:value-type="float">
            <text:p>6361688610</text:p>
          </table:table-cell>
          <table:table-cell office:value-type="string" calcext:value-type="string">
            <text:p>ARUN D HANAMSAG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2];&quot;/L&quot;;[.H42];&quot;/R&quot;)" office:value-type="string" office:string-value="MA/D/L0/R" calcext:value-type="string">
            <text:p>MA/D/L0/R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CONCATENATE([.K42];[.M42];&quot;/10&quot;;[.L42];&quot;/B1&quot;)" office:value-type="string" office:string-value="MA/D/L0/R2/1041/B1" calcext:value-type="string">
            <text:p>MA/D/L0/R2/1041/B1</text:p>
          </table:table-cell>
          <table:table-cell office:value-type="string" calcext:value-type="string">
            <text:p>MA/D/L0/R2/1041/B1</text:p>
          </table:table-cell>
        </table:table-row>
        <table:table-row table:style-name="ro2">
          <table:table-cell office:value-type="float" office:value="8073635546" calcext:value-type="float">
            <text:p>8073635546</text:p>
          </table:table-cell>
          <table:table-cell office:value-type="string" calcext:value-type="string">
            <text:p>OM SURESH HOSAM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3];&quot;/L&quot;;[.H43];&quot;/R&quot;)" office:value-type="string" office:string-value="MA/D/L0/R" calcext:value-type="string">
            <text:p>MA/D/L0/R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[.K43];[.M43];&quot;/10&quot;;[.L43];&quot;/B1&quot;)" office:value-type="string" office:string-value="MA/D/L0/R2/1042/B1" calcext:value-type="string">
            <text:p>MA/D/L0/R2/1042/B1</text:p>
          </table:table-cell>
          <table:table-cell office:value-type="string" calcext:value-type="string">
            <text:p>MA/D/L0/R2/1042/B1</text:p>
          </table:table-cell>
        </table:table-row>
        <table:table-row table:style-name="ro2">
          <table:table-cell office:value-type="float" office:value="9600147415" calcext:value-type="float">
            <text:p>9600147415</text:p>
          </table:table-cell>
          <table:table-cell office:value-type="string" calcext:value-type="string">
            <text:p>SINDHU 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4];&quot;/L&quot;;[.H44];&quot;/R&quot;)" office:value-type="string" office:string-value="MA/D/L0/R" calcext:value-type="string">
            <text:p>MA/D/L0/R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CONCATENATE([.K44];[.M44];&quot;/10&quot;;[.L44];&quot;/B1&quot;)" office:value-type="string" office:string-value="MA/D/L0/R2/1043/B1" calcext:value-type="string">
            <text:p>MA/D/L0/R2/1043/B1</text:p>
          </table:table-cell>
          <table:table-cell office:value-type="string" calcext:value-type="string">
            <text:p>MA/D/L0/R2/1043/B1</text:p>
          </table:table-cell>
        </table:table-row>
        <table:table-row table:style-name="ro2">
          <table:table-cell office:value-type="float" office:value="9825603198" calcext:value-type="float">
            <text:p>9825603198</text:p>
          </table:table-cell>
          <table:table-cell office:value-type="string" calcext:value-type="string">
            <text:p>BHUVA YASHV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5];&quot;/L&quot;;[.H45];&quot;/R&quot;)" office:value-type="string" office:string-value="MA/A/L1/R" calcext:value-type="string">
            <text:p>MA/A/L1/R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[.K45];[.M45];&quot;/10&quot;;[.L45];&quot;/B1&quot;)" office:value-type="string" office:string-value="MA/A/L1/R2/1044/B1" calcext:value-type="string">
            <text:p>MA/A/L1/R2/1044/B1</text:p>
          </table:table-cell>
          <table:table-cell office:value-type="string" calcext:value-type="string">
            <text:p>MA/A/L1/R2/1044/B1</text:p>
          </table:table-cell>
        </table:table-row>
        <table:table-row table:style-name="ro2">
          <table:table-cell office:value-type="float" office:value="9609237942" calcext:value-type="float">
            <text:p>9609237942</text:p>
          </table:table-cell>
          <table:table-cell office:value-type="string" calcext:value-type="string">
            <text:p>JAHIN ISLA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6];&quot;/L&quot;;[.H46];&quot;/R&quot;)" office:value-type="string" office:string-value="MA/A/L1/R" calcext:value-type="string">
            <text:p>MA/A/L1/R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CONCATENATE([.K46];[.M46];&quot;/10&quot;;[.L46];&quot;/B1&quot;)" office:value-type="string" office:string-value="MA/A/L1/R2/1045/B1" calcext:value-type="string">
            <text:p>MA/A/L1/R2/1045/B1</text:p>
          </table:table-cell>
          <table:table-cell office:value-type="string" calcext:value-type="string">
            <text:p>MA/A/L1/R2/1045/B1</text:p>
          </table:table-cell>
        </table:table-row>
        <table:table-row table:style-name="ro2">
          <table:table-cell office:value-type="float" office:value="9825299339" calcext:value-type="float">
            <text:p>9825299339</text:p>
          </table:table-cell>
          <table:table-cell office:value-type="string" calcext:value-type="string">
            <text:p>MANIT SACHIN GARAL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lawad Road</text:p>
          </table:table-cell>
          <table:table-cell office:value-type="float" office:value="8040" calcext:value-type="float">
            <text:p>804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7];&quot;/L&quot;;[.H47];&quot;/R&quot;)" office:value-type="string" office:string-value="MA/A/L1/R" calcext:value-type="string">
            <text:p>MA/A/L1/R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[.K47];[.M47];&quot;/10&quot;;[.L47];&quot;/B1&quot;)" office:value-type="string" office:string-value="MA/A/L1/R2/1046/B1" calcext:value-type="string">
            <text:p>MA/A/L1/R2/1046/B1</text:p>
          </table:table-cell>
          <table:table-cell office:value-type="string" calcext:value-type="string">
            <text:p>MA/A/L1/R2/1046/B1</text:p>
          </table:table-cell>
        </table:table-row>
        <table:table-row table:style-name="ro2">
          <table:table-cell office:value-type="float" office:value="9474749721" calcext:value-type="float">
            <text:p>9474749721</text:p>
          </table:table-cell>
          <table:table-cell office:value-type="string" calcext:value-type="string">
            <text:p>PARNAVI GHO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8];&quot;/L&quot;;[.H48];&quot;/R&quot;)" office:value-type="string" office:string-value="MA/A/L1/R" calcext:value-type="string">
            <text:p>MA/A/L1/R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CONCATENATE([.K48];[.M48];&quot;/10&quot;;[.L48];&quot;/B1&quot;)" office:value-type="string" office:string-value="MA/A/L1/R2/1047/B1" calcext:value-type="string">
            <text:p>MA/A/L1/R2/1047/B1</text:p>
          </table:table-cell>
          <table:table-cell office:value-type="string" calcext:value-type="string">
            <text:p>MA/A/L1/R2/1047/B1</text:p>
          </table:table-cell>
        </table:table-row>
        <table:table-row table:style-name="ro2">
          <table:table-cell office:value-type="float" office:value="9828914407" calcext:value-type="float">
            <text:p>9828914407</text:p>
          </table:table-cell>
          <table:table-cell office:value-type="string" calcext:value-type="string">
            <text:p>RACHITA CHANDN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49];&quot;/L&quot;;[.H49];&quot;/R&quot;)" office:value-type="string" office:string-value="MA/A/L1/R" calcext:value-type="string">
            <text:p>MA/A/L1/R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[.K49];[.M49];&quot;/10&quot;;[.L49];&quot;/B1&quot;)" office:value-type="string" office:string-value="MA/A/L1/R2/1048/B1" calcext:value-type="string">
            <text:p>MA/A/L1/R2/1048/B1</text:p>
          </table:table-cell>
          <table:table-cell office:value-type="string" calcext:value-type="string">
            <text:p>MA/A/L1/R2/1048/B1</text:p>
          </table:table-cell>
        </table:table-row>
        <table:table-row table:style-name="ro2">
          <table:table-cell office:value-type="float" office:value="9429507513" calcext:value-type="float">
            <text:p>9429507513</text:p>
          </table:table-cell>
          <table:table-cell office:value-type="string" calcext:value-type="string">
            <text:p>RIVAA PRATIKBHAI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0];&quot;/L&quot;;[.H50];&quot;/R&quot;)" office:value-type="string" office:string-value="MA/A/L1/R" calcext:value-type="string">
            <text:p>MA/A/L1/R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CONCATENATE([.K50];[.M50];&quot;/10&quot;;[.L50];&quot;/B1&quot;)" office:value-type="string" office:string-value="MA/A/L1/R2/1049/B1" calcext:value-type="string">
            <text:p>MA/A/L1/R2/1049/B1</text:p>
          </table:table-cell>
          <table:table-cell office:value-type="string" calcext:value-type="string">
            <text:p>MA/A/L1/R2/1049/B1</text:p>
          </table:table-cell>
        </table:table-row>
        <table:table-row table:style-name="ro2">
          <table:table-cell office:value-type="float" office:value="9679390920" calcext:value-type="float">
            <text:p>9679390920</text:p>
          </table:table-cell>
          <table:table-cell office:value-type="string" calcext:value-type="string">
            <text:p>SASMIT SANY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1];&quot;/L&quot;;[.H51];&quot;/R&quot;)" office:value-type="string" office:string-value="MA/A/L1/R" calcext:value-type="string">
            <text:p>MA/A/L1/R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[.K51];[.M51];&quot;/10&quot;;[.L51];&quot;/B1&quot;)" office:value-type="string" office:string-value="MA/A/L1/R2/1050/B1" calcext:value-type="string">
            <text:p>MA/A/L1/R2/1050/B1</text:p>
          </table:table-cell>
          <table:table-cell office:value-type="string" calcext:value-type="string">
            <text:p>MA/A/L1/R2/1050/B1</text:p>
          </table:table-cell>
        </table:table-row>
        <table:table-row table:style-name="ro2">
          <table:table-cell office:value-type="float" office:value="8056338405" calcext:value-type="float">
            <text:p>8056338405</text:p>
          </table:table-cell>
          <table:table-cell office:value-type="string" calcext:value-type="string">
            <text:p>TANUSHREE DUBAS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2];&quot;/L&quot;;[.H52];&quot;/R&quot;)" office:value-type="string" office:string-value="MA/A/L1/R" calcext:value-type="string">
            <text:p>MA/A/L1/R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CONCATENATE([.K52];[.M52];&quot;/10&quot;;[.L52];&quot;/B1&quot;)" office:value-type="string" office:string-value="MA/A/L1/R2/1051/B1" calcext:value-type="string">
            <text:p>MA/A/L1/R2/1051/B1</text:p>
          </table:table-cell>
          <table:table-cell office:value-type="string" calcext:value-type="string">
            <text:p>MA/A/L1/R2/1051/B1</text:p>
          </table:table-cell>
        </table:table-row>
        <table:table-row table:style-name="ro2">
          <table:table-cell office:value-type="float" office:value="9265379262" calcext:value-type="float">
            <text:p>9265379262</text:p>
          </table:table-cell>
          <table:table-cell office:value-type="string" calcext:value-type="string">
            <text:p>TRIZAL MAJUMDE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udasan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3];&quot;/L&quot;;[.H53];&quot;/R&quot;)" office:value-type="string" office:string-value="MA/A/L1/R" calcext:value-type="string">
            <text:p>MA/A/L1/R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CONCATENATE([.K53];[.M53];&quot;/10&quot;;[.L53];&quot;/B1&quot;)" office:value-type="string" office:string-value="MA/A/L1/R2/1052/B1" calcext:value-type="string">
            <text:p>MA/A/L1/R2/1052/B1</text:p>
          </table:table-cell>
          <table:table-cell office:value-type="string" calcext:value-type="string">
            <text:p>MA/A/L1/R2/1052/B1</text:p>
          </table:table-cell>
        </table:table-row>
        <table:table-row table:style-name="ro2">
          <table:table-cell office:value-type="float" office:value="9909990622" calcext:value-type="float">
            <text:p>9909990622</text:p>
          </table:table-cell>
          <table:table-cell office:value-type="string" calcext:value-type="string">
            <text:p>AARAV N NASHI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esu</text:p>
          </table:table-cell>
          <table:table-cell office:value-type="float" office:value="8044" calcext:value-type="float">
            <text:p>804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4];&quot;/L&quot;;[.H54];&quot;/R&quot;)" office:value-type="string" office:string-value="MA/B/L1/R" calcext:value-type="string">
            <text:p>MA/B/L1/R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CONCATENATE([.K54];[.M54];&quot;/10&quot;;[.L54];&quot;/B1&quot;)" office:value-type="string" office:string-value="MA/B/L1/R2/1053/B1" calcext:value-type="string">
            <text:p>MA/B/L1/R2/1053/B1</text:p>
          </table:table-cell>
          <table:table-cell office:value-type="string" calcext:value-type="string">
            <text:p>MA/B/L1/R2/1053/B1</text:p>
          </table:table-cell>
        </table:table-row>
        <table:table-row table:style-name="ro2">
          <table:table-cell office:value-type="float" office:value="9610326697" calcext:value-type="float">
            <text:p>961032669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5];&quot;/L&quot;;[.H55];&quot;/R&quot;)" office:value-type="string" office:string-value="MA/B/L1/R" calcext:value-type="string">
            <text:p>MA/B/L1/R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CONCATENATE([.K55];[.M55];&quot;/10&quot;;[.L55];&quot;/B1&quot;)" office:value-type="string" office:string-value="MA/B/L1/R2/1054/B1" calcext:value-type="string">
            <text:p>MA/B/L1/R2/1054/B1</text:p>
          </table:table-cell>
          <table:table-cell office:value-type="string" calcext:value-type="string">
            <text:p>MA/B/L1/R2/1054/B1</text:p>
          </table:table-cell>
        </table:table-row>
        <table:table-row table:style-name="ro2">
          <table:table-cell office:value-type="float" office:value="7012711614" calcext:value-type="float">
            <text:p>7012711614</text:p>
          </table:table-cell>
          <table:table-cell office:value-type="string" calcext:value-type="string">
            <text:p>ABRAM ELDHO BINU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6];&quot;/L&quot;;[.H56];&quot;/R&quot;)" office:value-type="string" office:string-value="MA/B/L1/R" calcext:value-type="string">
            <text:p>MA/B/L1/R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CONCATENATE([.K56];[.M56];&quot;/10&quot;;[.L56];&quot;/B1&quot;)" office:value-type="string" office:string-value="MA/B/L1/R2/1055/B1" calcext:value-type="string">
            <text:p>MA/B/L1/R2/1055/B1</text:p>
          </table:table-cell>
          <table:table-cell office:value-type="string" calcext:value-type="string">
            <text:p>MA/B/L1/R2/1055/B1</text:p>
          </table:table-cell>
        </table:table-row>
        <table:table-row table:style-name="ro2">
          <table:table-cell office:value-type="float" office:value="7076091793" calcext:value-type="float">
            <text:p>7076091793</text:p>
          </table:table-cell>
          <table:table-cell office:value-type="string" calcext:value-type="string">
            <text:p>ANIRUDDHA SE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7];&quot;/L&quot;;[.H57];&quot;/R&quot;)" office:value-type="string" office:string-value="MA/B/L1/R" calcext:value-type="string">
            <text:p>MA/B/L1/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CONCATENATE([.K57];[.M57];&quot;/10&quot;;[.L57];&quot;/B1&quot;)" office:value-type="string" office:string-value="MA/B/L1/R2/1056/B1" calcext:value-type="string">
            <text:p>MA/B/L1/R2/1056/B1</text:p>
          </table:table-cell>
          <table:table-cell office:value-type="string" calcext:value-type="string">
            <text:p>MA/B/L1/R2/1056/B1</text:p>
          </table:table-cell>
        </table:table-row>
        <table:table-row table:style-name="ro2">
          <table:table-cell office:value-type="float" office:value="9109914200" calcext:value-type="float">
            <text:p>9109914200</text:p>
          </table:table-cell>
          <table:table-cell office:value-type="string" calcext:value-type="string">
            <text:p>ARNAV SHRIVASTAV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8];&quot;/L&quot;;[.H58];&quot;/R&quot;)" office:value-type="string" office:string-value="MA/B/L1/R" calcext:value-type="string">
            <text:p>MA/B/L1/R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CONCATENATE([.K58];[.M58];&quot;/10&quot;;[.L58];&quot;/B1&quot;)" office:value-type="string" office:string-value="MA/B/L1/R2/1057/B1" calcext:value-type="string">
            <text:p>MA/B/L1/R2/1057/B1</text:p>
          </table:table-cell>
          <table:table-cell office:value-type="string" calcext:value-type="string">
            <text:p>MA/B/L1/R2/1057/B1</text:p>
          </table:table-cell>
        </table:table-row>
        <table:table-row table:style-name="ro2">
          <table:table-cell office:value-type="float" office:value="9685850430" calcext:value-type="float">
            <text:p>9685850430</text:p>
          </table:table-cell>
          <table:table-cell office:value-type="string" calcext:value-type="string">
            <text:p>AVYA NARUL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59];&quot;/L&quot;;[.H59];&quot;/R&quot;)" office:value-type="string" office:string-value="MA/B/L1/R" calcext:value-type="string">
            <text:p>MA/B/L1/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CONCATENATE([.K59];[.M59];&quot;/10&quot;;[.L59];&quot;/B1&quot;)" office:value-type="string" office:string-value="MA/B/L1/R2/1058/B1" calcext:value-type="string">
            <text:p>MA/B/L1/R2/1058/B1</text:p>
          </table:table-cell>
          <table:table-cell office:value-type="string" calcext:value-type="string">
            <text:p>MA/B/L1/R2/1058/B1</text:p>
          </table:table-cell>
        </table:table-row>
        <table:table-row table:style-name="ro2">
          <table:table-cell office:value-type="float" office:value="9749641586" calcext:value-type="float">
            <text:p>9749641586</text:p>
          </table:table-cell>
          <table:table-cell office:value-type="string" calcext:value-type="string">
            <text:p>AYAN ISLA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0];&quot;/L&quot;;[.H60];&quot;/R&quot;)" office:value-type="string" office:string-value="MA/B/L1/R" calcext:value-type="string">
            <text:p>MA/B/L1/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CONCATENATE([.K60];[.M60];&quot;/10&quot;;[.L60];&quot;/B1&quot;)" office:value-type="string" office:string-value="MA/B/L1/R2/1059/B1" calcext:value-type="string">
            <text:p>MA/B/L1/R2/1059/B1</text:p>
          </table:table-cell>
          <table:table-cell office:value-type="string" calcext:value-type="string">
            <text:p>MA/B/L1/R2/1059/B1</text:p>
          </table:table-cell>
        </table:table-row>
        <table:table-row table:style-name="ro2">
          <table:table-cell office:value-type="float" office:value="9824854524" calcext:value-type="float">
            <text:p>9824854524</text:p>
          </table:table-cell>
          <table:table-cell office:value-type="string" calcext:value-type="string">
            <text:p>DESAI RENI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1];&quot;/L&quot;;[.H61];&quot;/R&quot;)" office:value-type="string" office:string-value="MA/B/L1/R" calcext:value-type="string">
            <text:p>MA/B/L1/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CONCATENATE([.K61];[.M61];&quot;/10&quot;;[.L61];&quot;/B1&quot;)" office:value-type="string" office:string-value="MA/B/L1/R2/1060/B1" calcext:value-type="string">
            <text:p>MA/B/L1/R2/1060/B1</text:p>
          </table:table-cell>
          <table:table-cell office:value-type="string" calcext:value-type="string">
            <text:p>MA/B/L1/R2/1060/B1</text:p>
          </table:table-cell>
        </table:table-row>
        <table:table-row table:style-name="ro2">
          <table:table-cell office:value-type="float" office:value="9774180876" calcext:value-type="float">
            <text:p>9774180876</text:p>
          </table:table-cell>
          <table:table-cell office:value-type="string" calcext:value-type="string">
            <text:p>DISHA MAJUMD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G.B.Centre</text:p>
          </table:table-cell>
          <table:table-cell office:value-type="float" office:value="6714" calcext:value-type="float">
            <text:p>6714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2];&quot;/L&quot;;[.H62];&quot;/R&quot;)" office:value-type="string" office:string-value="MA/B/L1/R" calcext:value-type="string">
            <text:p>MA/B/L1/R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CONCATENATE([.K62];[.M62];&quot;/10&quot;;[.L62];&quot;/B1&quot;)" office:value-type="string" office:string-value="MA/B/L1/R2/1061/B1" calcext:value-type="string">
            <text:p>MA/B/L1/R2/1061/B1</text:p>
          </table:table-cell>
          <table:table-cell office:value-type="string" calcext:value-type="string">
            <text:p>MA/B/L1/R2/1061/B1</text:p>
          </table:table-cell>
        </table:table-row>
        <table:table-row table:style-name="ro2">
          <table:table-cell office:value-type="float" office:value="7990698153" calcext:value-type="float">
            <text:p>7990698153</text:p>
          </table:table-cell>
          <table:table-cell office:value-type="string" calcext:value-type="string">
            <text:p>GUNJAN PANDI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3];&quot;/L&quot;;[.H63];&quot;/R&quot;)" office:value-type="string" office:string-value="MA/B/L1/R" calcext:value-type="string">
            <text:p>MA/B/L1/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CONCATENATE([.K63];[.M63];&quot;/10&quot;;[.L63];&quot;/B1&quot;)" office:value-type="string" office:string-value="MA/B/L1/R2/1062/B1" calcext:value-type="string">
            <text:p>MA/B/L1/R2/1062/B1</text:p>
          </table:table-cell>
          <table:table-cell office:value-type="string" calcext:value-type="string">
            <text:p>MA/B/L1/R2/1062/B1</text:p>
          </table:table-cell>
        </table:table-row>
        <table:table-row table:style-name="ro2">
          <table:table-cell office:value-type="float" office:value="9371235656" calcext:value-type="float">
            <text:p>9371235656</text:p>
          </table:table-cell>
          <table:table-cell office:value-type="string" calcext:value-type="string">
            <text:p>KARTIKI KISHOR BONGAL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RPD Cross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4];&quot;/L&quot;;[.H64];&quot;/R&quot;)" office:value-type="string" office:string-value="MA/B/L1/R" calcext:value-type="string">
            <text:p>MA/B/L1/R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CONCATENATE([.K64];[.M64];&quot;/10&quot;;[.L64];&quot;/B1&quot;)" office:value-type="string" office:string-value="MA/B/L1/R2/1063/B1" calcext:value-type="string">
            <text:p>MA/B/L1/R2/1063/B1</text:p>
          </table:table-cell>
          <table:table-cell office:value-type="string" calcext:value-type="string">
            <text:p>MA/B/L1/R2/1063/B1</text:p>
          </table:table-cell>
        </table:table-row>
        <table:table-row table:style-name="ro2">
          <table:table-cell office:value-type="float" office:value="9408400088" calcext:value-type="float">
            <text:p>9408400088</text:p>
          </table:table-cell>
          <table:table-cell office:value-type="string" calcext:value-type="string">
            <text:p>KIRTAN GAUTAM BHAI KANJI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5];&quot;/L&quot;;[.H65];&quot;/R&quot;)" office:value-type="string" office:string-value="MA/B/L1/R" calcext:value-type="string">
            <text:p>MA/B/L1/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CONCATENATE([.K65];[.M65];&quot;/10&quot;;[.L65];&quot;/B1&quot;)" office:value-type="string" office:string-value="MA/B/L1/R2/1064/B1" calcext:value-type="string">
            <text:p>MA/B/L1/R2/1064/B1</text:p>
          </table:table-cell>
          <table:table-cell office:value-type="string" calcext:value-type="string">
            <text:p>MA/B/L1/R2/1064/B1</text:p>
          </table:table-cell>
        </table:table-row>
        <table:table-row table:style-name="ro2">
          <table:table-cell office:value-type="float" office:value="8511678072" calcext:value-type="float">
            <text:p>8511678072</text:p>
          </table:table-cell>
          <table:table-cell office:value-type="string" calcext:value-type="string">
            <text:p>NAKIYA BHATI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6];&quot;/L&quot;;[.H66];&quot;/R&quot;)" office:value-type="string" office:string-value="MA/B/L1/R" calcext:value-type="string">
            <text:p>MA/B/L1/R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CONCATENATE([.K66];[.M66];&quot;/10&quot;;[.L66];&quot;/B1&quot;)" office:value-type="string" office:string-value="MA/B/L1/R2/1065/B1" calcext:value-type="string">
            <text:p>MA/B/L1/R2/1065/B1</text:p>
          </table:table-cell>
          <table:table-cell office:value-type="string" calcext:value-type="string">
            <text:p>MA/B/L1/R2/1065/B1</text:p>
          </table:table-cell>
        </table:table-row>
        <table:table-row table:style-name="ro2">
          <table:table-cell office:value-type="float" office:value="9825095427" calcext:value-type="float">
            <text:p>9825095427</text:p>
          </table:table-cell>
          <table:table-cell office:value-type="string" calcext:value-type="string">
            <text:p>NEEL POPA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7];&quot;/L&quot;;[.H67];&quot;/R&quot;)" office:value-type="string" office:string-value="MA/B/L1/R" calcext:value-type="string">
            <text:p>MA/B/L1/R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formula="of:=CONCATENATE([.K67];[.M67];&quot;/10&quot;;[.L67];&quot;/B1&quot;)" office:value-type="string" office:string-value="MA/B/L1/R2/1066/B1" calcext:value-type="string">
            <text:p>MA/B/L1/R2/1066/B1</text:p>
          </table:table-cell>
          <table:table-cell office:value-type="string" calcext:value-type="string">
            <text:p>MA/B/L1/R2/1066/B1</text:p>
          </table:table-cell>
        </table:table-row>
        <table:table-row table:style-name="ro2">
          <table:table-cell office:value-type="float" office:value="9434202861" calcext:value-type="float">
            <text:p>9434202861</text:p>
          </table:table-cell>
          <table:table-cell office:value-type="string" calcext:value-type="string">
            <text:p>PARONGAM DUTT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8];&quot;/L&quot;;[.H68];&quot;/R&quot;)" office:value-type="string" office:string-value="MA/B/L1/R" calcext:value-type="string">
            <text:p>MA/B/L1/R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CONCATENATE([.K68];[.M68];&quot;/10&quot;;[.L68];&quot;/B1&quot;)" office:value-type="string" office:string-value="MA/B/L1/R2/1067/B1" calcext:value-type="string">
            <text:p>MA/B/L1/R2/1067/B1</text:p>
          </table:table-cell>
          <table:table-cell office:value-type="string" calcext:value-type="string">
            <text:p>MA/B/L1/R2/1067/B1</text:p>
          </table:table-cell>
        </table:table-row>
        <table:table-row table:style-name="ro2">
          <table:table-cell office:value-type="float" office:value="9900744770" calcext:value-type="float">
            <text:p>9900744770</text:p>
          </table:table-cell>
          <table:table-cell office:value-type="string" calcext:value-type="string">
            <text:p>PRATHEEK KESHAV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69];&quot;/L&quot;;[.H69];&quot;/R&quot;)" office:value-type="string" office:string-value="MA/B/L1/R" calcext:value-type="string">
            <text:p>MA/B/L1/R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CONCATENATE([.K69];[.M69];&quot;/10&quot;;[.L69];&quot;/B1&quot;)" office:value-type="string" office:string-value="MA/B/L1/R2/1068/B1" calcext:value-type="string">
            <text:p>MA/B/L1/R2/1068/B1</text:p>
          </table:table-cell>
          <table:table-cell office:value-type="string" calcext:value-type="string">
            <text:p>MA/B/L1/R2/1068/B1</text:p>
          </table:table-cell>
        </table:table-row>
        <table:table-row table:style-name="ro2">
          <table:table-cell office:value-type="float" office:value="9786707901" calcext:value-type="float">
            <text:p>9786707901</text:p>
          </table:table-cell>
          <table:table-cell office:value-type="string" calcext:value-type="string">
            <text:p>R.MANIKANDA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0];&quot;/L&quot;;[.H70];&quot;/R&quot;)" office:value-type="string" office:string-value="MA/B/L1/R" calcext:value-type="string">
            <text:p>MA/B/L1/R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CONCATENATE([.K70];[.M70];&quot;/10&quot;;[.L70];&quot;/B1&quot;)" office:value-type="string" office:string-value="MA/B/L1/R2/1069/B1" calcext:value-type="string">
            <text:p>MA/B/L1/R2/1069/B1</text:p>
          </table:table-cell>
          <table:table-cell office:value-type="string" calcext:value-type="string">
            <text:p>MA/B/L1/R2/1069/B1</text:p>
          </table:table-cell>
        </table:table-row>
        <table:table-row table:style-name="ro2">
          <table:table-cell office:value-type="float" office:value="9475258698" calcext:value-type="float">
            <text:p>9475258698</text:p>
          </table:table-cell>
          <table:table-cell office:value-type="string" calcext:value-type="string">
            <text:p>RAHIN FARH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1];&quot;/L&quot;;[.H71];&quot;/R&quot;)" office:value-type="string" office:string-value="MA/B/L1/R" calcext:value-type="string">
            <text:p>MA/B/L1/R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CONCATENATE([.K71];[.M71];&quot;/10&quot;;[.L71];&quot;/B1&quot;)" office:value-type="string" office:string-value="MA/B/L1/R2/1070/B1" calcext:value-type="string">
            <text:p>MA/B/L1/R2/1070/B1</text:p>
          </table:table-cell>
          <table:table-cell office:value-type="string" calcext:value-type="string">
            <text:p>MA/B/L1/R2/1070/B1</text:p>
          </table:table-cell>
        </table:table-row>
        <table:table-row table:style-name="ro2">
          <table:table-cell office:value-type="float" office:value="9825797977" calcext:value-type="float">
            <text:p>9825797977</text:p>
          </table:table-cell>
          <table:table-cell office:value-type="string" calcext:value-type="string">
            <text:p>RUDRAKSH VARMOR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orbi Centre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2];&quot;/L&quot;;[.H72];&quot;/R&quot;)" office:value-type="string" office:string-value="MA/B/L1/R" calcext:value-type="string">
            <text:p>MA/B/L1/R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CONCATENATE([.K72];[.M72];&quot;/10&quot;;[.L72];&quot;/B1&quot;)" office:value-type="string" office:string-value="MA/B/L1/R2/1071/B1" calcext:value-type="string">
            <text:p>MA/B/L1/R2/1071/B1</text:p>
          </table:table-cell>
          <table:table-cell office:value-type="string" calcext:value-type="string">
            <text:p>MA/B/L1/R2/1071/B1</text:p>
          </table:table-cell>
        </table:table-row>
        <table:table-row table:style-name="ro2">
          <table:table-cell office:value-type="float" office:value="8667470413" calcext:value-type="float">
            <text:p>8667470413</text:p>
          </table:table-cell>
          <table:table-cell office:value-type="string" calcext:value-type="string">
            <text:p>S.SANTHOSH SELVARAJ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3];&quot;/L&quot;;[.H73];&quot;/R&quot;)" office:value-type="string" office:string-value="MA/B/L1/R" calcext:value-type="string">
            <text:p>MA/B/L1/R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CONCATENATE([.K73];[.M73];&quot;/10&quot;;[.L73];&quot;/B1&quot;)" office:value-type="string" office:string-value="MA/B/L1/R2/1072/B1" calcext:value-type="string">
            <text:p>MA/B/L1/R2/1072/B1</text:p>
          </table:table-cell>
          <table:table-cell office:value-type="string" calcext:value-type="string">
            <text:p>MA/B/L1/R2/1072/B1</text:p>
          </table:table-cell>
        </table:table-row>
        <table:table-row table:style-name="ro2">
          <table:table-cell office:value-type="float" office:value="7777904904" calcext:value-type="float">
            <text:p>7777904904</text:p>
          </table:table-cell>
          <table:table-cell office:value-type="string" calcext:value-type="string">
            <text:p>SAFA VIR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Silvassa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4];&quot;/L&quot;;[.H74];&quot;/R&quot;)" office:value-type="string" office:string-value="MA/B/L1/R" calcext:value-type="string">
            <text:p>MA/B/L1/R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CONCATENATE([.K74];[.M74];&quot;/10&quot;;[.L74];&quot;/B1&quot;)" office:value-type="string" office:string-value="MA/B/L1/R3/1073/B1" calcext:value-type="string">
            <text:p>MA/B/L1/R3/1073/B1</text:p>
          </table:table-cell>
          <table:table-cell office:value-type="string" calcext:value-type="string">
            <text:p>MA/B/L1/R3/1073/B1</text:p>
          </table:table-cell>
        </table:table-row>
        <table:table-row table:style-name="ro2">
          <table:table-cell office:value-type="float" office:value="9913360049" calcext:value-type="float">
            <text:p>9913360049</text:p>
          </table:table-cell>
          <table:table-cell office:value-type="string" calcext:value-type="string">
            <text:p>SAVALIYA RIV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5];&quot;/L&quot;;[.H75];&quot;/R&quot;)" office:value-type="string" office:string-value="MA/B/L1/R" calcext:value-type="string">
            <text:p>MA/B/L1/R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CONCATENATE([.K75];[.M75];&quot;/10&quot;;[.L75];&quot;/B1&quot;)" office:value-type="string" office:string-value="MA/B/L1/R3/1074/B1" calcext:value-type="string">
            <text:p>MA/B/L1/R3/1074/B1</text:p>
          </table:table-cell>
          <table:table-cell office:value-type="string" calcext:value-type="string">
            <text:p>MA/B/L1/R3/1074/B1</text:p>
          </table:table-cell>
        </table:table-row>
        <table:table-row table:style-name="ro2">
          <table:table-cell office:value-type="float" office:value="7904921864" calcext:value-type="float">
            <text:p>7904921864</text:p>
          </table:table-cell>
          <table:table-cell office:value-type="string" calcext:value-type="string">
            <text:p>SHIVANE.S.G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6];&quot;/L&quot;;[.H76];&quot;/R&quot;)" office:value-type="string" office:string-value="MA/B/L1/R" calcext:value-type="string">
            <text:p>MA/B/L1/R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CONCATENATE([.K76];[.M76];&quot;/10&quot;;[.L76];&quot;/B1&quot;)" office:value-type="string" office:string-value="MA/B/L1/R3/1075/B1" calcext:value-type="string">
            <text:p>MA/B/L1/R3/1075/B1</text:p>
          </table:table-cell>
          <table:table-cell office:value-type="string" calcext:value-type="string">
            <text:p>MA/B/L1/R3/1075/B1</text:p>
          </table:table-cell>
        </table:table-row>
        <table:table-row table:style-name="ro2">
          <table:table-cell office:value-type="float" office:value="9414139121" calcext:value-type="float">
            <text:p>9414139121</text:p>
          </table:table-cell>
          <table:table-cell office:value-type="string" calcext:value-type="string">
            <text:p>SHREYA VY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7];&quot;/L&quot;;[.H77];&quot;/R&quot;)" office:value-type="string" office:string-value="MA/B/L1/R" calcext:value-type="string">
            <text:p>MA/B/L1/R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CONCATENATE([.K77];[.M77];&quot;/10&quot;;[.L77];&quot;/B1&quot;)" office:value-type="string" office:string-value="MA/B/L1/R3/1076/B1" calcext:value-type="string">
            <text:p>MA/B/L1/R3/1076/B1</text:p>
          </table:table-cell>
          <table:table-cell office:value-type="string" calcext:value-type="string">
            <text:p>MA/B/L1/R3/1076/B1</text:p>
          </table:table-cell>
        </table:table-row>
        <table:table-row table:style-name="ro2">
          <table:table-cell office:value-type="float" office:value="9327778513" calcext:value-type="float">
            <text:p>9327778513</text:p>
          </table:table-cell>
          <table:table-cell office:value-type="string" calcext:value-type="string">
            <text:p>SIFA MOMI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pplewoods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8];&quot;/L&quot;;[.H78];&quot;/R&quot;)" office:value-type="string" office:string-value="MA/B/L1/R" calcext:value-type="string">
            <text:p>MA/B/L1/R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CONCATENATE([.K78];[.M78];&quot;/10&quot;;[.L78];&quot;/B1&quot;)" office:value-type="string" office:string-value="MA/B/L1/R3/1077/B1" calcext:value-type="string">
            <text:p>MA/B/L1/R3/1077/B1</text:p>
          </table:table-cell>
          <table:table-cell office:value-type="string" calcext:value-type="string">
            <text:p>MA/B/L1/R3/1077/B1</text:p>
          </table:table-cell>
        </table:table-row>
        <table:table-row table:style-name="ro2">
          <table:table-cell office:value-type="float" office:value="7899390619" calcext:value-type="float">
            <text:p>7899390619</text:p>
          </table:table-cell>
          <table:table-cell office:value-type="string" calcext:value-type="string">
            <text:p>SUJAL <text:s/>S PADMANNAV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79];&quot;/L&quot;;[.H79];&quot;/R&quot;)" office:value-type="string" office:string-value="MA/B/L1/R" calcext:value-type="string">
            <text:p>MA/B/L1/R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formula="of:=CONCATENATE([.K79];[.M79];&quot;/10&quot;;[.L79];&quot;/B1&quot;)" office:value-type="string" office:string-value="MA/B/L1/R3/1078/B1" calcext:value-type="string">
            <text:p>MA/B/L1/R3/1078/B1</text:p>
          </table:table-cell>
          <table:table-cell office:value-type="string" calcext:value-type="string">
            <text:p>MA/B/L1/R3/1078/B1</text:p>
          </table:table-cell>
        </table:table-row>
        <table:table-row table:style-name="ro2">
          <table:table-cell office:value-type="float" office:value="7085476255" calcext:value-type="float">
            <text:p>7085476255</text:p>
          </table:table-cell>
          <table:table-cell office:value-type="string" calcext:value-type="string">
            <text:p>SUPRIYA CHAKRABORT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0];&quot;/L&quot;;[.H80];&quot;/R&quot;)" office:value-type="string" office:string-value="MA/B/L1/R" calcext:value-type="string">
            <text:p>MA/B/L1/R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CONCATENATE([.K80];[.M80];&quot;/10&quot;;[.L80];&quot;/B1&quot;)" office:value-type="string" office:string-value="MA/B/L1/R3/1079/B1" calcext:value-type="string">
            <text:p>MA/B/L1/R3/1079/B1</text:p>
          </table:table-cell>
          <table:table-cell office:value-type="string" calcext:value-type="string">
            <text:p>MA/B/L1/R3/1079/B1</text:p>
          </table:table-cell>
        </table:table-row>
        <table:table-row table:style-name="ro2">
          <table:table-cell office:value-type="float" office:value="9479044141" calcext:value-type="float">
            <text:p>9479044141</text:p>
          </table:table-cell>
          <table:table-cell office:value-type="string" calcext:value-type="string">
            <text:p>UNNATI MANDL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1];&quot;/L&quot;;[.H81];&quot;/R&quot;)" office:value-type="string" office:string-value="MA/B/L1/R" calcext:value-type="string">
            <text:p>MA/B/L1/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CONCATENATE([.K81];[.M81];&quot;/10&quot;;[.L81];&quot;/B1&quot;)" office:value-type="string" office:string-value="MA/B/L1/R3/1080/B1" calcext:value-type="string">
            <text:p>MA/B/L1/R3/1080/B1</text:p>
          </table:table-cell>
          <table:table-cell office:value-type="string" calcext:value-type="string">
            <text:p>MA/B/L1/R3/1080/B1</text:p>
          </table:table-cell>
        </table:table-row>
        <table:table-row table:style-name="ro2">
          <table:table-cell office:value-type="float" office:value="9727422282" calcext:value-type="float">
            <text:p>9727422282</text:p>
          </table:table-cell>
          <table:table-cell office:value-type="string" calcext:value-type="string">
            <text:p>V.CHAKRE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udasan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2];&quot;/L&quot;;[.H82];&quot;/R&quot;)" office:value-type="string" office:string-value="MA/B/L1/R" calcext:value-type="string">
            <text:p>MA/B/L1/R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CONCATENATE([.K82];[.M82];&quot;/10&quot;;[.L82];&quot;/B1&quot;)" office:value-type="string" office:string-value="MA/B/L1/R3/1081/B1" calcext:value-type="string">
            <text:p>MA/B/L1/R3/1081/B1</text:p>
          </table:table-cell>
          <table:table-cell office:value-type="string" calcext:value-type="string">
            <text:p>MA/B/L1/R3/1081/B1</text:p>
          </table:table-cell>
        </table:table-row>
        <table:table-row table:style-name="ro2">
          <table:table-cell office:value-type="float" office:value="9425243850" calcext:value-type="float">
            <text:p>9425243850</text:p>
          </table:table-cell>
          <table:table-cell office:value-type="string" calcext:value-type="string">
            <text:p>VEDIKA THAKU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3];&quot;/L&quot;;[.H83];&quot;/R&quot;)" office:value-type="string" office:string-value="MA/B/L1/R" calcext:value-type="string">
            <text:p>MA/B/L1/R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CONCATENATE([.K83];[.M83];&quot;/10&quot;;[.L83];&quot;/B1&quot;)" office:value-type="string" office:string-value="MA/B/L1/R3/1082/B1" calcext:value-type="string">
            <text:p>MA/B/L1/R3/1082/B1</text:p>
          </table:table-cell>
          <table:table-cell office:value-type="string" calcext:value-type="string">
            <text:p>MA/B/L1/R3/1082/B1</text:p>
          </table:table-cell>
        </table:table-row>
        <table:table-row table:style-name="ro2">
          <table:table-cell office:value-type="float" office:value="9714708176" calcext:value-type="float">
            <text:p>9714708176</text:p>
          </table:table-cell>
          <table:table-cell office:value-type="string" calcext:value-type="string">
            <text:p>VEER BHAVINBHAI CHAWD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4];&quot;/L&quot;;[.H84];&quot;/R&quot;)" office:value-type="string" office:string-value="MA/B/L1/R" calcext:value-type="string">
            <text:p>MA/B/L1/R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CONCATENATE([.K84];[.M84];&quot;/10&quot;;[.L84];&quot;/B1&quot;)" office:value-type="string" office:string-value="MA/B/L1/R3/1083/B1" calcext:value-type="string">
            <text:p>MA/B/L1/R3/1083/B1</text:p>
          </table:table-cell>
          <table:table-cell office:value-type="string" calcext:value-type="string">
            <text:p>MA/B/L1/R3/1083/B1</text:p>
          </table:table-cell>
        </table:table-row>
        <table:table-row table:style-name="ro2">
          <table:table-cell office:value-type="float" office:value="9636148888" calcext:value-type="float">
            <text:p>9636148888</text:p>
          </table:table-cell>
          <table:table-cell office:value-type="string" calcext:value-type="string">
            <text:p>ANUSHREE SHARM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5];&quot;/L&quot;;[.H85];&quot;/R&quot;)" office:value-type="string" office:string-value="MA/C/L1/R" calcext:value-type="string">
            <text:p>MA/C/L1/R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CONCATENATE([.K85];[.M85];&quot;/10&quot;;[.L85];&quot;/B1&quot;)" office:value-type="string" office:string-value="MA/C/L1/R3/1084/B1" calcext:value-type="string">
            <text:p>MA/C/L1/R3/1084/B1</text:p>
          </table:table-cell>
          <table:table-cell office:value-type="string" calcext:value-type="string">
            <text:p>MA/C/L1/R3/1084/B1</text:p>
          </table:table-cell>
        </table:table-row>
        <table:table-row table:style-name="ro2">
          <table:table-cell office:value-type="float" office:value="8167523600" calcext:value-type="float">
            <text:p>8167523600</text:p>
          </table:table-cell>
          <table:table-cell office:value-type="string" calcext:value-type="string">
            <text:p>ARUNANGSHU CHONGDE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6];&quot;/L&quot;;[.H86];&quot;/R&quot;)" office:value-type="string" office:string-value="MA/C/L1/R" calcext:value-type="string">
            <text:p>MA/C/L1/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CONCATENATE([.K86];[.M86];&quot;/10&quot;;[.L86];&quot;/B1&quot;)" office:value-type="string" office:string-value="MA/C/L1/R3/1085/B1" calcext:value-type="string">
            <text:p>MA/C/L1/R3/1085/B1</text:p>
          </table:table-cell>
          <table:table-cell office:value-type="string" calcext:value-type="string">
            <text:p>MA/C/L1/R3/1085/B1</text:p>
          </table:table-cell>
        </table:table-row>
        <table:table-row table:style-name="ro2">
          <table:table-cell office:value-type="float" office:value="9925405087" calcext:value-type="float">
            <text:p>9925405087</text:p>
          </table:table-cell>
          <table:table-cell office:value-type="string" calcext:value-type="string">
            <text:p>DHRUVI BHAVESHBHAI VASO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olly Bunglow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7];&quot;/L&quot;;[.H87];&quot;/R&quot;)" office:value-type="string" office:string-value="MA/C/L1/R" calcext:value-type="string">
            <text:p>MA/C/L1/R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CONCATENATE([.K87];[.M87];&quot;/10&quot;;[.L87];&quot;/B1&quot;)" office:value-type="string" office:string-value="MA/C/L1/R3/1086/B1" calcext:value-type="string">
            <text:p>MA/C/L1/R3/1086/B1</text:p>
          </table:table-cell>
          <table:table-cell office:value-type="string" calcext:value-type="string">
            <text:p>MA/C/L1/R3/1086/B1</text:p>
          </table:table-cell>
        </table:table-row>
        <table:table-row table:style-name="ro2">
          <table:table-cell office:value-type="float" office:value="9824754499" calcext:value-type="float">
            <text:p>9824754499</text:p>
          </table:table-cell>
          <table:table-cell office:value-type="string" calcext:value-type="string">
            <text:p>DIYA KALK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8];&quot;/L&quot;;[.H88];&quot;/R&quot;)" office:value-type="string" office:string-value="MA/C/L1/R" calcext:value-type="string">
            <text:p>MA/C/L1/R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formula="of:=CONCATENATE([.K88];[.M88];&quot;/10&quot;;[.L88];&quot;/B1&quot;)" office:value-type="string" office:string-value="MA/C/L1/R3/1087/B1" calcext:value-type="string">
            <text:p>MA/C/L1/R3/1087/B1</text:p>
          </table:table-cell>
          <table:table-cell office:value-type="string" calcext:value-type="string">
            <text:p>MA/C/L1/R3/1087/B1</text:p>
          </table:table-cell>
        </table:table-row>
        <table:table-row table:style-name="ro2">
          <table:table-cell office:value-type="float" office:value="9904400580" calcext:value-type="float">
            <text:p>9904400580</text:p>
          </table:table-cell>
          <table:table-cell office:value-type="string" calcext:value-type="string">
            <text:p>LAABHAM PRAJAPAT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Silvassa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89];&quot;/L&quot;;[.H89];&quot;/R&quot;)" office:value-type="string" office:string-value="MA/C/L1/R" calcext:value-type="string">
            <text:p>MA/C/L1/R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CONCATENATE([.K89];[.M89];&quot;/10&quot;;[.L89];&quot;/B1&quot;)" office:value-type="string" office:string-value="MA/C/L1/R3/1088/B1" calcext:value-type="string">
            <text:p>MA/C/L1/R3/1088/B1</text:p>
          </table:table-cell>
          <table:table-cell office:value-type="string" calcext:value-type="string">
            <text:p>MA/C/L1/R3/1088/B1</text:p>
          </table:table-cell>
        </table:table-row>
        <table:table-row table:style-name="ro2">
          <table:table-cell office:value-type="float" office:value="9427118210" calcext:value-type="float">
            <text:p>9427118210</text:p>
          </table:table-cell>
          <table:table-cell office:value-type="string" calcext:value-type="string">
            <text:p>MAHI <text:s text:c="2"/>ASHOK <text:s text:c="7"/>VY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0];&quot;/L&quot;;[.H90];&quot;/R&quot;)" office:value-type="string" office:string-value="MA/C/L1/R" calcext:value-type="string">
            <text:p>MA/C/L1/R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CONCATENATE([.K90];[.M90];&quot;/10&quot;;[.L90];&quot;/B1&quot;)" office:value-type="string" office:string-value="MA/C/L1/R3/1089/B1" calcext:value-type="string">
            <text:p>MA/C/L1/R3/1089/B1</text:p>
          </table:table-cell>
          <table:table-cell office:value-type="string" calcext:value-type="string">
            <text:p>MA/C/L1/R3/1089/B1</text:p>
          </table:table-cell>
        </table:table-row>
        <table:table-row table:style-name="ro2">
          <table:table-cell office:value-type="float" office:value="9735188893" calcext:value-type="float">
            <text:p>9735188893</text:p>
          </table:table-cell>
          <table:table-cell office:value-type="string" calcext:value-type="string">
            <text:p>POULOMI GHO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1];&quot;/L&quot;;[.H91];&quot;/R&quot;)" office:value-type="string" office:string-value="MA/C/L1/R" calcext:value-type="string">
            <text:p>MA/C/L1/R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CONCATENATE([.K91];[.M91];&quot;/10&quot;;[.L91];&quot;/B1&quot;)" office:value-type="string" office:string-value="MA/C/L1/R3/1090/B1" calcext:value-type="string">
            <text:p>MA/C/L1/R3/1090/B1</text:p>
          </table:table-cell>
          <table:table-cell office:value-type="string" calcext:value-type="string">
            <text:p>MA/C/L1/R3/1090/B1</text:p>
          </table:table-cell>
        </table:table-row>
        <table:table-row table:style-name="ro2">
          <table:table-cell office:value-type="float" office:value="9427395074" calcext:value-type="float">
            <text:p>9427395074</text:p>
          </table:table-cell>
          <table:table-cell office:value-type="string" calcext:value-type="string">
            <text:p>PRATHAM DANEC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2];&quot;/L&quot;;[.H92];&quot;/R&quot;)" office:value-type="string" office:string-value="MA/C/L1/R" calcext:value-type="string">
            <text:p>MA/C/L1/R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CONCATENATE([.K92];[.M92];&quot;/10&quot;;[.L92];&quot;/B1&quot;)" office:value-type="string" office:string-value="MA/C/L1/R3/1091/B1" calcext:value-type="string">
            <text:p>MA/C/L1/R3/1091/B1</text:p>
          </table:table-cell>
          <table:table-cell office:value-type="string" calcext:value-type="string">
            <text:p>MA/C/L1/R3/1091/B1</text:p>
          </table:table-cell>
        </table:table-row>
        <table:table-row table:style-name="ro2">
          <table:table-cell office:value-type="float" office:value="9593961289" calcext:value-type="float">
            <text:p>9593961289</text:p>
          </table:table-cell>
          <table:table-cell office:value-type="string" calcext:value-type="string">
            <text:p>RISIKA SARK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3];&quot;/L&quot;;[.H93];&quot;/R&quot;)" office:value-type="string" office:string-value="MA/C/L1/R" calcext:value-type="string">
            <text:p>MA/C/L1/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CONCATENATE([.K93];[.M93];&quot;/10&quot;;[.L93];&quot;/B1&quot;)" office:value-type="string" office:string-value="MA/C/L1/R3/1092/B1" calcext:value-type="string">
            <text:p>MA/C/L1/R3/1092/B1</text:p>
          </table:table-cell>
          <table:table-cell office:value-type="string" calcext:value-type="string">
            <text:p>MA/C/L1/R3/1092/B1</text:p>
          </table:table-cell>
        </table:table-row>
        <table:table-row table:style-name="ro2">
          <table:table-cell office:value-type="float" office:value="9106712490" calcext:value-type="float">
            <text:p>9106712490</text:p>
          </table:table-cell>
          <table:table-cell office:value-type="string" calcext:value-type="string">
            <text:p>SAVANI DEV KAML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4];&quot;/L&quot;;[.H94];&quot;/R&quot;)" office:value-type="string" office:string-value="MA/C/L1/R" calcext:value-type="string">
            <text:p>MA/C/L1/R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CONCATENATE([.K94];[.M94];&quot;/10&quot;;[.L94];&quot;/B1&quot;)" office:value-type="string" office:string-value="MA/C/L1/R3/1093/B1" calcext:value-type="string">
            <text:p>MA/C/L1/R3/1093/B1</text:p>
          </table:table-cell>
          <table:table-cell office:value-type="string" calcext:value-type="string">
            <text:p>MA/C/L1/R3/1093/B1</text:p>
          </table:table-cell>
        </table:table-row>
        <table:table-row table:style-name="ro2">
          <table:table-cell office:value-type="float" office:value="9434637951" calcext:value-type="float">
            <text:p>9434637951</text:p>
          </table:table-cell>
          <table:table-cell office:value-type="string" calcext:value-type="string">
            <text:p>SHARANYA GHO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5];&quot;/L&quot;;[.H95];&quot;/R&quot;)" office:value-type="string" office:string-value="MA/C/L1/R" calcext:value-type="string">
            <text:p>MA/C/L1/R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CONCATENATE([.K95];[.M95];&quot;/10&quot;;[.L95];&quot;/B1&quot;)" office:value-type="string" office:string-value="MA/C/L1/R3/1094/B1" calcext:value-type="string">
            <text:p>MA/C/L1/R3/1094/B1</text:p>
          </table:table-cell>
          <table:table-cell office:value-type="string" calcext:value-type="string">
            <text:p>MA/C/L1/R3/1094/B1</text:p>
          </table:table-cell>
        </table:table-row>
        <table:table-row table:style-name="ro2">
          <table:table-cell office:value-type="float" office:value="9641203308" calcext:value-type="float">
            <text:p>9641203308</text:p>
          </table:table-cell>
          <table:table-cell office:value-type="string" calcext:value-type="string">
            <text:p>SHREYAN CHOWDHUR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6];&quot;/L&quot;;[.H96];&quot;/R&quot;)" office:value-type="string" office:string-value="MA/C/L1/R" calcext:value-type="string">
            <text:p>MA/C/L1/R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CONCATENATE([.K96];[.M96];&quot;/10&quot;;[.L96];&quot;/B1&quot;)" office:value-type="string" office:string-value="MA/C/L1/R3/1095/B1" calcext:value-type="string">
            <text:p>MA/C/L1/R3/1095/B1</text:p>
          </table:table-cell>
          <table:table-cell office:value-type="string" calcext:value-type="string">
            <text:p>MA/C/L1/R3/1095/B1</text:p>
          </table:table-cell>
        </table:table-row>
        <table:table-row table:style-name="ro2">
          <table:table-cell office:value-type="float" office:value="9733918386" calcext:value-type="float">
            <text:p>9733918386</text:p>
          </table:table-cell>
          <table:table-cell office:value-type="string" calcext:value-type="string">
            <text:p>SOUNAK MOND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7];&quot;/L&quot;;[.H97];&quot;/R&quot;)" office:value-type="string" office:string-value="MA/C/L1/R" calcext:value-type="string">
            <text:p>MA/C/L1/R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CONCATENATE([.K97];[.M97];&quot;/10&quot;;[.L97];&quot;/B1&quot;)" office:value-type="string" office:string-value="MA/C/L1/R3/1096/B1" calcext:value-type="string">
            <text:p>MA/C/L1/R3/1096/B1</text:p>
          </table:table-cell>
          <table:table-cell office:value-type="string" calcext:value-type="string">
            <text:p>MA/C/L1/R3/1096/B1</text:p>
          </table:table-cell>
        </table:table-row>
        <table:table-row table:style-name="ro2">
          <table:table-cell office:value-type="float" office:value="9475625602" calcext:value-type="float">
            <text:p>9475625602</text:p>
          </table:table-cell>
          <table:table-cell office:value-type="string" calcext:value-type="string">
            <text:p>SRIJITA MAND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8];&quot;/L&quot;;[.H98];&quot;/R&quot;)" office:value-type="string" office:string-value="MA/C/L1/R" calcext:value-type="string">
            <text:p>MA/C/L1/R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CONCATENATE([.K98];[.M98];&quot;/10&quot;;[.L98];&quot;/B1&quot;)" office:value-type="string" office:string-value="MA/C/L1/R3/1097/B1" calcext:value-type="string">
            <text:p>MA/C/L1/R3/1097/B1</text:p>
          </table:table-cell>
          <table:table-cell office:value-type="string" calcext:value-type="string">
            <text:p>MA/C/L1/R3/1097/B1</text:p>
          </table:table-cell>
        </table:table-row>
        <table:table-row table:style-name="ro2">
          <table:table-cell office:value-type="float" office:value="9734304051" calcext:value-type="float">
            <text:p>9734304051</text:p>
          </table:table-cell>
          <table:table-cell office:value-type="string" calcext:value-type="string">
            <text:p>TIYAS MAND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99];&quot;/L&quot;;[.H99];&quot;/R&quot;)" office:value-type="string" office:string-value="MA/C/L1/R" calcext:value-type="string">
            <text:p>MA/C/L1/R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CONCATENATE([.K99];[.M99];&quot;/10&quot;;[.L99];&quot;/B1&quot;)" office:value-type="string" office:string-value="MA/C/L1/R3/1098/B1" calcext:value-type="string">
            <text:p>MA/C/L1/R3/1098/B1</text:p>
          </table:table-cell>
          <table:table-cell office:value-type="string" calcext:value-type="string">
            <text:p>MA/C/L1/R3/1098/B1</text:p>
          </table:table-cell>
        </table:table-row>
        <table:table-row table:style-name="ro2">
          <table:table-cell office:value-type="float" office:value="8758665120" calcext:value-type="float">
            <text:p>8758665120</text:p>
          </table:table-cell>
          <table:table-cell office:value-type="string" calcext:value-type="string">
            <text:p>BHURAKHAYA VASU SANJAY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0];&quot;/L&quot;;[.H100];&quot;/R&quot;)" office:value-type="string" office:string-value="MA/D/L1/R" calcext:value-type="string">
            <text:p>MA/D/L1/R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CONCATENATE([.K100];[.M100];&quot;/10&quot;;[.L100];&quot;/B1&quot;)" office:value-type="string" office:string-value="MA/D/L1/R3/1099/B1" calcext:value-type="string">
            <text:p>MA/D/L1/R3/1099/B1</text:p>
          </table:table-cell>
          <table:table-cell office:value-type="string" calcext:value-type="string">
            <text:p>MA/D/L1/R3/1099/B1</text:p>
          </table:table-cell>
        </table:table-row>
        <table:table-row table:style-name="ro2">
          <table:table-cell office:value-type="float" office:value="9601529204" calcext:value-type="float">
            <text:p>9601529204</text:p>
          </table:table-cell>
          <table:table-cell office:value-type="string" calcext:value-type="string">
            <text:p>GADHIYA SHREYA JIGN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1];&quot;/L&quot;;[.H101];&quot;/R&quot;)" office:value-type="string" office:string-value="MA/D/L1/R" calcext:value-type="string">
            <text:p>MA/D/L1/R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CONCATENATE([.K101];[.M101];&quot;/1&quot;;[.L101];&quot;/B1&quot;)" office:value-type="string" office:string-value="MA/D/L1/R3/1100/B1" calcext:value-type="string">
            <text:p>MA/D/L1/R3/1100/B1</text:p>
          </table:table-cell>
          <table:table-cell office:value-type="string" calcext:value-type="string">
            <text:p>MA/D/L1/R3/1100/B1</text:p>
          </table:table-cell>
        </table:table-row>
        <table:table-row table:style-name="ro2">
          <table:table-cell office:value-type="float" office:value="9275035530" calcext:value-type="float">
            <text:p>9275035530</text:p>
          </table:table-cell>
          <table:table-cell office:value-type="string" calcext:value-type="string">
            <text:p>KHUSH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2];&quot;/L&quot;;[.H102];&quot;/R&quot;)" office:value-type="string" office:string-value="MA/D/L1/R" calcext:value-type="string">
            <text:p>MA/D/L1/R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CONCATENATE([.K102];[.M102];&quot;/1&quot;;[.L102];&quot;/B1&quot;)" office:value-type="string" office:string-value="MA/D/L1/R3/1101/B1" calcext:value-type="string">
            <text:p>MA/D/L1/R3/1101/B1</text:p>
          </table:table-cell>
          <table:table-cell office:value-type="string" calcext:value-type="string">
            <text:p>MA/D/L1/R3/1101/B1</text:p>
          </table:table-cell>
        </table:table-row>
        <table:table-row table:style-name="ro2">
          <table:table-cell office:value-type="float" office:value="8769131776" calcext:value-type="float">
            <text:p>8769131776</text:p>
          </table:table-cell>
          <table:table-cell office:value-type="string" calcext:value-type="string">
            <text:p>SHAURYA RAJ SINGH RATHOR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3];&quot;/L&quot;;[.H103];&quot;/R&quot;)" office:value-type="string" office:string-value="MA/D/L1/R" calcext:value-type="string">
            <text:p>MA/D/L1/R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CONCATENATE([.K103];[.M103];&quot;/1&quot;;[.L103];&quot;/B1&quot;)" office:value-type="string" office:string-value="MA/D/L1/R3/1102/B1" calcext:value-type="string">
            <text:p>MA/D/L1/R3/1102/B1</text:p>
          </table:table-cell>
          <table:table-cell office:value-type="string" calcext:value-type="string">
            <text:p>MA/D/L1/R3/1102/B1</text:p>
          </table:table-cell>
        </table:table-row>
        <table:table-row table:style-name="ro2">
          <table:table-cell office:value-type="float" office:value="9913464996" calcext:value-type="float">
            <text:p>9913464996</text:p>
          </table:table-cell>
          <table:table-cell office:value-type="string" calcext:value-type="string">
            <text:p>SHREYANS JAI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4];&quot;/L&quot;;[.H104];&quot;/R&quot;)" office:value-type="string" office:string-value="MA/D/L1/R" calcext:value-type="string">
            <text:p>MA/D/L1/R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CONCATENATE([.K104];[.M104];&quot;/1&quot;;[.L104];&quot;/B1&quot;)" office:value-type="string" office:string-value="MA/D/L1/R3/1103/B1" calcext:value-type="string">
            <text:p>MA/D/L1/R3/1103/B1</text:p>
          </table:table-cell>
          <table:table-cell office:value-type="string" calcext:value-type="string">
            <text:p>MA/D/L1/R3/1103/B1</text:p>
          </table:table-cell>
        </table:table-row>
        <table:table-row table:style-name="ro2">
          <table:table-cell office:value-type="float" office:value="9978365420" calcext:value-type="float">
            <text:p>9978365420</text:p>
          </table:table-cell>
          <table:table-cell office:value-type="string" calcext:value-type="string">
            <text:p>VIVEK BHARAT VANKHED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hangirpura</text:p>
          </table:table-cell>
          <table:table-cell office:value-type="float" office:value="8071" calcext:value-type="float">
            <text:p>807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5];&quot;/L&quot;;[.H105];&quot;/R&quot;)" office:value-type="string" office:string-value="MA/D/L1/R" calcext:value-type="string">
            <text:p>MA/D/L1/R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CONCATENATE([.K105];[.M105];&quot;/1&quot;;[.L105];&quot;/B1&quot;)" office:value-type="string" office:string-value="MA/D/L1/R3/1104/B1" calcext:value-type="string">
            <text:p>MA/D/L1/R3/1104/B1</text:p>
          </table:table-cell>
          <table:table-cell office:value-type="string" calcext:value-type="string">
            <text:p>MA/D/L1/R3/1104/B1</text:p>
          </table:table-cell>
        </table:table-row>
        <table:table-row table:style-name="ro2">
          <table:table-cell office:value-type="float" office:value="8668125603" calcext:value-type="float">
            <text:p>8668125603</text:p>
          </table:table-cell>
          <table:table-cell office:value-type="string" calcext:value-type="string">
            <text:p>JIVANTHIKA.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6];&quot;/L&quot;;[.H106];&quot;/R&quot;)" office:value-type="string" office:string-value="MA/A/L2/R" calcext:value-type="string">
            <text:p>MA/A/L2/R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CONCATENATE([.K106];[.M106];&quot;/1&quot;;[.L106];&quot;/B1&quot;)" office:value-type="string" office:string-value="MA/A/L2/R3/1105/B1" calcext:value-type="string">
            <text:p>MA/A/L2/R3/1105/B1</text:p>
          </table:table-cell>
          <table:table-cell office:value-type="string" calcext:value-type="string">
            <text:p>MA/A/L2/R3/1105/B1</text:p>
          </table:table-cell>
        </table:table-row>
        <table:table-row table:style-name="ro2">
          <table:table-cell office:value-type="float" office:value="9725198599" calcext:value-type="float">
            <text:p>9725198599</text:p>
          </table:table-cell>
          <table:table-cell office:value-type="string" calcext:value-type="string">
            <text:p>JIYA AMITKUMAR RAN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sad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7];&quot;/L&quot;;[.H107];&quot;/R&quot;)" office:value-type="string" office:string-value="MA/A/L2/R" calcext:value-type="string">
            <text:p>MA/A/L2/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CONCATENATE([.K107];[.M107];&quot;/1&quot;;[.L107];&quot;/B1&quot;)" office:value-type="string" office:string-value="MA/A/L2/R3/1106/B1" calcext:value-type="string">
            <text:p>MA/A/L2/R3/1106/B1</text:p>
          </table:table-cell>
          <table:table-cell office:value-type="string" calcext:value-type="string">
            <text:p>MA/A/L2/R3/1106/B1</text:p>
          </table:table-cell>
        </table:table-row>
        <table:table-row table:style-name="ro2">
          <table:table-cell office:value-type="float" office:value="9727271239" calcext:value-type="float">
            <text:p>9727271239</text:p>
          </table:table-cell>
          <table:table-cell office:value-type="string" calcext:value-type="string">
            <text:p>SALONI JATINKUMAR AMI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8];&quot;/L&quot;;[.H108];&quot;/R&quot;)" office:value-type="string" office:string-value="MA/A/L2/R" calcext:value-type="string">
            <text:p>MA/A/L2/R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CONCATENATE([.K108];[.M108];&quot;/1&quot;;[.L108];&quot;/B1&quot;)" office:value-type="string" office:string-value="MA/A/L2/R3/1107/B1" calcext:value-type="string">
            <text:p>MA/A/L2/R3/1107/B1</text:p>
          </table:table-cell>
          <table:table-cell office:value-type="string" calcext:value-type="string">
            <text:p>MA/A/L2/R3/1107/B1</text:p>
          </table:table-cell>
        </table:table-row>
        <table:table-row table:style-name="ro2">
          <table:table-cell office:value-type="float" office:value="7778078790" calcext:value-type="float">
            <text:p>7778078790</text:p>
          </table:table-cell>
          <table:table-cell office:value-type="string" calcext:value-type="string">
            <text:p>SWARAJ JATINKUMAR AMI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09];&quot;/L&quot;;[.H109];&quot;/R&quot;)" office:value-type="string" office:string-value="MA/A/L2/R" calcext:value-type="string">
            <text:p>MA/A/L2/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CONCATENATE([.K109];[.M109];&quot;/1&quot;;[.L109];&quot;/B1&quot;)" office:value-type="string" office:string-value="MA/A/L2/R3/1108/B1" calcext:value-type="string">
            <text:p>MA/A/L2/R3/1108/B1</text:p>
          </table:table-cell>
          <table:table-cell office:value-type="string" calcext:value-type="string">
            <text:p>MA/A/L2/R3/1108/B1</text:p>
          </table:table-cell>
        </table:table-row>
        <table:table-row table:style-name="ro2">
          <table:table-cell office:value-type="float" office:value="9840231347" calcext:value-type="float">
            <text:p>9840231347</text:p>
          </table:table-cell>
          <table:table-cell office:value-type="string" calcext:value-type="string">
            <text:p>THISHANT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0];&quot;/L&quot;;[.H110];&quot;/R&quot;)" office:value-type="string" office:string-value="MA/A/L2/R" calcext:value-type="string">
            <text:p>MA/A/L2/R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CONCATENATE([.K110];[.M110];&quot;/1&quot;;[.L110];&quot;/B1&quot;)" office:value-type="string" office:string-value="MA/A/L2/R4/1109/B1" calcext:value-type="string">
            <text:p>MA/A/L2/R4/1109/B1</text:p>
          </table:table-cell>
          <table:table-cell office:value-type="string" calcext:value-type="string">
            <text:p>MA/A/L2/R4/1109/B1</text:p>
          </table:table-cell>
        </table:table-row>
        <table:table-row table:style-name="ro2">
          <table:table-cell office:value-type="float" office:value="9173377027" calcext:value-type="float">
            <text:p>9173377027</text:p>
          </table:table-cell>
          <table:table-cell office:value-type="string" calcext:value-type="string">
            <text:p>TWISHA KRUNALBHAI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1];&quot;/L&quot;;[.H111];&quot;/R&quot;)" office:value-type="string" office:string-value="MA/A/L2/R" calcext:value-type="string">
            <text:p>MA/A/L2/R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CONCATENATE([.K111];[.M111];&quot;/1&quot;;[.L111];&quot;/B1&quot;)" office:value-type="string" office:string-value="MA/A/L2/R4/1110/B1" calcext:value-type="string">
            <text:p>MA/A/L2/R4/1110/B1</text:p>
          </table:table-cell>
          <table:table-cell office:value-type="string" calcext:value-type="string">
            <text:p>MA/A/L2/R4/1110/B1</text:p>
          </table:table-cell>
        </table:table-row>
        <table:table-row table:style-name="ro2">
          <table:table-cell office:value-type="float" office:value="8962829003" calcext:value-type="float">
            <text:p>8962829003</text:p>
          </table:table-cell>
          <table:table-cell office:value-type="string" calcext:value-type="string">
            <text:p>ADITI RAJAWA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2];&quot;/L&quot;;[.H112];&quot;/R&quot;)" office:value-type="string" office:string-value="MA/B/L2/R" calcext:value-type="string">
            <text:p>MA/B/L2/R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CONCATENATE([.K112];[.M112];&quot;/1&quot;;[.L112];&quot;/B1&quot;)" office:value-type="string" office:string-value="MA/B/L2/R4/1111/B1" calcext:value-type="string">
            <text:p>MA/B/L2/R4/1111/B1</text:p>
          </table:table-cell>
          <table:table-cell office:value-type="string" calcext:value-type="string">
            <text:p>MA/B/L2/R4/1111/B1</text:p>
          </table:table-cell>
        </table:table-row>
        <table:table-row table:style-name="ro2">
          <table:table-cell office:value-type="float" office:value="9448010025" calcext:value-type="float">
            <text:p>9448010025</text:p>
          </table:table-cell>
          <table:table-cell office:value-type="string" calcext:value-type="string">
            <text:p>ANANYA B PATI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3];&quot;/L&quot;;[.H113];&quot;/R&quot;)" office:value-type="string" office:string-value="MA/B/L2/R" calcext:value-type="string">
            <text:p>MA/B/L2/R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CONCATENATE([.K113];[.M113];&quot;/1&quot;;[.L113];&quot;/B1&quot;)" office:value-type="string" office:string-value="MA/B/L2/R4/1112/B1" calcext:value-type="string">
            <text:p>MA/B/L2/R4/1112/B1</text:p>
          </table:table-cell>
          <table:table-cell office:value-type="string" calcext:value-type="string">
            <text:p>MA/B/L2/R4/1112/B1</text:p>
          </table:table-cell>
        </table:table-row>
        <table:table-row table:style-name="ro2">
          <table:table-cell office:value-type="float" office:value="9732670421" calcext:value-type="float">
            <text:p>9732670421</text:p>
          </table:table-cell>
          <table:table-cell office:value-type="string" calcext:value-type="string">
            <text:p>ANANYA SA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4];&quot;/L&quot;;[.H114];&quot;/R&quot;)" office:value-type="string" office:string-value="MA/B/L2/R" calcext:value-type="string">
            <text:p>MA/B/L2/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CONCATENATE([.K114];[.M114];&quot;/1&quot;;[.L114];&quot;/B1&quot;)" office:value-type="string" office:string-value="MA/B/L2/R4/1113/B1" calcext:value-type="string">
            <text:p>MA/B/L2/R4/1113/B1</text:p>
          </table:table-cell>
          <table:table-cell office:value-type="string" calcext:value-type="string">
            <text:p>MA/B/L2/R4/1113/B1</text:p>
          </table:table-cell>
        </table:table-row>
        <table:table-row table:style-name="ro2">
          <table:table-cell office:value-type="float" office:value="9564412700" calcext:value-type="float">
            <text:p>9564412700</text:p>
          </table:table-cell>
          <table:table-cell office:value-type="string" calcext:value-type="string">
            <text:p>ANIKET BISW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5];&quot;/L&quot;;[.H115];&quot;/R&quot;)" office:value-type="string" office:string-value="MA/B/L2/R" calcext:value-type="string">
            <text:p>MA/B/L2/R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CONCATENATE([.K115];[.M115];&quot;/1&quot;;[.L115];&quot;/B1&quot;)" office:value-type="string" office:string-value="MA/B/L2/R4/1114/B1" calcext:value-type="string">
            <text:p>MA/B/L2/R4/1114/B1</text:p>
          </table:table-cell>
          <table:table-cell office:value-type="string" calcext:value-type="string">
            <text:p>MA/B/L2/R4/1114/B1</text:p>
          </table:table-cell>
        </table:table-row>
        <table:table-row table:style-name="ro2">
          <table:table-cell office:value-type="float" office:value="9945336117" calcext:value-type="float">
            <text:p>9945336117</text:p>
          </table:table-cell>
          <table:table-cell office:value-type="string" calcext:value-type="string">
            <text:p>ATHISH KUMAR GOWD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6];&quot;/L&quot;;[.H116];&quot;/R&quot;)" office:value-type="string" office:string-value="MA/B/L2/R" calcext:value-type="string">
            <text:p>MA/B/L2/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CONCATENATE([.K116];[.M116];&quot;/1&quot;;[.L116];&quot;/B1&quot;)" office:value-type="string" office:string-value="MA/B/L2/R4/1115/B1" calcext:value-type="string">
            <text:p>MA/B/L2/R4/1115/B1</text:p>
          </table:table-cell>
          <table:table-cell office:value-type="string" calcext:value-type="string">
            <text:p>MA/B/L2/R4/1115/B1</text:p>
          </table:table-cell>
        </table:table-row>
        <table:table-row table:style-name="ro2">
          <table:table-cell office:value-type="float" office:value="8778650172" calcext:value-type="float">
            <text:p>8778650172</text:p>
          </table:table-cell>
          <table:table-cell office:value-type="string" calcext:value-type="string">
            <text:p>AYASHWANT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7];&quot;/L&quot;;[.H117];&quot;/R&quot;)" office:value-type="string" office:string-value="MA/B/L2/R" calcext:value-type="string">
            <text:p>MA/B/L2/R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CONCATENATE([.K117];[.M117];&quot;/1&quot;;[.L117];&quot;/B1&quot;)" office:value-type="string" office:string-value="MA/B/L2/R4/1116/B1" calcext:value-type="string">
            <text:p>MA/B/L2/R4/1116/B1</text:p>
          </table:table-cell>
          <table:table-cell office:value-type="string" calcext:value-type="string">
            <text:p>MA/B/L2/R4/1116/B1</text:p>
          </table:table-cell>
        </table:table-row>
        <table:table-row table:style-name="ro2">
          <table:table-cell office:value-type="float" office:value="8347754969" calcext:value-type="float">
            <text:p>8347754969</text:p>
          </table:table-cell>
          <table:table-cell office:value-type="string" calcext:value-type="string">
            <text:p>AYUSH BIRAD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Sukhnathpara Centre</text:p>
          </table:table-cell>
          <table:table-cell office:value-type="float" office:value="8036" calcext:value-type="float">
            <text:p>803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8];&quot;/L&quot;;[.H118];&quot;/R&quot;)" office:value-type="string" office:string-value="MA/B/L2/R" calcext:value-type="string">
            <text:p>MA/B/L2/R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CONCATENATE([.K118];[.M118];&quot;/1&quot;;[.L118];&quot;/B1&quot;)" office:value-type="string" office:string-value="MA/B/L2/R4/1117/B1" calcext:value-type="string">
            <text:p>MA/B/L2/R4/1117/B1</text:p>
          </table:table-cell>
          <table:table-cell office:value-type="string" calcext:value-type="string">
            <text:p>MA/B/L2/R4/1117/B1</text:p>
          </table:table-cell>
        </table:table-row>
        <table:table-row table:style-name="ro2">
          <table:table-cell office:value-type="float" office:value="9475424254" calcext:value-type="float">
            <text:p>9475424254</text:p>
          </table:table-cell>
          <table:table-cell office:value-type="string" calcext:value-type="string">
            <text:p>DEBOSMITA CHANDR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19];&quot;/L&quot;;[.H119];&quot;/R&quot;)" office:value-type="string" office:string-value="MA/B/L2/R" calcext:value-type="string">
            <text:p>MA/B/L2/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CONCATENATE([.K119];[.M119];&quot;/1&quot;;[.L119];&quot;/B1&quot;)" office:value-type="string" office:string-value="MA/B/L2/R4/1118/B1" calcext:value-type="string">
            <text:p>MA/B/L2/R4/1118/B1</text:p>
          </table:table-cell>
          <table:table-cell office:value-type="string" calcext:value-type="string">
            <text:p>MA/B/L2/R4/1118/B1</text:p>
          </table:table-cell>
        </table:table-row>
        <table:table-row table:style-name="ro2">
          <table:table-cell office:value-type="float" office:value="7338885288" calcext:value-type="float">
            <text:p>7338885288</text:p>
          </table:table-cell>
          <table:table-cell office:value-type="string" calcext:value-type="string">
            <text:p>H A YESESHWI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dyar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0];&quot;/L&quot;;[.H120];&quot;/R&quot;)" office:value-type="string" office:string-value="MA/B/L2/R" calcext:value-type="string">
            <text:p>MA/B/L2/R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CONCATENATE([.K120];[.M120];&quot;/1&quot;;[.L120];&quot;/B1&quot;)" office:value-type="string" office:string-value="MA/B/L2/R4/1119/B1" calcext:value-type="string">
            <text:p>MA/B/L2/R4/1119/B1</text:p>
          </table:table-cell>
          <table:table-cell office:value-type="string" calcext:value-type="string">
            <text:p>MA/B/L2/R4/1119/B1</text:p>
          </table:table-cell>
        </table:table-row>
        <table:table-row table:style-name="ro2">
          <table:table-cell office:value-type="float" office:value="9488094997" calcext:value-type="float">
            <text:p>9488094997</text:p>
          </table:table-cell>
          <table:table-cell office:value-type="string" calcext:value-type="string">
            <text:p>HARISH V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1];&quot;/L&quot;;[.H121];&quot;/R&quot;)" office:value-type="string" office:string-value="MA/B/L2/R" calcext:value-type="string">
            <text:p>MA/B/L2/R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CONCATENATE([.K121];[.M121];&quot;/1&quot;;[.L121];&quot;/B1&quot;)" office:value-type="string" office:string-value="MA/B/L2/R4/1120/B1" calcext:value-type="string">
            <text:p>MA/B/L2/R4/1120/B1</text:p>
          </table:table-cell>
          <table:table-cell office:value-type="string" calcext:value-type="string">
            <text:p>MA/B/L2/R4/1120/B1</text:p>
          </table:table-cell>
        </table:table-row>
        <table:table-row table:style-name="ro2">
          <table:table-cell office:value-type="float" office:value="9840300788" calcext:value-type="float">
            <text:p>9840300788</text:p>
          </table:table-cell>
          <table:table-cell office:value-type="string" calcext:value-type="string">
            <text:p>JANANI D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2];&quot;/L&quot;;[.H122];&quot;/R&quot;)" office:value-type="string" office:string-value="MA/B/L2/R" calcext:value-type="string">
            <text:p>MA/B/L2/R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CONCATENATE([.K122];[.M122];&quot;/1&quot;;[.L122];&quot;/B1&quot;)" office:value-type="string" office:string-value="MA/B/L2/R4/1121/B1" calcext:value-type="string">
            <text:p>MA/B/L2/R4/1121/B1</text:p>
          </table:table-cell>
          <table:table-cell office:value-type="string" calcext:value-type="string">
            <text:p>MA/B/L2/R4/1121/B1</text:p>
          </table:table-cell>
        </table:table-row>
        <table:table-row table:style-name="ro2">
          <table:table-cell office:value-type="float" office:value="9962826589" calcext:value-type="float">
            <text:p>9962826589</text:p>
          </table:table-cell>
          <table:table-cell office:value-type="string" calcext:value-type="string">
            <text:p>KEERTHIKA 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3];&quot;/L&quot;;[.H123];&quot;/R&quot;)" office:value-type="string" office:string-value="MA/B/L2/R" calcext:value-type="string">
            <text:p>MA/B/L2/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CONCATENATE([.K123];[.M123];&quot;/1&quot;;[.L123];&quot;/B1&quot;)" office:value-type="string" office:string-value="MA/B/L2/R4/1122/B1" calcext:value-type="string">
            <text:p>MA/B/L2/R4/1122/B1</text:p>
          </table:table-cell>
          <table:table-cell office:value-type="string" calcext:value-type="string">
            <text:p>MA/B/L2/R4/1122/B1</text:p>
          </table:table-cell>
        </table:table-row>
        <table:table-row table:style-name="ro2">
          <table:table-cell office:value-type="float" office:value="9732808010" calcext:value-type="float">
            <text:p>9732808010</text:p>
          </table:table-cell>
          <table:table-cell office:value-type="string" calcext:value-type="string">
            <text:p>KUNDAN MOND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4];&quot;/L&quot;;[.H124];&quot;/R&quot;)" office:value-type="string" office:string-value="MA/B/L2/R" calcext:value-type="string">
            <text:p>MA/B/L2/R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CONCATENATE([.K124];[.M124];&quot;/1&quot;;[.L124];&quot;/B1&quot;)" office:value-type="string" office:string-value="MA/B/L2/R4/1123/B1" calcext:value-type="string">
            <text:p>MA/B/L2/R4/1123/B1</text:p>
          </table:table-cell>
          <table:table-cell office:value-type="string" calcext:value-type="string">
            <text:p>MA/B/L2/R4/1123/B1</text:p>
          </table:table-cell>
        </table:table-row>
        <table:table-row table:style-name="ro2">
          <table:table-cell office:value-type="float" office:value="8918657400" calcext:value-type="float">
            <text:p>8918657400</text:p>
          </table:table-cell>
          <table:table-cell office:value-type="string" calcext:value-type="string">
            <text:p>NIPOBITHI GHO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5];&quot;/L&quot;;[.H125];&quot;/R&quot;)" office:value-type="string" office:string-value="MA/B/L2/R" calcext:value-type="string">
            <text:p>MA/B/L2/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CONCATENATE([.K125];[.M125];&quot;/1&quot;;[.L125];&quot;/B1&quot;)" office:value-type="string" office:string-value="MA/B/L2/R4/1124/B1" calcext:value-type="string">
            <text:p>MA/B/L2/R4/1124/B1</text:p>
          </table:table-cell>
          <table:table-cell office:value-type="string" calcext:value-type="string">
            <text:p>MA/B/L2/R4/1124/B1</text:p>
          </table:table-cell>
        </table:table-row>
        <table:table-row table:style-name="ro2">
          <table:table-cell office:value-type="float" office:value="9732664495" calcext:value-type="float">
            <text:p>9732664495</text:p>
          </table:table-cell>
          <table:table-cell office:value-type="string" calcext:value-type="string">
            <text:p>NISHITA PAU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6];&quot;/L&quot;;[.H126];&quot;/R&quot;)" office:value-type="string" office:string-value="MA/B/L2/R" calcext:value-type="string">
            <text:p>MA/B/L2/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CONCATENATE([.K126];[.M126];&quot;/1&quot;;[.L126];&quot;/B1&quot;)" office:value-type="string" office:string-value="MA/B/L2/R4/1125/B1" calcext:value-type="string">
            <text:p>MA/B/L2/R4/1125/B1</text:p>
          </table:table-cell>
          <table:table-cell office:value-type="string" calcext:value-type="string">
            <text:p>MA/B/L2/R4/1125/B1</text:p>
          </table:table-cell>
        </table:table-row>
        <table:table-row table:style-name="ro2">
          <table:table-cell office:value-type="float" office:value="9940500822" calcext:value-type="float">
            <text:p>9940500822</text:p>
          </table:table-cell>
          <table:table-cell office:value-type="string" calcext:value-type="string">
            <text:p>NITHISH KANNAN D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7];&quot;/L&quot;;[.H127];&quot;/R&quot;)" office:value-type="string" office:string-value="MA/B/L2/R" calcext:value-type="string">
            <text:p>MA/B/L2/R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CONCATENATE([.K127];[.M127];&quot;/1&quot;;[.L127];&quot;/B1&quot;)" office:value-type="string" office:string-value="MA/B/L2/R4/1126/B1" calcext:value-type="string">
            <text:p>MA/B/L2/R4/1126/B1</text:p>
          </table:table-cell>
          <table:table-cell office:value-type="string" calcext:value-type="string">
            <text:p>MA/B/L2/R4/1126/B1</text:p>
          </table:table-cell>
        </table:table-row>
        <table:table-row table:style-name="ro2">
          <table:table-cell office:value-type="float" office:value="9941193847" calcext:value-type="float">
            <text:p>9941193847</text:p>
          </table:table-cell>
          <table:table-cell office:value-type="string" calcext:value-type="string">
            <text:p>S PRANAV KUM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8];&quot;/L&quot;;[.H128];&quot;/R&quot;)" office:value-type="string" office:string-value="MA/B/L2/R" calcext:value-type="string">
            <text:p>MA/B/L2/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CONCATENATE([.K128];[.M128];&quot;/1&quot;;[.L128];&quot;/B1&quot;)" office:value-type="string" office:string-value="MA/B/L2/R4/1127/B1" calcext:value-type="string">
            <text:p>MA/B/L2/R4/1127/B1</text:p>
          </table:table-cell>
          <table:table-cell office:value-type="string" calcext:value-type="string">
            <text:p>MA/B/L2/R4/1127/B1</text:p>
          </table:table-cell>
        </table:table-row>
        <table:table-row table:style-name="ro2">
          <table:table-cell office:value-type="float" office:value="9611634077" calcext:value-type="float">
            <text:p>9611634077</text:p>
          </table:table-cell>
          <table:table-cell office:value-type="string" calcext:value-type="string">
            <text:p>S.SAHAN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29];&quot;/L&quot;;[.H129];&quot;/R&quot;)" office:value-type="string" office:string-value="MA/B/L2/R" calcext:value-type="string">
            <text:p>MA/B/L2/R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CONCATENATE([.K129];[.M129];&quot;/1&quot;;[.L129];&quot;/B1&quot;)" office:value-type="string" office:string-value="MA/B/L2/R4/1128/B1" calcext:value-type="string">
            <text:p>MA/B/L2/R4/1128/B1</text:p>
          </table:table-cell>
          <table:table-cell office:value-type="string" calcext:value-type="string">
            <text:p>MA/B/L2/R4/1128/B1</text:p>
          </table:table-cell>
        </table:table-row>
        <table:table-row table:style-name="ro2">
          <table:table-cell office:value-type="float" office:value="6361380283" calcext:value-type="float">
            <text:p>6361380283</text:p>
          </table:table-cell>
          <table:table-cell office:value-type="string" calcext:value-type="string">
            <text:p>SAMRUDDHI R PUJ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0];&quot;/L&quot;;[.H130];&quot;/R&quot;)" office:value-type="string" office:string-value="MA/B/L2/R" calcext:value-type="string">
            <text:p>MA/B/L2/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CONCATENATE([.K130];[.M130];&quot;/1&quot;;[.L130];&quot;/B1&quot;)" office:value-type="string" office:string-value="MA/B/L2/R4/1129/B1" calcext:value-type="string">
            <text:p>MA/B/L2/R4/1129/B1</text:p>
          </table:table-cell>
          <table:table-cell office:value-type="string" calcext:value-type="string">
            <text:p>MA/B/L2/R4/1129/B1</text:p>
          </table:table-cell>
        </table:table-row>
        <table:table-row table:style-name="ro2">
          <table:table-cell office:value-type="float" office:value="9265022540" calcext:value-type="float">
            <text:p>9265022540</text:p>
          </table:table-cell>
          <table:table-cell office:value-type="string" calcext:value-type="string">
            <text:p>SHREYA PANCH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nkleshwar - Chauta Polica Chowki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1];&quot;/L&quot;;[.H131];&quot;/R&quot;)" office:value-type="string" office:string-value="MA/B/L2/R" calcext:value-type="string">
            <text:p>MA/B/L2/R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CONCATENATE([.K131];[.M131];&quot;/1&quot;;[.L131];&quot;/B1&quot;)" office:value-type="string" office:string-value="MA/B/L2/R4/1130/B1" calcext:value-type="string">
            <text:p>MA/B/L2/R4/1130/B1</text:p>
          </table:table-cell>
          <table:table-cell office:value-type="string" calcext:value-type="string">
            <text:p>MA/B/L2/R4/1130/B1</text:p>
          </table:table-cell>
        </table:table-row>
        <table:table-row table:style-name="ro2">
          <table:table-cell office:value-type="float" office:value="8277684269" calcext:value-type="float">
            <text:p>8277684269</text:p>
          </table:table-cell>
          <table:table-cell office:value-type="string" calcext:value-type="string">
            <text:p>SHREY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2];&quot;/L&quot;;[.H132];&quot;/R&quot;)" office:value-type="string" office:string-value="MA/B/L2/R" calcext:value-type="string">
            <text:p>MA/B/L2/R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CONCATENATE([.K132];[.M132];&quot;/1&quot;;[.L132];&quot;/B1&quot;)" office:value-type="string" office:string-value="MA/B/L2/R4/1131/B1" calcext:value-type="string">
            <text:p>MA/B/L2/R4/1131/B1</text:p>
          </table:table-cell>
          <table:table-cell office:value-type="string" calcext:value-type="string">
            <text:p>MA/B/L2/R4/1131/B1</text:p>
          </table:table-cell>
        </table:table-row>
        <table:table-row table:style-name="ro2">
          <table:table-cell office:value-type="float" office:value="8889346630" calcext:value-type="float">
            <text:p>8889346630</text:p>
          </table:table-cell>
          <table:table-cell office:value-type="string" calcext:value-type="string">
            <text:p>SIDDHARTH SINGH RAJAWA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3];&quot;/L&quot;;[.H133];&quot;/R&quot;)" office:value-type="string" office:string-value="MA/B/L2/R" calcext:value-type="string">
            <text:p>MA/B/L2/R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CONCATENATE([.K133];[.M133];&quot;/1&quot;;[.L133];&quot;/B1&quot;)" office:value-type="string" office:string-value="MA/B/L2/R4/1132/B1" calcext:value-type="string">
            <text:p>MA/B/L2/R4/1132/B1</text:p>
          </table:table-cell>
          <table:table-cell office:value-type="string" calcext:value-type="string">
            <text:p>MA/B/L2/R4/1132/B1</text:p>
          </table:table-cell>
        </table:table-row>
        <table:table-row table:style-name="ro2">
          <table:table-cell office:value-type="float" office:value="9840079800" calcext:value-type="float">
            <text:p>9840079800</text:p>
          </table:table-cell>
          <table:table-cell office:value-type="string" calcext:value-type="string">
            <text:p>SWETHA SRI 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4];&quot;/L&quot;;[.H134];&quot;/R&quot;)" office:value-type="string" office:string-value="MA/B/L2/R" calcext:value-type="string">
            <text:p>MA/B/L2/R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CONCATENATE([.K134];[.M134];&quot;/1&quot;;[.L134];&quot;/B1&quot;)" office:value-type="string" office:string-value="MA/B/L2/R4/1133/B1" calcext:value-type="string">
            <text:p>MA/B/L2/R4/1133/B1</text:p>
          </table:table-cell>
          <table:table-cell office:value-type="string" calcext:value-type="string">
            <text:p>MA/B/L2/R4/1133/B1</text:p>
          </table:table-cell>
        </table:table-row>
        <table:table-row table:style-name="ro2">
          <table:table-cell office:value-type="float" office:value="9972521472" calcext:value-type="float">
            <text:p>9972521472</text:p>
          </table:table-cell>
          <table:table-cell office:value-type="string" calcext:value-type="string">
            <text:p>TANMAY M HADAGIN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5];&quot;/L&quot;;[.H135];&quot;/R&quot;)" office:value-type="string" office:string-value="MA/B/L2/R" calcext:value-type="string">
            <text:p>MA/B/L2/R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CONCATENATE([.K135];[.M135];&quot;/1&quot;;[.L135];&quot;/B1&quot;)" office:value-type="string" office:string-value="MA/B/L2/R4/1134/B1" calcext:value-type="string">
            <text:p>MA/B/L2/R4/1134/B1</text:p>
          </table:table-cell>
          <table:table-cell office:value-type="string" calcext:value-type="string">
            <text:p>MA/B/L2/R4/1134/B1</text:p>
          </table:table-cell>
        </table:table-row>
        <table:table-row table:style-name="ro2">
          <table:table-cell office:value-type="float" office:value="9687550677" calcext:value-type="float">
            <text:p>9687550677</text:p>
          </table:table-cell>
          <table:table-cell office:value-type="string" calcext:value-type="string">
            <text:p>TAPAS HARSHAD PARM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6];&quot;/L&quot;;[.H136];&quot;/R&quot;)" office:value-type="string" office:string-value="MA/B/L2/R" calcext:value-type="string">
            <text:p>MA/B/L2/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CONCATENATE([.K136];[.M136];&quot;/1&quot;;[.L136];&quot;/B1&quot;)" office:value-type="string" office:string-value="MA/B/L2/R4/1135/B1" calcext:value-type="string">
            <text:p>MA/B/L2/R4/1135/B1</text:p>
          </table:table-cell>
          <table:table-cell office:value-type="string" calcext:value-type="string">
            <text:p>MA/B/L2/R4/1135/B1</text:p>
          </table:table-cell>
        </table:table-row>
        <table:table-row table:style-name="ro2">
          <table:table-cell office:value-type="float" office:value="9166252518" calcext:value-type="float">
            <text:p>9166252518</text:p>
          </table:table-cell>
          <table:table-cell office:value-type="string" calcext:value-type="string">
            <text:p>VISHAL SINGH RATHOR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7];&quot;/L&quot;;[.H137];&quot;/R&quot;)" office:value-type="string" office:string-value="MA/B/L2/R" calcext:value-type="string">
            <text:p>MA/B/L2/R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CONCATENATE([.K137];[.M137];&quot;/1&quot;;[.L137];&quot;/B1&quot;)" office:value-type="string" office:string-value="MA/B/L2/R4/1136/B1" calcext:value-type="string">
            <text:p>MA/B/L2/R4/1136/B1</text:p>
          </table:table-cell>
          <table:table-cell office:value-type="string" calcext:value-type="string">
            <text:p>MA/B/L2/R4/1136/B1</text:p>
          </table:table-cell>
        </table:table-row>
        <table:table-row table:style-name="ro2">
          <table:table-cell office:value-type="float" office:value="8867219679" calcext:value-type="float">
            <text:p>8867219679</text:p>
          </table:table-cell>
          <table:table-cell office:value-type="string" calcext:value-type="string">
            <text:p>VISHWANATH B NARASANNAV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8];&quot;/L&quot;;[.H138];&quot;/R&quot;)" office:value-type="string" office:string-value="MA/B/L2/R" calcext:value-type="string">
            <text:p>MA/B/L2/R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CONCATENATE([.K138];[.M138];&quot;/1&quot;;[.L138];&quot;/B1&quot;)" office:value-type="string" office:string-value="MA/B/L2/R4/1137/B1" calcext:value-type="string">
            <text:p>MA/B/L2/R4/1137/B1</text:p>
          </table:table-cell>
          <table:table-cell office:value-type="string" calcext:value-type="string">
            <text:p>MA/B/L2/R4/1137/B1</text:p>
          </table:table-cell>
        </table:table-row>
        <table:table-row table:style-name="ro2">
          <table:table-cell office:value-type="float" office:value="9664161061" calcext:value-type="float">
            <text:p>9664161061</text:p>
          </table:table-cell>
          <table:table-cell office:value-type="string" calcext:value-type="string">
            <text:p>DAKSH ACHAR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39];&quot;/L&quot;;[.H139];&quot;/R&quot;)" office:value-type="string" office:string-value="MA/C/L2/R" calcext:value-type="string">
            <text:p>MA/C/L2/R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CONCATENATE([.K139];[.M139];&quot;/1&quot;;[.L139];&quot;/B1&quot;)" office:value-type="string" office:string-value="MA/C/L2/R4/1138/B1" calcext:value-type="string">
            <text:p>MA/C/L2/R4/1138/B1</text:p>
          </table:table-cell>
          <table:table-cell office:value-type="string" calcext:value-type="string">
            <text:p>MA/C/L2/R4/1138/B1</text:p>
          </table:table-cell>
        </table:table-row>
        <table:table-row table:style-name="ro2">
          <table:table-cell office:value-type="float" office:value="9879465081" calcext:value-type="float">
            <text:p>9879465081</text:p>
          </table:table-cell>
          <table:table-cell office:value-type="string" calcext:value-type="string">
            <text:p>DEVANSHU SHAILESHBHAI DOBARI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0];&quot;/L&quot;;[.H140];&quot;/R&quot;)" office:value-type="string" office:string-value="MA/C/L2/R" calcext:value-type="string">
            <text:p>MA/C/L2/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CONCATENATE([.K140];[.M140];&quot;/1&quot;;[.L140];&quot;/B1&quot;)" office:value-type="string" office:string-value="MA/C/L2/R4/1139/B1" calcext:value-type="string">
            <text:p>MA/C/L2/R4/1139/B1</text:p>
          </table:table-cell>
          <table:table-cell office:value-type="string" calcext:value-type="string">
            <text:p>MA/C/L2/R4/1139/B1</text:p>
          </table:table-cell>
        </table:table-row>
        <table:table-row table:style-name="ro2">
          <table:table-cell office:value-type="float" office:value="9283456445" calcext:value-type="float">
            <text:p>9283456445</text:p>
          </table:table-cell>
          <table:table-cell office:value-type="string" calcext:value-type="string">
            <text:p>DEVISHRE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1];&quot;/L&quot;;[.H141];&quot;/R&quot;)" office:value-type="string" office:string-value="MA/C/L2/R" calcext:value-type="string">
            <text:p>MA/C/L2/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CONCATENATE([.K141];[.M141];&quot;/1&quot;;[.L141];&quot;/B1&quot;)" office:value-type="string" office:string-value="MA/C/L2/R4/1140/B1" calcext:value-type="string">
            <text:p>MA/C/L2/R4/1140/B1</text:p>
          </table:table-cell>
          <table:table-cell office:value-type="string" calcext:value-type="string">
            <text:p>MA/C/L2/R4/1140/B1</text:p>
          </table:table-cell>
        </table:table-row>
        <table:table-row table:style-name="ro2">
          <table:table-cell office:value-type="float" office:value="9726098466" calcext:value-type="float">
            <text:p>9726098466</text:p>
          </table:table-cell>
          <table:table-cell office:value-type="string" calcext:value-type="string">
            <text:p>DOBARIYA TIRTH RAMESH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Gajera Centre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2];&quot;/L&quot;;[.H142];&quot;/R&quot;)" office:value-type="string" office:string-value="MA/C/L2/R" calcext:value-type="string">
            <text:p>MA/C/L2/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CONCATENATE([.K142];[.M142];&quot;/1&quot;;[.L142];&quot;/B1&quot;)" office:value-type="string" office:string-value="MA/C/L2/R4/1141/B1" calcext:value-type="string">
            <text:p>MA/C/L2/R4/1141/B1</text:p>
          </table:table-cell>
          <table:table-cell office:value-type="string" calcext:value-type="string">
            <text:p>MA/C/L2/R4/1141/B1</text:p>
          </table:table-cell>
        </table:table-row>
        <table:table-row table:style-name="ro2">
          <table:table-cell office:value-type="float" office:value="9840502575" calcext:value-type="float">
            <text:p>9840502575</text:p>
          </table:table-cell>
          <table:table-cell office:value-type="string" calcext:value-type="string">
            <text:p>K SATHANA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3];&quot;/L&quot;;[.H143];&quot;/R&quot;)" office:value-type="string" office:string-value="MA/C/L2/R" calcext:value-type="string">
            <text:p>MA/C/L2/R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CONCATENATE([.K143];[.M143];&quot;/1&quot;;[.L143];&quot;/B1&quot;)" office:value-type="string" office:string-value="MA/C/L2/R4/1142/B1" calcext:value-type="string">
            <text:p>MA/C/L2/R4/1142/B1</text:p>
          </table:table-cell>
          <table:table-cell office:value-type="string" calcext:value-type="string">
            <text:p>MA/C/L2/R4/1142/B1</text:p>
          </table:table-cell>
        </table:table-row>
        <table:table-row table:style-name="ro2">
          <table:table-cell office:value-type="float" office:value="8160303003" calcext:value-type="float">
            <text:p>8160303003</text:p>
          </table:table-cell>
          <table:table-cell office:value-type="string" calcext:value-type="string">
            <text:p>KALATHIYA SHUBH RASHMINBH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Gajera Centre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4];&quot;/L&quot;;[.H144];&quot;/R&quot;)" office:value-type="string" office:string-value="MA/C/L2/R" calcext:value-type="string">
            <text:p>MA/C/L2/R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table:formula="of:=CONCATENATE([.K144];[.M144];&quot;/1&quot;;[.L144];&quot;/B1&quot;)" office:value-type="string" office:string-value="MA/C/L2/R4/1143/B1" calcext:value-type="string">
            <text:p>MA/C/L2/R4/1143/B1</text:p>
          </table:table-cell>
          <table:table-cell office:value-type="string" calcext:value-type="string">
            <text:p>MA/C/L2/R4/1143/B1</text:p>
          </table:table-cell>
        </table:table-row>
        <table:table-row table:style-name="ro2">
          <table:table-cell office:value-type="float" office:value="9894151965" calcext:value-type="float">
            <text:p>9894151965</text:p>
          </table:table-cell>
          <table:table-cell office:value-type="string" calcext:value-type="string">
            <text:p>KIROSHRITHIK.V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5];&quot;/L&quot;;[.H145];&quot;/R&quot;)" office:value-type="string" office:string-value="MA/C/L2/R" calcext:value-type="string">
            <text:p>MA/C/L2/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CONCATENATE([.K145];[.M145];&quot;/1&quot;;[.L145];&quot;/B1&quot;)" office:value-type="string" office:string-value="MA/C/L2/R4/1144/B1" calcext:value-type="string">
            <text:p>MA/C/L2/R4/1144/B1</text:p>
          </table:table-cell>
          <table:table-cell office:value-type="string" calcext:value-type="string">
            <text:p>MA/C/L2/R4/1144/B1</text:p>
          </table:table-cell>
        </table:table-row>
        <table:table-row table:style-name="ro2">
          <table:table-cell office:value-type="float" office:value="9092035883" calcext:value-type="float">
            <text:p>9092035883</text:p>
          </table:table-cell>
          <table:table-cell office:value-type="string" calcext:value-type="string">
            <text:p>NANDHINI.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6];&quot;/L&quot;;[.H146];&quot;/R&quot;)" office:value-type="string" office:string-value="MA/C/L2/R" calcext:value-type="string">
            <text:p>MA/C/L2/R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CONCATENATE([.K146];[.M146];&quot;/1&quot;;[.L146];&quot;/B1&quot;)" office:value-type="string" office:string-value="MA/C/L2/R5/1145/B1" calcext:value-type="string">
            <text:p>MA/C/L2/R5/1145/B1</text:p>
          </table:table-cell>
          <table:table-cell office:value-type="string" calcext:value-type="string">
            <text:p>MA/C/L2/R5/1145/B1</text:p>
          </table:table-cell>
        </table:table-row>
        <table:table-row table:style-name="ro2">
          <table:table-cell office:value-type="float" office:value="9940500823" calcext:value-type="float">
            <text:p>9940500823</text:p>
          </table:table-cell>
          <table:table-cell office:value-type="string" calcext:value-type="string">
            <text:p>POOJA SHREE D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7];&quot;/L&quot;;[.H147];&quot;/R&quot;)" office:value-type="string" office:string-value="MA/C/L2/R" calcext:value-type="string">
            <text:p>MA/C/L2/R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CONCATENATE([.K147];[.M147];&quot;/1&quot;;[.L147];&quot;/B1&quot;)" office:value-type="string" office:string-value="MA/C/L2/R5/1146/B1" calcext:value-type="string">
            <text:p>MA/C/L2/R5/1146/B1</text:p>
          </table:table-cell>
          <table:table-cell office:value-type="string" calcext:value-type="string">
            <text:p>MA/C/L2/R5/1146/B1</text:p>
          </table:table-cell>
        </table:table-row>
        <table:table-row table:style-name="ro2">
          <table:table-cell office:value-type="float" office:value="9514746046" calcext:value-type="float">
            <text:p>9514746046</text:p>
          </table:table-cell>
          <table:table-cell office:value-type="string" calcext:value-type="string">
            <text:p>PRAKHSI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8];&quot;/L&quot;;[.H148];&quot;/R&quot;)" office:value-type="string" office:string-value="MA/C/L2/R" calcext:value-type="string">
            <text:p>MA/C/L2/R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table:formula="of:=CONCATENATE([.K148];[.M148];&quot;/1&quot;;[.L148];&quot;/B1&quot;)" office:value-type="string" office:string-value="MA/C/L2/R5/1147/B1" calcext:value-type="string">
            <text:p>MA/C/L2/R5/1147/B1</text:p>
          </table:table-cell>
          <table:table-cell office:value-type="string" calcext:value-type="string">
            <text:p>MA/C/L2/R5/1147/B1</text:p>
          </table:table-cell>
        </table:table-row>
        <table:table-row table:style-name="ro2">
          <table:table-cell office:value-type="float" office:value="9444786794" calcext:value-type="float">
            <text:p>9444786794</text:p>
          </table:table-cell>
          <table:table-cell office:value-type="string" calcext:value-type="string">
            <text:p>S KAVIN AADHITH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49];&quot;/L&quot;;[.H149];&quot;/R&quot;)" office:value-type="string" office:string-value="MA/C/L2/R" calcext:value-type="string">
            <text:p>MA/C/L2/R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CONCATENATE([.K149];[.M149];&quot;/1&quot;;[.L149];&quot;/B1&quot;)" office:value-type="string" office:string-value="MA/C/L2/R5/1148/B1" calcext:value-type="string">
            <text:p>MA/C/L2/R5/1148/B1</text:p>
          </table:table-cell>
          <table:table-cell office:value-type="string" calcext:value-type="string">
            <text:p>MA/C/L2/R5/1148/B1</text:p>
          </table:table-cell>
        </table:table-row>
        <table:table-row table:style-name="ro2">
          <table:table-cell office:value-type="float" office:value="7019044912" calcext:value-type="float">
            <text:p>7019044912</text:p>
          </table:table-cell>
          <table:table-cell office:value-type="string" calcext:value-type="string">
            <text:p>SHRAVANI R MARENNAV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0];&quot;/L&quot;;[.H150];&quot;/R&quot;)" office:value-type="string" office:string-value="MA/C/L2/R" calcext:value-type="string">
            <text:p>MA/C/L2/R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CONCATENATE([.K150];[.M150];&quot;/1&quot;;[.L150];&quot;/B1&quot;)" office:value-type="string" office:string-value="MA/C/L2/R5/1149/B1" calcext:value-type="string">
            <text:p>MA/C/L2/R5/1149/B1</text:p>
          </table:table-cell>
          <table:table-cell office:value-type="string" calcext:value-type="string">
            <text:p>MA/C/L2/R5/1149/B1</text:p>
          </table:table-cell>
        </table:table-row>
        <table:table-row table:style-name="ro2">
          <table:table-cell office:value-type="float" office:value="7622015383" calcext:value-type="float">
            <text:p>7622015383</text:p>
          </table:table-cell>
          <table:table-cell office:value-type="string" calcext:value-type="string">
            <text:p>TANI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lthan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1];&quot;/L&quot;;[.H151];&quot;/R&quot;)" office:value-type="string" office:string-value="MA/C/L2/R" calcext:value-type="string">
            <text:p>MA/C/L2/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CONCATENATE([.K151];[.M151];&quot;/1&quot;;[.L151];&quot;/B1&quot;)" office:value-type="string" office:string-value="MA/C/L2/R5/1150/B1" calcext:value-type="string">
            <text:p>MA/C/L2/R5/1150/B1</text:p>
          </table:table-cell>
          <table:table-cell office:value-type="string" calcext:value-type="string">
            <text:p>MA/C/L2/R5/1150/B1</text:p>
          </table:table-cell>
        </table:table-row>
        <table:table-row table:style-name="ro2">
          <table:table-cell office:value-type="float" office:value="7000095198" calcext:value-type="float">
            <text:p>7000095198</text:p>
          </table:table-cell>
          <table:table-cell office:value-type="string" calcext:value-type="string">
            <text:p>YASHIKA <text:s/>MISHR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2];&quot;/L&quot;;[.H152];&quot;/R&quot;)" office:value-type="string" office:string-value="MA/C/L2/R" calcext:value-type="string">
            <text:p>MA/C/L2/R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formula="of:=CONCATENATE([.K152];[.M152];&quot;/1&quot;;[.L152];&quot;/B1&quot;)" office:value-type="string" office:string-value="MA/C/L2/R5/1151/B1" calcext:value-type="string">
            <text:p>MA/C/L2/R5/1151/B1</text:p>
          </table:table-cell>
          <table:table-cell office:value-type="string" calcext:value-type="string">
            <text:p>MA/C/L2/R5/1151/B1</text:p>
          </table:table-cell>
        </table:table-row>
        <table:table-row table:style-name="ro2">
          <table:table-cell office:value-type="float" office:value="9444430431" calcext:value-type="float">
            <text:p>9444430431</text:p>
          </table:table-cell>
          <table:table-cell office:value-type="string" calcext:value-type="string">
            <text:p>MONIKA K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3];&quot;/L&quot;;[.H153];&quot;/R&quot;)" office:value-type="string" office:string-value="MA/D/L2/R" calcext:value-type="string">
            <text:p>MA/D/L2/R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CONCATENATE([.K153];[.M153];&quot;/1&quot;;[.L153];&quot;/B1&quot;)" office:value-type="string" office:string-value="MA/D/L2/R5/1152/B1" calcext:value-type="string">
            <text:p>MA/D/L2/R5/1152/B1</text:p>
          </table:table-cell>
          <table:table-cell office:value-type="string" calcext:value-type="string">
            <text:p>MA/D/L2/R5/1152/B1</text:p>
          </table:table-cell>
        </table:table-row>
        <table:table-row table:style-name="ro2">
          <table:table-cell office:value-type="float" office:value="8904238832" calcext:value-type="float">
            <text:p>8904238832</text:p>
          </table:table-cell>
          <table:table-cell office:value-type="string" calcext:value-type="string">
            <text:p>NEHA MALAGAL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4];&quot;/L&quot;;[.H154];&quot;/R&quot;)" office:value-type="string" office:string-value="MA/D/L2/R" calcext:value-type="string">
            <text:p>MA/D/L2/R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CONCATENATE([.K154];[.M154];&quot;/1&quot;;[.L154];&quot;/B1&quot;)" office:value-type="string" office:string-value="MA/D/L2/R5/1153/B1" calcext:value-type="string">
            <text:p>MA/D/L2/R5/1153/B1</text:p>
          </table:table-cell>
          <table:table-cell office:value-type="string" calcext:value-type="string">
            <text:p>MA/D/L2/R5/1153/B1</text:p>
          </table:table-cell>
        </table:table-row>
        <table:table-row table:style-name="ro2">
          <table:table-cell office:value-type="float" office:value="7200651634" calcext:value-type="float">
            <text:p>7200651634</text:p>
          </table:table-cell>
          <table:table-cell office:value-type="string" calcext:value-type="string">
            <text:p>R.RAKSHAN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idya School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5];&quot;/L&quot;;[.H155];&quot;/R&quot;)" office:value-type="string" office:string-value="MA/D/L2/R" calcext:value-type="string">
            <text:p>MA/D/L2/R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table:formula="of:=CONCATENATE([.K155];[.M155];&quot;/1&quot;;[.L155];&quot;/B1&quot;)" office:value-type="string" office:string-value="MA/D/L2/R5/1154/B1" calcext:value-type="string">
            <text:p>MA/D/L2/R5/1154/B1</text:p>
          </table:table-cell>
          <table:table-cell office:value-type="string" calcext:value-type="string">
            <text:p>MA/D/L2/R5/1154/B1</text:p>
          </table:table-cell>
        </table:table-row>
        <table:table-row table:style-name="ro2">
          <table:table-cell office:value-type="float" office:value="9894679306" calcext:value-type="float">
            <text:p>9894679306</text:p>
          </table:table-cell>
          <table:table-cell office:value-type="string" calcext:value-type="string">
            <text:p>V.PRADEEPA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6];&quot;/L&quot;;[.H156];&quot;/R&quot;)" office:value-type="string" office:string-value="MA/D/L2/R" calcext:value-type="string">
            <text:p>MA/D/L2/R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formula="of:=CONCATENATE([.K156];[.M156];&quot;/1&quot;;[.L156];&quot;/B1&quot;)" office:value-type="string" office:string-value="MA/D/L2/R5/1155/B1" calcext:value-type="string">
            <text:p>MA/D/L2/R5/1155/B1</text:p>
          </table:table-cell>
          <table:table-cell office:value-type="string" calcext:value-type="string">
            <text:p>MA/D/L2/R5/1155/B1</text:p>
          </table:table-cell>
        </table:table-row>
        <table:table-row table:style-name="ro2">
          <table:table-cell office:value-type="float" office:value="9925255868" calcext:value-type="float">
            <text:p>9925255868</text:p>
          </table:table-cell>
          <table:table-cell office:value-type="string" calcext:value-type="string">
            <text:p>YANSHI VINODBHAI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7];&quot;/L&quot;;[.H157];&quot;/R&quot;)" office:value-type="string" office:string-value="MA/D/L2/R" calcext:value-type="string">
            <text:p>MA/D/L2/R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CONCATENATE([.K157];[.M157];&quot;/1&quot;;[.L157];&quot;/B1&quot;)" office:value-type="string" office:string-value="MA/D/L2/R5/1156/B1" calcext:value-type="string">
            <text:p>MA/D/L2/R5/1156/B1</text:p>
          </table:table-cell>
          <table:table-cell office:value-type="string" calcext:value-type="string">
            <text:p>MA/D/L2/R5/1156/B1</text:p>
          </table:table-cell>
        </table:table-row>
        <table:table-row table:style-name="ro2">
          <table:table-cell office:value-type="float" office:value="7984678355" calcext:value-type="float">
            <text:p>7984678355</text:p>
          </table:table-cell>
          <table:table-cell office:value-type="string" calcext:value-type="string">
            <text:p>YASHRAJ BARI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8];&quot;/L&quot;;[.H158];&quot;/R&quot;)" office:value-type="string" office:string-value="MA/D/L2/R" calcext:value-type="string">
            <text:p>MA/D/L2/R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formula="of:=CONCATENATE([.K158];[.M158];&quot;/1&quot;;[.L158];&quot;/B1&quot;)" office:value-type="string" office:string-value="MA/D/L2/R5/1157/B1" calcext:value-type="string">
            <text:p>MA/D/L2/R5/1157/B1</text:p>
          </table:table-cell>
          <table:table-cell office:value-type="string" calcext:value-type="string">
            <text:p>MA/D/L2/R5/1157/B1</text:p>
          </table:table-cell>
        </table:table-row>
        <table:table-row table:style-name="ro2">
          <table:table-cell office:value-type="float" office:value="8839212654" calcext:value-type="float">
            <text:p>8839212654</text:p>
          </table:table-cell>
          <table:table-cell office:value-type="string" calcext:value-type="string">
            <text:p>GARV MEEN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59];&quot;/L&quot;;[.H159];&quot;/R&quot;)" office:value-type="string" office:string-value="MA/A/L3/R" calcext:value-type="string">
            <text:p>MA/A/L3/R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CONCATENATE([.K159];[.M159];&quot;/1&quot;;[.L159];&quot;/B1&quot;)" office:value-type="string" office:string-value="MA/A/L3/R5/1158/B1" calcext:value-type="string">
            <text:p>MA/A/L3/R5/1158/B1</text:p>
          </table:table-cell>
          <table:table-cell office:value-type="string" calcext:value-type="string">
            <text:p>MA/A/L3/R5/1158/B1</text:p>
          </table:table-cell>
        </table:table-row>
        <table:table-row table:style-name="ro2">
          <table:table-cell office:value-type="float" office:value="9428708113" calcext:value-type="float">
            <text:p>9428708113</text:p>
          </table:table-cell>
          <table:table-cell office:value-type="string" calcext:value-type="string">
            <text:p>HUSAINA BHATI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0];&quot;/L&quot;;[.H160];&quot;/R&quot;)" office:value-type="string" office:string-value="MA/A/L3/R" calcext:value-type="string">
            <text:p>MA/A/L3/R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formula="of:=CONCATENATE([.K160];[.M160];&quot;/1&quot;;[.L160];&quot;/B1&quot;)" office:value-type="string" office:string-value="MA/A/L3/R5/1159/B1" calcext:value-type="string">
            <text:p>MA/A/L3/R5/1159/B1</text:p>
          </table:table-cell>
          <table:table-cell office:value-type="string" calcext:value-type="string">
            <text:p>MA/A/L3/R5/1159/B1</text:p>
          </table:table-cell>
        </table:table-row>
        <table:table-row table:style-name="ro2">
          <table:table-cell office:value-type="float" office:value="9443316595" calcext:value-type="float">
            <text:p>9443316595</text:p>
          </table:table-cell>
          <table:table-cell office:value-type="string" calcext:value-type="string">
            <text:p>SANJANA.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1];&quot;/L&quot;;[.H161];&quot;/R&quot;)" office:value-type="string" office:string-value="MA/A/L3/R" calcext:value-type="string">
            <text:p>MA/A/L3/R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CONCATENATE([.K161];[.M161];&quot;/1&quot;;[.L161];&quot;/B1&quot;)" office:value-type="string" office:string-value="MA/A/L3/R5/1160/B1" calcext:value-type="string">
            <text:p>MA/A/L3/R5/1160/B1</text:p>
          </table:table-cell>
          <table:table-cell office:value-type="string" calcext:value-type="string">
            <text:p>MA/A/L3/R5/1160/B1</text:p>
          </table:table-cell>
        </table:table-row>
        <table:table-row table:style-name="ro2">
          <table:table-cell office:value-type="float" office:value="9425719950" calcext:value-type="float">
            <text:p>9425719950</text:p>
          </table:table-cell>
          <table:table-cell office:value-type="string" calcext:value-type="string">
            <text:p>AADYA SINGH CHAUH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2];&quot;/L&quot;;[.H162];&quot;/R&quot;)" office:value-type="string" office:string-value="MA/B/L3/R" calcext:value-type="string">
            <text:p>MA/B/L3/R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CONCATENATE([.K162];[.M162];&quot;/1&quot;;[.L162];&quot;/B1&quot;)" office:value-type="string" office:string-value="MA/B/L3/R5/1161/B1" calcext:value-type="string">
            <text:p>MA/B/L3/R5/1161/B1</text:p>
          </table:table-cell>
          <table:table-cell office:value-type="string" calcext:value-type="string">
            <text:p>MA/B/L3/R5/1161/B1</text:p>
          </table:table-cell>
        </table:table-row>
        <table:table-row table:style-name="ro2">
          <table:table-cell office:value-type="float" office:value="9739546909" calcext:value-type="float">
            <text:p>9739546909</text:p>
          </table:table-cell>
          <table:table-cell office:value-type="string" calcext:value-type="string">
            <text:p>ADVIKA RAMYA GOWD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3];&quot;/L&quot;;[.H163];&quot;/R&quot;)" office:value-type="string" office:string-value="MA/B/L3/R" calcext:value-type="string">
            <text:p>MA/B/L3/R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table:formula="of:=CONCATENATE([.K163];[.M163];&quot;/1&quot;;[.L163];&quot;/B1&quot;)" office:value-type="string" office:string-value="MA/B/L3/R5/1162/B1" calcext:value-type="string">
            <text:p>MA/B/L3/R5/1162/B1</text:p>
          </table:table-cell>
          <table:table-cell office:value-type="string" calcext:value-type="string">
            <text:p>MA/B/L3/R5/1162/B1</text:p>
          </table:table-cell>
        </table:table-row>
        <table:table-row table:style-name="ro2">
          <table:table-cell office:value-type="float" office:value="9926264949" calcext:value-type="float">
            <text:p>9926264949</text:p>
          </table:table-cell>
          <table:table-cell office:value-type="string" calcext:value-type="string">
            <text:p>AKSHARA SINGH SIKARW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4];&quot;/L&quot;;[.H164];&quot;/R&quot;)" office:value-type="string" office:string-value="MA/B/L3/R" calcext:value-type="string">
            <text:p>MA/B/L3/R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table:formula="of:=CONCATENATE([.K164];[.M164];&quot;/1&quot;;[.L164];&quot;/B1&quot;)" office:value-type="string" office:string-value="MA/B/L3/R5/1163/B1" calcext:value-type="string">
            <text:p>MA/B/L3/R5/1163/B1</text:p>
          </table:table-cell>
          <table:table-cell office:value-type="string" calcext:value-type="string">
            <text:p>MA/B/L3/R5/1163/B1</text:p>
          </table:table-cell>
        </table:table-row>
        <table:table-row table:style-name="ro2">
          <table:table-cell office:value-type="float" office:value="9303561915" calcext:value-type="float">
            <text:p>9303561915</text:p>
          </table:table-cell>
          <table:table-cell office:value-type="string" calcext:value-type="string">
            <text:p>ANUSHKA CHANDI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5];&quot;/L&quot;;[.H165];&quot;/R&quot;)" office:value-type="string" office:string-value="MA/B/L3/R" calcext:value-type="string">
            <text:p>MA/B/L3/R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CONCATENATE([.K165];[.M165];&quot;/1&quot;;[.L165];&quot;/B1&quot;)" office:value-type="string" office:string-value="MA/B/L3/R5/1164/B1" calcext:value-type="string">
            <text:p>MA/B/L3/R5/1164/B1</text:p>
          </table:table-cell>
          <table:table-cell office:value-type="string" calcext:value-type="string">
            <text:p>MA/B/L3/R5/1164/B1</text:p>
          </table:table-cell>
        </table:table-row>
        <table:table-row table:style-name="ro2">
          <table:table-cell office:value-type="float" office:value="9448455050" calcext:value-type="float">
            <text:p>9448455050</text:p>
          </table:table-cell>
          <table:table-cell office:value-type="string" calcext:value-type="string">
            <text:p>ARADYA K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6];&quot;/L&quot;;[.H166];&quot;/R&quot;)" office:value-type="string" office:string-value="MA/B/L3/R" calcext:value-type="string">
            <text:p>MA/B/L3/R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CONCATENATE([.K166];[.M166];&quot;/1&quot;;[.L166];&quot;/B1&quot;)" office:value-type="string" office:string-value="MA/B/L3/R5/1165/B1" calcext:value-type="string">
            <text:p>MA/B/L3/R5/1165/B1</text:p>
          </table:table-cell>
          <table:table-cell office:value-type="string" calcext:value-type="string">
            <text:p>MA/B/L3/R5/1165/B1</text:p>
          </table:table-cell>
        </table:table-row>
        <table:table-row table:style-name="ro2">
          <table:table-cell office:value-type="float" office:value="9409411167" calcext:value-type="float">
            <text:p>9409411167</text:p>
          </table:table-cell>
          <table:table-cell office:value-type="string" calcext:value-type="string">
            <text:p>ARTH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nkleshwar - GIDC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7];&quot;/L&quot;;[.H167];&quot;/R&quot;)" office:value-type="string" office:string-value="MA/B/L3/R" calcext:value-type="string">
            <text:p>MA/B/L3/R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formula="of:=CONCATENATE([.K167];[.M167];&quot;/1&quot;;[.L167];&quot;/B1&quot;)" office:value-type="string" office:string-value="MA/B/L3/R5/1166/B1" calcext:value-type="string">
            <text:p>MA/B/L3/R5/1166/B1</text:p>
          </table:table-cell>
          <table:table-cell office:value-type="string" calcext:value-type="string">
            <text:p>MA/B/L3/R5/1166/B1</text:p>
          </table:table-cell>
        </table:table-row>
        <table:table-row table:style-name="ro2">
          <table:table-cell office:value-type="float" office:value="9994479116" calcext:value-type="float">
            <text:p>9994479116</text:p>
          </table:table-cell>
          <table:table-cell office:value-type="string" calcext:value-type="string">
            <text:p>J.NIKSHIT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8];&quot;/L&quot;;[.H168];&quot;/R&quot;)" office:value-type="string" office:string-value="MA/B/L3/R" calcext:value-type="string">
            <text:p>MA/B/L3/R</text:p>
          </table:table-cell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formula="of:=CONCATENATE([.K168];[.M168];&quot;/1&quot;;[.L168];&quot;/B1&quot;)" office:value-type="string" office:string-value="MA/B/L3/R5/1167/B1" calcext:value-type="string">
            <text:p>MA/B/L3/R5/1167/B1</text:p>
          </table:table-cell>
          <table:table-cell office:value-type="string" calcext:value-type="string">
            <text:p>MA/B/L3/R5/1167/B1</text:p>
          </table:table-cell>
        </table:table-row>
        <table:table-row table:style-name="ro2">
          <table:table-cell office:value-type="float" office:value="9079902716" calcext:value-type="float">
            <text:p>9079902716</text:p>
          </table:table-cell>
          <table:table-cell office:value-type="string" calcext:value-type="string">
            <text:p>SARTHAK BANS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69];&quot;/L&quot;;[.H169];&quot;/R&quot;)" office:value-type="string" office:string-value="MA/B/L3/R" calcext:value-type="string">
            <text:p>MA/B/L3/R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CONCATENATE([.K169];[.M169];&quot;/1&quot;;[.L169];&quot;/B1&quot;)" office:value-type="string" office:string-value="MA/B/L3/R5/1168/B1" calcext:value-type="string">
            <text:p>MA/B/L3/R5/1168/B1</text:p>
          </table:table-cell>
          <table:table-cell office:value-type="string" calcext:value-type="string">
            <text:p>MA/B/L3/R5/1168/B1</text:p>
          </table:table-cell>
        </table:table-row>
        <table:table-row table:style-name="ro2">
          <table:table-cell office:value-type="float" office:value="9827226254" calcext:value-type="float">
            <text:p>9827226254</text:p>
          </table:table-cell>
          <table:table-cell office:value-type="string" calcext:value-type="string">
            <text:p>SHREYANSHI SHARM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0];&quot;/L&quot;;[.H170];&quot;/R&quot;)" office:value-type="string" office:string-value="MA/B/L3/R" calcext:value-type="string">
            <text:p>MA/B/L3/R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CONCATENATE([.K170];[.M170];&quot;/1&quot;;[.L170];&quot;/B1&quot;)" office:value-type="string" office:string-value="MA/B/L3/R5/1169/B1" calcext:value-type="string">
            <text:p>MA/B/L3/R5/1169/B1</text:p>
          </table:table-cell>
          <table:table-cell office:value-type="string" calcext:value-type="string">
            <text:p>MA/B/L3/R5/1169/B1</text:p>
          </table:table-cell>
        </table:table-row>
        <table:table-row table:style-name="ro2">
          <table:table-cell office:value-type="float" office:value="9791132336" calcext:value-type="float">
            <text:p>9791132336</text:p>
          </table:table-cell>
          <table:table-cell office:value-type="string" calcext:value-type="string">
            <text:p>SHREYASSRIKANTHAN.B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1];&quot;/L&quot;;[.H171];&quot;/R&quot;)" office:value-type="string" office:string-value="MA/B/L3/R" calcext:value-type="string">
            <text:p>MA/B/L3/R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CONCATENATE([.K171];[.M171];&quot;/1&quot;;[.L171];&quot;/B1&quot;)" office:value-type="string" office:string-value="MA/B/L3/R5/1170/B1" calcext:value-type="string">
            <text:p>MA/B/L3/R5/1170/B1</text:p>
          </table:table-cell>
          <table:table-cell office:value-type="string" calcext:value-type="string">
            <text:p>MA/B/L3/R5/1170/B1</text:p>
          </table:table-cell>
        </table:table-row>
        <table:table-row table:style-name="ro2">
          <table:table-cell office:value-type="float" office:value="9986408522" calcext:value-type="float">
            <text:p>9986408522</text:p>
          </table:table-cell>
          <table:table-cell office:value-type="string" calcext:value-type="string">
            <text:p>BHAVANA 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2];&quot;/L&quot;;[.H172];&quot;/R&quot;)" office:value-type="string" office:string-value="MA/C/L3/R" calcext:value-type="string">
            <text:p>MA/C/L3/R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CONCATENATE([.K172];[.M172];&quot;/1&quot;;[.L172];&quot;/B1&quot;)" office:value-type="string" office:string-value="MA/C/L3/R5/1171/B1" calcext:value-type="string">
            <text:p>MA/C/L3/R5/1171/B1</text:p>
          </table:table-cell>
          <table:table-cell office:value-type="string" calcext:value-type="string">
            <text:p>MA/C/L3/R5/1171/B1</text:p>
          </table:table-cell>
        </table:table-row>
        <table:table-row table:style-name="ro2">
          <table:table-cell office:value-type="float" office:value="9150027942" calcext:value-type="float">
            <text:p>9150027942</text:p>
          </table:table-cell>
          <table:table-cell office:value-type="string" calcext:value-type="string">
            <text:p>KISHORE KUMAR.P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3];&quot;/L&quot;;[.H173];&quot;/R&quot;)" office:value-type="string" office:string-value="MA/C/L3/R" calcext:value-type="string">
            <text:p>MA/C/L3/R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table:formula="of:=CONCATENATE([.K173];[.M173];&quot;/1&quot;;[.L173];&quot;/B1&quot;)" office:value-type="string" office:string-value="MA/C/L3/R5/1172/B1" calcext:value-type="string">
            <text:p>MA/C/L3/R5/1172/B1</text:p>
          </table:table-cell>
          <table:table-cell office:value-type="string" calcext:value-type="string">
            <text:p>MA/C/L3/R5/1172/B1</text:p>
          </table:table-cell>
        </table:table-row>
        <table:table-row table:style-name="ro2">
          <table:table-cell office:value-type="float" office:value="9678470457" calcext:value-type="float">
            <text:p>9678470457</text:p>
          </table:table-cell>
          <table:table-cell office:value-type="string" calcext:value-type="string">
            <text:p>MINAKSHREE SARK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<text:s/>Chapaguri Bongaigaon</text:p>
          </table:table-cell>
          <table:table-cell office:value-type="float" office:value="5511" calcext:value-type="float">
            <text:p>5511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4];&quot;/L&quot;;[.H174];&quot;/R&quot;)" office:value-type="string" office:string-value="MA/C/L3/R" calcext:value-type="string">
            <text:p>MA/C/L3/R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table:formula="of:=CONCATENATE([.K174];[.M174];&quot;/1&quot;;[.L174];&quot;/B1&quot;)" office:value-type="string" office:string-value="MA/C/L3/R5/1173/B1" calcext:value-type="string">
            <text:p>MA/C/L3/R5/1173/B1</text:p>
          </table:table-cell>
          <table:table-cell office:value-type="string" calcext:value-type="string">
            <text:p>MA/C/L3/R5/1173/B1</text:p>
          </table:table-cell>
        </table:table-row>
        <table:table-row table:style-name="ro2">
          <table:table-cell office:value-type="float" office:value="9978825300" calcext:value-type="float">
            <text:p>9978825300</text:p>
          </table:table-cell>
          <table:table-cell office:value-type="string" calcext:value-type="string">
            <text:p>NAIVEDH SH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ahod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5];&quot;/L&quot;;[.H175];&quot;/R&quot;)" office:value-type="string" office:string-value="MA/C/L3/R" calcext:value-type="string">
            <text:p>MA/C/L3/R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table:formula="of:=CONCATENATE([.K175];[.M175];&quot;/1&quot;;[.L175];&quot;/B1&quot;)" office:value-type="string" office:string-value="MA/C/L3/R5/1174/B1" calcext:value-type="string">
            <text:p>MA/C/L3/R5/1174/B1</text:p>
          </table:table-cell>
          <table:table-cell office:value-type="string" calcext:value-type="string">
            <text:p>MA/C/L3/R5/1174/B1</text:p>
          </table:table-cell>
        </table:table-row>
        <table:table-row table:style-name="ro2">
          <table:table-cell office:value-type="float" office:value="9597479525" calcext:value-type="float">
            <text:p>9597479525</text:p>
          </table:table-cell>
          <table:table-cell office:value-type="string" calcext:value-type="string">
            <text:p>S.SAISHRUJ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6];&quot;/L&quot;;[.H176];&quot;/R&quot;)" office:value-type="string" office:string-value="MA/C/L3/R" calcext:value-type="string">
            <text:p>MA/C/L3/R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formula="of:=CONCATENATE([.K176];[.M176];&quot;/1&quot;;[.L176];&quot;/B1&quot;)" office:value-type="string" office:string-value="MA/C/L3/R5/1175/B1" calcext:value-type="string">
            <text:p>MA/C/L3/R5/1175/B1</text:p>
          </table:table-cell>
          <table:table-cell office:value-type="string" calcext:value-type="string">
            <text:p>MA/C/L3/R5/1175/B1</text:p>
          </table:table-cell>
        </table:table-row>
        <table:table-row table:style-name="ro2">
          <table:table-cell office:value-type="float" office:value="9687603621" calcext:value-type="float">
            <text:p>9687603621</text:p>
          </table:table-cell>
          <table:table-cell office:value-type="string" calcext:value-type="string">
            <text:p>TRISHNA TIWAR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nkleshwar - GIDC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7];&quot;/L&quot;;[.H177];&quot;/R&quot;)" office:value-type="string" office:string-value="MA/C/L3/R" calcext:value-type="string">
            <text:p>MA/C/L3/R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formula="of:=CONCATENATE([.K177];[.M177];&quot;/1&quot;;[.L177];&quot;/B1&quot;)" office:value-type="string" office:string-value="MA/C/L3/R5/1176/B1" calcext:value-type="string">
            <text:p>MA/C/L3/R5/1176/B1</text:p>
          </table:table-cell>
          <table:table-cell office:value-type="string" calcext:value-type="string">
            <text:p>MA/C/L3/R5/1176/B1</text:p>
          </table:table-cell>
        </table:table-row>
        <table:table-row table:style-name="ro2">
          <table:table-cell office:value-type="float" office:value="7000658188" calcext:value-type="float">
            <text:p>7000658188</text:p>
          </table:table-cell>
          <table:table-cell office:value-type="string" calcext:value-type="string">
            <text:p>VANSHIKA GARG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8];&quot;/L&quot;;[.H178];&quot;/R&quot;)" office:value-type="string" office:string-value="MA/C/L3/R" calcext:value-type="string">
            <text:p>MA/C/L3/R</text:p>
          </table:table-cell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table:formula="of:=CONCATENATE([.K178];[.M178];&quot;/1&quot;;[.L178];&quot;/B1&quot;)" office:value-type="string" office:string-value="MA/C/L3/R5/1177/B1" calcext:value-type="string">
            <text:p>MA/C/L3/R5/1177/B1</text:p>
          </table:table-cell>
          <table:table-cell office:value-type="string" calcext:value-type="string">
            <text:p>MA/C/L3/R5/1177/B1</text:p>
          </table:table-cell>
        </table:table-row>
        <table:table-row table:style-name="ro2">
          <table:table-cell office:value-type="float" office:value="9879296994" calcext:value-type="float">
            <text:p>9879296994</text:p>
          </table:table-cell>
          <table:table-cell office:value-type="string" calcext:value-type="string">
            <text:p>NISHTHA NARENDRAKUMAR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79];&quot;/L&quot;;[.H179];&quot;/R&quot;)" office:value-type="string" office:string-value="MA/A/L4/R" calcext:value-type="string">
            <text:p>MA/A/L4/R</text:p>
          </table:table-cell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table:formula="of:=CONCATENATE([.K179];[.M179];&quot;/1&quot;;[.L179];&quot;/B1&quot;)" office:value-type="string" office:string-value="MA/A/L4/R5/1178/B1" calcext:value-type="string">
            <text:p>MA/A/L4/R5/1178/B1</text:p>
          </table:table-cell>
          <table:table-cell office:value-type="string" calcext:value-type="string">
            <text:p>MA/A/L4/R5/1178/B1</text:p>
          </table:table-cell>
        </table:table-row>
        <table:table-row table:style-name="ro2">
          <table:table-cell office:value-type="float" office:value="9952099605" calcext:value-type="float">
            <text:p>9952099605</text:p>
          </table:table-cell>
          <table:table-cell office:value-type="string" calcext:value-type="string">
            <text:p>AISHWARYA D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0];&quot;/L&quot;;[.H180];&quot;/R&quot;)" office:value-type="string" office:string-value="MA/B/L4/R" calcext:value-type="string">
            <text:p>MA/B/L4/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CONCATENATE([.K180];[.M180];&quot;/1&quot;;[.L180];&quot;/B1&quot;)" office:value-type="string" office:string-value="MA/B/L4/R5/1179/B1" calcext:value-type="string">
            <text:p>MA/B/L4/R5/1179/B1</text:p>
          </table:table-cell>
          <table:table-cell office:value-type="string" calcext:value-type="string">
            <text:p>MA/B/L4/R5/1179/B1</text:p>
          </table:table-cell>
        </table:table-row>
        <table:table-row table:style-name="ro2">
          <table:table-cell office:value-type="float" office:value="9825649715" calcext:value-type="float">
            <text:p>9825649715</text:p>
          </table:table-cell>
          <table:table-cell office:value-type="string" calcext:value-type="string">
            <text:p>HITARTH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Ranip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1];&quot;/L&quot;;[.H181];&quot;/R&quot;)" office:value-type="string" office:string-value="MA/B/L4/R" calcext:value-type="string">
            <text:p>MA/B/L4/R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CONCATENATE([.K181];[.M181];&quot;/1&quot;;[.L181];&quot;/B1&quot;)" office:value-type="string" office:string-value="MA/B/L4/R5/1180/B1" calcext:value-type="string">
            <text:p>MA/B/L4/R5/1180/B1</text:p>
          </table:table-cell>
          <table:table-cell office:value-type="string" calcext:value-type="string">
            <text:p>MA/B/L4/R5/1180/B1</text:p>
          </table:table-cell>
        </table:table-row>
        <table:table-row table:style-name="ro2">
          <table:table-cell office:value-type="float" office:value="8827148772" calcext:value-type="float">
            <text:p>8827148772</text:p>
          </table:table-cell>
          <table:table-cell office:value-type="string" calcext:value-type="string">
            <text:p>JITEN NINAW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2];&quot;/L&quot;;[.H182];&quot;/R&quot;)" office:value-type="string" office:string-value="MA/B/L4/R" calcext:value-type="string">
            <text:p>MA/B/L4/R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formula="of:=CONCATENATE([.K182];[.M182];&quot;/1&quot;;[.L182];&quot;/B1&quot;)" office:value-type="string" office:string-value="MA/B/L4/R6/1181/B1" calcext:value-type="string">
            <text:p>MA/B/L4/R6/1181/B1</text:p>
          </table:table-cell>
          <table:table-cell office:value-type="string" calcext:value-type="string">
            <text:p>MA/B/L4/R6/1181/B1</text:p>
          </table:table-cell>
        </table:table-row>
        <table:table-row table:style-name="ro2">
          <table:table-cell office:value-type="float" office:value="9840376715" calcext:value-type="float">
            <text:p>9840376715</text:p>
          </table:table-cell>
          <table:table-cell office:value-type="string" calcext:value-type="string">
            <text:p>M.K.JAILAKSHM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wahar Nagar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3];&quot;/L&quot;;[.H183];&quot;/R&quot;)" office:value-type="string" office:string-value="MA/B/L4/R" calcext:value-type="string">
            <text:p>MA/B/L4/R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table:formula="of:=CONCATENATE([.K183];[.M183];&quot;/1&quot;;[.L183];&quot;/B1&quot;)" office:value-type="string" office:string-value="MA/B/L4/R6/1182/B1" calcext:value-type="string">
            <text:p>MA/B/L4/R6/1182/B1</text:p>
          </table:table-cell>
          <table:table-cell office:value-type="string" calcext:value-type="string">
            <text:p>MA/B/L4/R6/1182/B1</text:p>
          </table:table-cell>
        </table:table-row>
        <table:table-row table:style-name="ro2">
          <table:table-cell office:value-type="float" office:value="8939679795" calcext:value-type="float">
            <text:p>8939679795</text:p>
          </table:table-cell>
          <table:table-cell office:value-type="string" calcext:value-type="string">
            <text:p>MAGESH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4];&quot;/L&quot;;[.H184];&quot;/R&quot;)" office:value-type="string" office:string-value="MA/B/L4/R" calcext:value-type="string">
            <text:p>MA/B/L4/R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table:formula="of:=CONCATENATE([.K184];[.M184];&quot;/1&quot;;[.L184];&quot;/B1&quot;)" office:value-type="string" office:string-value="MA/B/L4/R6/1183/B1" calcext:value-type="string">
            <text:p>MA/B/L4/R6/1183/B1</text:p>
          </table:table-cell>
          <table:table-cell office:value-type="string" calcext:value-type="string">
            <text:p>MA/B/L4/R6/1183/B1</text:p>
          </table:table-cell>
        </table:table-row>
        <table:table-row table:style-name="ro2">
          <table:table-cell office:value-type="float" office:value="9512969555" calcext:value-type="float">
            <text:p>9512969555</text:p>
          </table:table-cell>
          <table:table-cell office:value-type="string" calcext:value-type="string">
            <text:p>NEEVA NIKESH MEHT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akhatrana Center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5];&quot;/L&quot;;[.H185];&quot;/R&quot;)" office:value-type="string" office:string-value="MA/B/L4/R" calcext:value-type="string">
            <text:p>MA/B/L4/R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table:formula="of:=CONCATENATE([.K185];[.M185];&quot;/1&quot;;[.L185];&quot;/B1&quot;)" office:value-type="string" office:string-value="MA/B/L4/R6/1184/B1" calcext:value-type="string">
            <text:p>MA/B/L4/R6/1184/B1</text:p>
          </table:table-cell>
          <table:table-cell office:value-type="string" calcext:value-type="string">
            <text:p>MA/B/L4/R6/1184/B1</text:p>
          </table:table-cell>
        </table:table-row>
        <table:table-row table:style-name="ro2">
          <table:table-cell office:value-type="float" office:value="8827623588" calcext:value-type="float">
            <text:p>8827623588</text:p>
          </table:table-cell>
          <table:table-cell office:value-type="string" calcext:value-type="string">
            <text:p>SIDDHARTH PYD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6];&quot;/L&quot;;[.H186];&quot;/R&quot;)" office:value-type="string" office:string-value="MA/B/L4/R" calcext:value-type="string">
            <text:p>MA/B/L4/R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formula="of:=CONCATENATE([.K186];[.M186];&quot;/1&quot;;[.L186];&quot;/B1&quot;)" office:value-type="string" office:string-value="MA/B/L4/R6/1185/B1" calcext:value-type="string">
            <text:p>MA/B/L4/R6/1185/B1</text:p>
          </table:table-cell>
          <table:table-cell office:value-type="string" calcext:value-type="string">
            <text:p>MA/B/L4/R6/1185/B1</text:p>
          </table:table-cell>
        </table:table-row>
        <table:table-row table:style-name="ro2">
          <table:table-cell office:value-type="float" office:value="9826606585" calcext:value-type="float">
            <text:p>9826606585</text:p>
          </table:table-cell>
          <table:table-cell office:value-type="string" calcext:value-type="string">
            <text:p>AADYA RAGHUWANS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7];&quot;/L&quot;;[.H187];&quot;/R&quot;)" office:value-type="string" office:string-value="MA/C/L4/R" calcext:value-type="string">
            <text:p>MA/C/L4/R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table:formula="of:=CONCATENATE([.K187];[.M187];&quot;/1&quot;;[.L187];&quot;/B1&quot;)" office:value-type="string" office:string-value="MA/C/L4/R6/1186/B1" calcext:value-type="string">
            <text:p>MA/C/L4/R6/1186/B1</text:p>
          </table:table-cell>
          <table:table-cell office:value-type="string" calcext:value-type="string">
            <text:p>MA/C/L4/R6/1186/B1</text:p>
          </table:table-cell>
        </table:table-row>
        <table:table-row table:style-name="ro2">
          <table:table-cell office:value-type="float" office:value="9752393572" calcext:value-type="float">
            <text:p>9752393572</text:p>
          </table:table-cell>
          <table:table-cell office:value-type="string" calcext:value-type="string">
            <text:p>AVIKA BHADORIY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8];&quot;/L&quot;;[.H188];&quot;/R&quot;)" office:value-type="string" office:string-value="MA/C/L4/R" calcext:value-type="string">
            <text:p>MA/C/L4/R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table:formula="of:=CONCATENATE([.K188];[.M188];&quot;/1&quot;;[.L188];&quot;/B1&quot;)" office:value-type="string" office:string-value="MA/C/L4/R6/1187/B1" calcext:value-type="string">
            <text:p>MA/C/L4/R6/1187/B1</text:p>
          </table:table-cell>
          <table:table-cell office:value-type="string" calcext:value-type="string">
            <text:p>MA/C/L4/R6/1187/B1</text:p>
          </table:table-cell>
        </table:table-row>
        <table:table-row table:style-name="ro2">
          <table:table-cell office:value-type="float" office:value="8729906502" calcext:value-type="float">
            <text:p>8729906502</text:p>
          </table:table-cell>
          <table:table-cell office:value-type="string" calcext:value-type="string">
            <text:p>BISHWAYAN CHAKRABORT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th Chaumuhani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89];&quot;/L&quot;;[.H189];&quot;/R&quot;)" office:value-type="string" office:string-value="MA/C/L4/R" calcext:value-type="string">
            <text:p>MA/C/L4/R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formula="of:=CONCATENATE([.K189];[.M189];&quot;/1&quot;;[.L189];&quot;/B1&quot;)" office:value-type="string" office:string-value="MA/C/L4/R6/1188/B1" calcext:value-type="string">
            <text:p>MA/C/L4/R6/1188/B1</text:p>
          </table:table-cell>
          <table:table-cell office:value-type="string" calcext:value-type="string">
            <text:p>MA/C/L4/R6/1188/B1</text:p>
          </table:table-cell>
        </table:table-row>
        <table:table-row table:style-name="ro2">
          <table:table-cell office:value-type="float" office:value="7232888347" calcext:value-type="float">
            <text:p>7232888347</text:p>
          </table:table-cell>
          <table:table-cell office:value-type="string" calcext:value-type="string">
            <text:p>DAKSH DHARNI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0];&quot;/L&quot;;[.H190];&quot;/R&quot;)" office:value-type="string" office:string-value="MA/C/L4/R" calcext:value-type="string">
            <text:p>MA/C/L4/R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table:formula="of:=CONCATENATE([.K190];[.M190];&quot;/1&quot;;[.L190];&quot;/B1&quot;)" office:value-type="string" office:string-value="MA/C/L4/R6/1189/B1" calcext:value-type="string">
            <text:p>MA/C/L4/R6/1189/B1</text:p>
          </table:table-cell>
          <table:table-cell office:value-type="string" calcext:value-type="string">
            <text:p>MA/C/L4/R6/1189/B1</text:p>
          </table:table-cell>
        </table:table-row>
        <table:table-row table:style-name="ro2">
          <table:table-cell office:value-type="float" office:value="9825995292" calcext:value-type="float">
            <text:p>9825995292</text:p>
          </table:table-cell>
          <table:table-cell office:value-type="string" calcext:value-type="string">
            <text:p>DHOLA ALI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1];&quot;/L&quot;;[.H191];&quot;/R&quot;)" office:value-type="string" office:string-value="MA/C/L4/R" calcext:value-type="string">
            <text:p>MA/C/L4/R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table:formula="of:=CONCATENATE([.K191];[.M191];&quot;/1&quot;;[.L191];&quot;/B1&quot;)" office:value-type="string" office:string-value="MA/C/L4/R6/1190/B1" calcext:value-type="string">
            <text:p>MA/C/L4/R6/1190/B1</text:p>
          </table:table-cell>
          <table:table-cell office:value-type="string" calcext:value-type="string">
            <text:p>MA/C/L4/R6/1190/B1</text:p>
          </table:table-cell>
        </table:table-row>
        <table:table-row table:style-name="ro2">
          <table:table-cell office:value-type="float" office:value="9879649079" calcext:value-type="float">
            <text:p>9879649079</text:p>
          </table:table-cell>
          <table:table-cell office:value-type="string" calcext:value-type="string">
            <text:p>HALEY YOGESH MOD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2];&quot;/L&quot;;[.H192];&quot;/R&quot;)" office:value-type="string" office:string-value="MA/C/L4/R" calcext:value-type="string">
            <text:p>MA/C/L4/R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table:formula="of:=CONCATENATE([.K192];[.M192];&quot;/1&quot;;[.L192];&quot;/B1&quot;)" office:value-type="string" office:string-value="MA/C/L4/R6/1191/B1" calcext:value-type="string">
            <text:p>MA/C/L4/R6/1191/B1</text:p>
          </table:table-cell>
          <table:table-cell office:value-type="string" calcext:value-type="string">
            <text:p>MA/C/L4/R6/1191/B1</text:p>
          </table:table-cell>
        </table:table-row>
        <table:table-row table:style-name="ro2">
          <table:table-cell office:value-type="float" office:value="9714485319" calcext:value-type="float">
            <text:p>9714485319</text:p>
          </table:table-cell>
          <table:table-cell office:value-type="string" calcext:value-type="string">
            <text:p>HARSHIL HIR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esai Nagar</text:p>
          </table:table-cell>
          <table:table-cell office:value-type="float" office:value="8034" calcext:value-type="float">
            <text:p>8034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3];&quot;/L&quot;;[.H193];&quot;/R&quot;)" office:value-type="string" office:string-value="MA/C/L4/R" calcext:value-type="string">
            <text:p>MA/C/L4/R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formula="of:=CONCATENATE([.K193];[.M193];&quot;/1&quot;;[.L193];&quot;/B1&quot;)" office:value-type="string" office:string-value="MA/C/L4/R6/1192/B1" calcext:value-type="string">
            <text:p>MA/C/L4/R6/1192/B1</text:p>
          </table:table-cell>
          <table:table-cell office:value-type="string" calcext:value-type="string">
            <text:p>MA/C/L4/R6/1192/B1</text:p>
          </table:table-cell>
        </table:table-row>
        <table:table-row table:style-name="ro2">
          <table:table-cell office:value-type="float" office:value="9687796446" calcext:value-type="float">
            <text:p>9687796446</text:p>
          </table:table-cell>
          <table:table-cell office:value-type="string" calcext:value-type="string">
            <text:p>MANAN ALPESHBHAI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4];&quot;/L&quot;;[.H194];&quot;/R&quot;)" office:value-type="string" office:string-value="MA/C/L4/R" calcext:value-type="string">
            <text:p>MA/C/L4/R</text:p>
          </table:table-cell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table:formula="of:=CONCATENATE([.K194];[.M194];&quot;/1&quot;;[.L194];&quot;/B1&quot;)" office:value-type="string" office:string-value="MA/C/L4/R6/1193/B1" calcext:value-type="string">
            <text:p>MA/C/L4/R6/1193/B1</text:p>
          </table:table-cell>
          <table:table-cell office:value-type="string" calcext:value-type="string">
            <text:p>MA/C/L4/R6/1193/B1</text:p>
          </table:table-cell>
        </table:table-row>
        <table:table-row table:style-name="ro2">
          <table:table-cell office:value-type="float" office:value="9925463900" calcext:value-type="float">
            <text:p>9925463900</text:p>
          </table:table-cell>
          <table:table-cell office:value-type="string" calcext:value-type="string">
            <text:p>MEET GHANSHYAM KHATR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akhatrana Center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5];&quot;/L&quot;;[.H195];&quot;/R&quot;)" office:value-type="string" office:string-value="MA/C/L4/R" calcext:value-type="string">
            <text:p>MA/C/L4/R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table:formula="of:=CONCATENATE([.K195];[.M195];&quot;/1&quot;;[.L195];&quot;/B1&quot;)" office:value-type="string" office:string-value="MA/C/L4/R6/1194/B1" calcext:value-type="string">
            <text:p>MA/C/L4/R6/1194/B1</text:p>
          </table:table-cell>
          <table:table-cell office:value-type="string" calcext:value-type="string">
            <text:p>MA/C/L4/R6/1194/B1</text:p>
          </table:table-cell>
        </table:table-row>
        <table:table-row table:style-name="ro2">
          <table:table-cell office:value-type="float" office:value="9724306252" calcext:value-type="float">
            <text:p>9724306252</text:p>
          </table:table-cell>
          <table:table-cell office:value-type="string" calcext:value-type="string">
            <text:p>MIHIR KADA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hangirpura</text:p>
          </table:table-cell>
          <table:table-cell office:value-type="float" office:value="8071" calcext:value-type="float">
            <text:p>807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6];&quot;/L&quot;;[.H196];&quot;/R&quot;)" office:value-type="string" office:string-value="MA/C/L4/R" calcext:value-type="string">
            <text:p>MA/C/L4/R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formula="of:=CONCATENATE([.K196];[.M196];&quot;/1&quot;;[.L196];&quot;/B1&quot;)" office:value-type="string" office:string-value="MA/C/L4/R6/1195/B1" calcext:value-type="string">
            <text:p>MA/C/L4/R6/1195/B1</text:p>
          </table:table-cell>
          <table:table-cell office:value-type="string" calcext:value-type="string">
            <text:p>MA/C/L4/R6/1195/B1</text:p>
          </table:table-cell>
        </table:table-row>
        <table:table-row table:style-name="ro2">
          <table:table-cell office:value-type="float" office:value="8459688839" calcext:value-type="float">
            <text:p>8459688839</text:p>
          </table:table-cell>
          <table:table-cell office:value-type="string" calcext:value-type="string">
            <text:p>SAWANT ATHARVA GANE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Gunj Bazaar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7];&quot;/L&quot;;[.H197];&quot;/R&quot;)" office:value-type="string" office:string-value="MA/C/L4/R" calcext:value-type="string">
            <text:p>MA/C/L4/R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CONCATENATE([.K197];[.M197];&quot;/1&quot;;[.L197];&quot;/B1&quot;)" office:value-type="string" office:string-value="MA/C/L4/R6/1196/B1" calcext:value-type="string">
            <text:p>MA/C/L4/R6/1196/B1</text:p>
          </table:table-cell>
          <table:table-cell office:value-type="string" calcext:value-type="string">
            <text:p>MA/C/L4/R6/1196/B1</text:p>
          </table:table-cell>
        </table:table-row>
        <table:table-row table:style-name="ro2">
          <table:table-cell office:value-type="float" office:value="6351625550" calcext:value-type="float">
            <text:p>6351625550</text:p>
          </table:table-cell>
          <table:table-cell office:value-type="string" calcext:value-type="string">
            <text:p>SHIV NARENDRAKUMAR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8];&quot;/L&quot;;[.H198];&quot;/R&quot;)" office:value-type="string" office:string-value="MA/C/L4/R" calcext:value-type="string">
            <text:p>MA/C/L4/R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CONCATENATE([.K198];[.M198];&quot;/1&quot;;[.L198];&quot;/B1&quot;)" office:value-type="string" office:string-value="MA/C/L4/R6/1197/B1" calcext:value-type="string">
            <text:p>MA/C/L4/R6/1197/B1</text:p>
          </table:table-cell>
          <table:table-cell office:value-type="string" calcext:value-type="string">
            <text:p>MA/C/L4/R6/1197/B1</text:p>
          </table:table-cell>
        </table:table-row>
        <table:table-row table:style-name="ro2">
          <table:table-cell office:value-type="float" office:value="8618627540" calcext:value-type="float">
            <text:p>8618627540</text:p>
          </table:table-cell>
          <table:table-cell office:value-type="string" calcext:value-type="string">
            <text:p>SWEEKAR A SHIDALAL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199];&quot;/L&quot;;[.H199];&quot;/R&quot;)" office:value-type="string" office:string-value="MA/C/L4/R" calcext:value-type="string">
            <text:p>MA/C/L4/R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CONCATENATE([.K199];[.M199];&quot;/1&quot;;[.L199];&quot;/B1&quot;)" office:value-type="string" office:string-value="MA/C/L4/R6/1198/B1" calcext:value-type="string">
            <text:p>MA/C/L4/R6/1198/B1</text:p>
          </table:table-cell>
          <table:table-cell office:value-type="string" calcext:value-type="string">
            <text:p>MA/C/L4/R6/1198/B1</text:p>
          </table:table-cell>
        </table:table-row>
        <table:table-row table:style-name="ro2">
          <table:table-cell office:value-type="float" office:value="9924171185" calcext:value-type="float">
            <text:p>9924171185</text:p>
          </table:table-cell>
          <table:table-cell office:value-type="string" calcext:value-type="string">
            <text:p>JIYA HITESHKUMAR SO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rdhari Road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0];&quot;/L&quot;;[.H200];&quot;/R&quot;)" office:value-type="string" office:string-value="MA/D/L4/R" calcext:value-type="string">
            <text:p>MA/D/L4/R</text:p>
          </table:table-cell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table:formula="of:=CONCATENATE([.K200];[.M200];&quot;/1&quot;;[.L200];&quot;/B1&quot;)" office:value-type="string" office:string-value="MA/D/L4/R6/1199/B1" calcext:value-type="string">
            <text:p>MA/D/L4/R6/1199/B1</text:p>
          </table:table-cell>
          <table:table-cell office:value-type="string" calcext:value-type="string">
            <text:p>MA/D/L4/R6/1199/B1</text:p>
          </table:table-cell>
        </table:table-row>
        <table:table-row table:style-name="ro2">
          <table:table-cell office:value-type="float" office:value="9153044933" calcext:value-type="float">
            <text:p>9153044933</text:p>
          </table:table-cell>
          <table:table-cell office:value-type="string" calcext:value-type="string">
            <text:p>MADHUSHREE BISWA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1];&quot;/L&quot;;[.H201];&quot;/R&quot;)" office:value-type="string" office:string-value="MA/D/L4/R" calcext:value-type="string">
            <text:p>MA/D/L4/R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CONCATENATE([.K201];[.M201];&quot;/1&quot;;[.L201];&quot;/B1&quot;)" office:value-type="string" office:string-value="MA/D/L4/R6/1200/B1" calcext:value-type="string">
            <text:p>MA/D/L4/R6/1200/B1</text:p>
          </table:table-cell>
          <table:table-cell office:value-type="string" calcext:value-type="string">
            <text:p>MA/D/L4/R6/1200/B1</text:p>
          </table:table-cell>
        </table:table-row>
        <table:table-row table:style-name="ro2">
          <table:table-cell office:value-type="float" office:value="6353781948" calcext:value-type="float">
            <text:p>6353781948</text:p>
          </table:table-cell>
          <table:table-cell office:value-type="string" calcext:value-type="string">
            <text:p>PAGHADAL JASHV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2];&quot;/L&quot;;[.H202];&quot;/R&quot;)" office:value-type="string" office:string-value="MA/A/L5/R" calcext:value-type="string">
            <text:p>MA/A/L5/R</text:p>
          </table:table-cell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table:formula="of:=CONCATENATE([.K202];[.M202];&quot;/1&quot;;[.L202];&quot;/B1&quot;)" office:value-type="string" office:string-value="MA/A/L5/R6/1201/B1" calcext:value-type="string">
            <text:p>MA/A/L5/R6/1201/B1</text:p>
          </table:table-cell>
          <table:table-cell office:value-type="string" calcext:value-type="string">
            <text:p>MA/A/L5/R6/1201/B1</text:p>
          </table:table-cell>
        </table:table-row>
        <table:table-row table:style-name="ro2">
          <table:table-cell office:value-type="float" office:value="9265118167" calcext:value-type="float">
            <text:p>9265118167</text:p>
          </table:table-cell>
          <table:table-cell office:value-type="string" calcext:value-type="string">
            <text:p>ADITYA MAHESH MOHAN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3];&quot;/L&quot;;[.H203];&quot;/R&quot;)" office:value-type="string" office:string-value="MA/B/L5/R" calcext:value-type="string">
            <text:p>MA/B/L5/R</text:p>
          </table:table-cell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formula="of:=CONCATENATE([.K203];[.M203];&quot;/1&quot;;[.L203];&quot;/B1&quot;)" office:value-type="string" office:string-value="MA/B/L5/R6/1202/B1" calcext:value-type="string">
            <text:p>MA/B/L5/R6/1202/B1</text:p>
          </table:table-cell>
          <table:table-cell office:value-type="string" calcext:value-type="string">
            <text:p>MA/B/L5/R6/1202/B1</text:p>
          </table:table-cell>
        </table:table-row>
        <table:table-row table:style-name="ro2">
          <table:table-cell office:value-type="float" office:value="7600318597" calcext:value-type="float">
            <text:p>7600318597</text:p>
          </table:table-cell>
          <table:table-cell office:value-type="string" calcext:value-type="string">
            <text:p>DIVA KAMAL SH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odhpur Center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4];&quot;/L&quot;;[.H204];&quot;/R&quot;)" office:value-type="string" office:string-value="MA/B/L5/R" calcext:value-type="string">
            <text:p>MA/B/L5/R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table:formula="of:=CONCATENATE([.K204];[.M204];&quot;/1&quot;;[.L204];&quot;/B1&quot;)" office:value-type="string" office:string-value="MA/B/L5/R6/1203/B1" calcext:value-type="string">
            <text:p>MA/B/L5/R6/1203/B1</text:p>
          </table:table-cell>
          <table:table-cell office:value-type="string" calcext:value-type="string">
            <text:p>MA/B/L5/R6/1203/B1</text:p>
          </table:table-cell>
        </table:table-row>
        <table:table-row table:style-name="ro2">
          <table:table-cell office:value-type="float" office:value="9601675668" calcext:value-type="float">
            <text:p>9601675668</text:p>
          </table:table-cell>
          <table:table-cell office:value-type="string" calcext:value-type="string">
            <text:p>MESHVA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5];&quot;/L&quot;;[.H205];&quot;/R&quot;)" office:value-type="string" office:string-value="MA/B/L5/R" calcext:value-type="string">
            <text:p>MA/B/L5/R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table:formula="of:=CONCATENATE([.K205];[.M205];&quot;/1&quot;;[.L205];&quot;/B1&quot;)" office:value-type="string" office:string-value="MA/B/L5/R6/1204/B1" calcext:value-type="string">
            <text:p>MA/B/L5/R6/1204/B1</text:p>
          </table:table-cell>
          <table:table-cell office:value-type="string" calcext:value-type="string">
            <text:p>MA/B/L5/R6/1204/B1</text:p>
          </table:table-cell>
        </table:table-row>
        <table:table-row table:style-name="ro2">
          <table:table-cell office:value-type="float" office:value="9733979295" calcext:value-type="float">
            <text:p>9733979295</text:p>
          </table:table-cell>
          <table:table-cell office:value-type="string" calcext:value-type="string">
            <text:p>NISHAT ANJUM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6];&quot;/L&quot;;[.H206];&quot;/R&quot;)" office:value-type="string" office:string-value="MA/B/L5/R" calcext:value-type="string">
            <text:p>MA/B/L5/R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table:formula="of:=CONCATENATE([.K206];[.M206];&quot;/1&quot;;[.L206];&quot;/B1&quot;)" office:value-type="string" office:string-value="MA/B/L5/R6/1205/B1" calcext:value-type="string">
            <text:p>MA/B/L5/R6/1205/B1</text:p>
          </table:table-cell>
          <table:table-cell office:value-type="string" calcext:value-type="string">
            <text:p>MA/B/L5/R6/1205/B1</text:p>
          </table:table-cell>
        </table:table-row>
        <table:table-row table:style-name="ro2">
          <table:table-cell office:value-type="float" office:value="9691326746" calcext:value-type="float">
            <text:p>9691326746</text:p>
          </table:table-cell>
          <table:table-cell office:value-type="string" calcext:value-type="string">
            <text:p>DEOVRAT SING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7];&quot;/L&quot;;[.H207];&quot;/R&quot;)" office:value-type="string" office:string-value="MA/C/L5/R" calcext:value-type="string">
            <text:p>MA/C/L5/R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table:formula="of:=CONCATENATE([.K207];[.M207];&quot;/1&quot;;[.L207];&quot;/B1&quot;)" office:value-type="string" office:string-value="MA/C/L5/R6/1206/B1" calcext:value-type="string">
            <text:p>MA/C/L5/R6/1206/B1</text:p>
          </table:table-cell>
          <table:table-cell office:value-type="string" calcext:value-type="string">
            <text:p>MA/C/L5/R6/1206/B1</text:p>
          </table:table-cell>
        </table:table-row>
        <table:table-row table:style-name="ro2">
          <table:table-cell office:value-type="float" office:value="9944772844" calcext:value-type="float">
            <text:p>9944772844</text:p>
          </table:table-cell>
          <table:table-cell office:value-type="string" calcext:value-type="string">
            <text:p>J.SUJA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lalar Salai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8];&quot;/L&quot;;[.H208];&quot;/R&quot;)" office:value-type="string" office:string-value="MA/C/L5/R" calcext:value-type="string">
            <text:p>MA/C/L5/R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CONCATENATE([.K208];[.M208];&quot;/1&quot;;[.L208];&quot;/B1&quot;)" office:value-type="string" office:string-value="MA/C/L5/R6/1207/B1" calcext:value-type="string">
            <text:p>MA/C/L5/R6/1207/B1</text:p>
          </table:table-cell>
          <table:table-cell office:value-type="string" calcext:value-type="string">
            <text:p>MA/C/L5/R6/1207/B1</text:p>
          </table:table-cell>
        </table:table-row>
        <table:table-row table:style-name="ro2">
          <table:table-cell office:value-type="float" office:value="9425561908" calcext:value-type="float">
            <text:p>9425561908</text:p>
          </table:table-cell>
          <table:table-cell office:value-type="string" calcext:value-type="string">
            <text:p>JAY KUMARCHANDW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09];&quot;/L&quot;;[.H209];&quot;/R&quot;)" office:value-type="string" office:string-value="MA/C/L5/R" calcext:value-type="string">
            <text:p>MA/C/L5/R</text:p>
          </table:table-cell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table:formula="of:=CONCATENATE([.K209];[.M209];&quot;/1&quot;;[.L209];&quot;/B1&quot;)" office:value-type="string" office:string-value="MA/C/L5/R6/1208/B1" calcext:value-type="string">
            <text:p>MA/C/L5/R6/1208/B1</text:p>
          </table:table-cell>
          <table:table-cell office:value-type="string" calcext:value-type="string">
            <text:p>MA/C/L5/R6/1208/B1</text:p>
          </table:table-cell>
        </table:table-row>
        <table:table-row table:style-name="ro2">
          <table:table-cell office:value-type="float" office:value="9825547416" calcext:value-type="float">
            <text:p>9825547416</text:p>
          </table:table-cell>
          <table:table-cell office:value-type="string" calcext:value-type="string">
            <text:p>MALAVIYA MAITHI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0];&quot;/L&quot;;[.H210];&quot;/R&quot;)" office:value-type="string" office:string-value="MA/C/L5/R" calcext:value-type="string">
            <text:p>MA/C/L5/R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formula="of:=CONCATENATE([.K210];[.M210];&quot;/1&quot;;[.L210];&quot;/B1&quot;)" office:value-type="string" office:string-value="MA/C/L5/R6/1209/B1" calcext:value-type="string">
            <text:p>MA/C/L5/R6/1209/B1</text:p>
          </table:table-cell>
          <table:table-cell office:value-type="string" calcext:value-type="string">
            <text:p>MA/C/L5/R6/1209/B1</text:p>
          </table:table-cell>
        </table:table-row>
        <table:table-row table:style-name="ro2">
          <table:table-cell office:value-type="float" office:value="8619473158" calcext:value-type="float">
            <text:p>8619473158</text:p>
          </table:table-cell>
          <table:table-cell office:value-type="string" calcext:value-type="string">
            <text:p>MEGHA CHOUDHAR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1];&quot;/L&quot;;[.H211];&quot;/R&quot;)" office:value-type="string" office:string-value="MA/C/L5/R" calcext:value-type="string">
            <text:p>MA/C/L5/R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table:formula="of:=CONCATENATE([.K211];[.M211];&quot;/1&quot;;[.L211];&quot;/B1&quot;)" office:value-type="string" office:string-value="MA/C/L5/R6/1210/B1" calcext:value-type="string">
            <text:p>MA/C/L5/R6/1210/B1</text:p>
          </table:table-cell>
          <table:table-cell office:value-type="string" calcext:value-type="string">
            <text:p>MA/C/L5/R6/1210/B1</text:p>
          </table:table-cell>
        </table:table-row>
        <table:table-row table:style-name="ro2">
          <table:table-cell office:value-type="float" office:value="9476173220" calcext:value-type="float">
            <text:p>9476173220</text:p>
          </table:table-cell>
          <table:table-cell office:value-type="string" calcext:value-type="string">
            <text:p>RITOBRATO PAU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2];&quot;/L&quot;;[.H212];&quot;/R&quot;)" office:value-type="string" office:string-value="MA/C/L5/R" calcext:value-type="string">
            <text:p>MA/C/L5/R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table:formula="of:=CONCATENATE([.K212];[.M212];&quot;/1&quot;;[.L212];&quot;/B1&quot;)" office:value-type="string" office:string-value="MA/C/L5/R6/1211/B1" calcext:value-type="string">
            <text:p>MA/C/L5/R6/1211/B1</text:p>
          </table:table-cell>
          <table:table-cell office:value-type="string" calcext:value-type="string">
            <text:p>MA/C/L5/R6/1211/B1</text:p>
          </table:table-cell>
        </table:table-row>
        <table:table-row table:style-name="ro2">
          <table:table-cell office:value-type="float" office:value="8109126243" calcext:value-type="float">
            <text:p>8109126243</text:p>
          </table:table-cell>
          <table:table-cell office:value-type="string" calcext:value-type="string">
            <text:p>V.SAMIKSH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3];&quot;/L&quot;;[.H213];&quot;/R&quot;)" office:value-type="string" office:string-value="MA/C/L5/R" calcext:value-type="string">
            <text:p>MA/C/L5/R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table:formula="of:=CONCATENATE([.K213];[.M213];&quot;/1&quot;;[.L213];&quot;/B1&quot;)" office:value-type="string" office:string-value="MA/C/L5/R6/1212/B1" calcext:value-type="string">
            <text:p>MA/C/L5/R6/1212/B1</text:p>
          </table:table-cell>
          <table:table-cell office:value-type="string" calcext:value-type="string">
            <text:p>MA/C/L5/R6/1212/B1</text:p>
          </table:table-cell>
        </table:table-row>
        <table:table-row table:style-name="ro2">
          <table:table-cell office:value-type="float" office:value="8867059949" calcext:value-type="float">
            <text:p>8867059949</text:p>
          </table:table-cell>
          <table:table-cell office:value-type="string" calcext:value-type="string">
            <text:p>RAKSHIT S JANGAT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4];&quot;/L&quot;;[.H214];&quot;/R&quot;)" office:value-type="string" office:string-value="MA/D/L5/R" calcext:value-type="string">
            <text:p>MA/D/L5/R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formula="of:=CONCATENATE([.K214];[.M214];&quot;/1&quot;;[.L214];&quot;/B1&quot;)" office:value-type="string" office:string-value="MA/D/L5/R6/1213/B1" calcext:value-type="string">
            <text:p>MA/D/L5/R6/1213/B1</text:p>
          </table:table-cell>
          <table:table-cell office:value-type="string" calcext:value-type="string">
            <text:p>MA/D/L5/R6/1213/B1</text:p>
          </table:table-cell>
        </table:table-row>
        <table:table-row table:style-name="ro2">
          <table:table-cell office:value-type="float" office:value="8989457994" calcext:value-type="float">
            <text:p>8989457994</text:p>
          </table:table-cell>
          <table:table-cell office:value-type="string" calcext:value-type="string">
            <text:p>SATYAM PATK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5];&quot;/L&quot;;[.H215];&quot;/R&quot;)" office:value-type="string" office:string-value="MA/A/L6/R" calcext:value-type="string">
            <text:p>MA/A/L6/R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table:formula="of:=CONCATENATE([.K215];[.M215];&quot;/1&quot;;[.L215];&quot;/B1&quot;)" office:value-type="string" office:string-value="MA/A/L6/R6/1214/B1" calcext:value-type="string">
            <text:p>MA/A/L6/R6/1214/B1</text:p>
          </table:table-cell>
          <table:table-cell office:value-type="string" calcext:value-type="string">
            <text:p>MA/A/L6/R6/1214/B1</text:p>
          </table:table-cell>
        </table:table-row>
        <table:table-row table:style-name="ro2">
          <table:table-cell office:value-type="float" office:value="9425430520" calcext:value-type="float">
            <text:p>9425430520</text:p>
          </table:table-cell>
          <table:table-cell office:value-type="string" calcext:value-type="string">
            <text:p>ARYAN GUPT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6];&quot;/L&quot;;[.H216];&quot;/R&quot;)" office:value-type="string" office:string-value="MA/B/L6/R" calcext:value-type="string">
            <text:p>MA/B/L6/R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formula="of:=CONCATENATE([.K216];[.M216];&quot;/1&quot;;[.L216];&quot;/B1&quot;)" office:value-type="string" office:string-value="MA/B/L6/R6/1215/B1" calcext:value-type="string">
            <text:p>MA/B/L6/R6/1215/B1</text:p>
          </table:table-cell>
          <table:table-cell office:value-type="string" calcext:value-type="string">
            <text:p>MA/B/L6/R6/1215/B1</text:p>
          </table:table-cell>
        </table:table-row>
        <table:table-row table:style-name="ro2">
          <table:table-cell office:value-type="float" office:value="9474314521" calcext:value-type="float">
            <text:p>9474314521</text:p>
          </table:table-cell>
          <table:table-cell office:value-type="string" calcext:value-type="string">
            <text:p>DEBANGI RA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7];&quot;/L&quot;;[.H217];&quot;/R&quot;)" office:value-type="string" office:string-value="MA/B/L6/R" calcext:value-type="string">
            <text:p>MA/B/L6/R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table:formula="of:=CONCATENATE([.K217];[.M217];&quot;/1&quot;;[.L217];&quot;/B1&quot;)" office:value-type="string" office:string-value="MA/B/L6/R6/1216/B1" calcext:value-type="string">
            <text:p>MA/B/L6/R6/1216/B1</text:p>
          </table:table-cell>
          <table:table-cell office:value-type="string" calcext:value-type="string">
            <text:p>MA/B/L6/R6/1216/B1</text:p>
          </table:table-cell>
        </table:table-row>
        <table:table-row table:style-name="ro2">
          <table:table-cell office:value-type="float" office:value="7001815481" calcext:value-type="float">
            <text:p>7001815481</text:p>
          </table:table-cell>
          <table:table-cell office:value-type="string" calcext:value-type="string">
            <text:p>SRIPARNA MONDA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8];&quot;/L&quot;;[.H218];&quot;/R&quot;)" office:value-type="string" office:string-value="MA/B/L6/R" calcext:value-type="string">
            <text:p>MA/B/L6/R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table:formula="of:=CONCATENATE([.K218];[.M218];&quot;/1&quot;;[.L218];&quot;/B1&quot;)" office:value-type="string" office:string-value="MA/B/L6/R7/1217/B1" calcext:value-type="string">
            <text:p>MA/B/L6/R7/1217/B1</text:p>
          </table:table-cell>
          <table:table-cell office:value-type="string" calcext:value-type="string">
            <text:p>MA/B/L6/R7/1217/B1</text:p>
          </table:table-cell>
        </table:table-row>
        <table:table-row table:style-name="ro2">
          <table:table-cell office:value-type="float" office:value="9775801035" calcext:value-type="float">
            <text:p>9775801035</text:p>
          </table:table-cell>
          <table:table-cell office:value-type="string" calcext:value-type="string">
            <text:p>AJASHWINI SAHOO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dyar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19];&quot;/L&quot;;[.H219];&quot;/R&quot;)" office:value-type="string" office:string-value="MA/C/L6/R" calcext:value-type="string">
            <text:p>MA/C/L6/R</text:p>
          </table:table-cell>
          <table:table-cell office:value-type="float" office:value="218" calcext:value-type="float">
            <text:p>218</text:p>
          </table:table-cell>
          <table:table-cell office:value-type="float" office:value="7" calcext:value-type="float">
            <text:p>7</text:p>
          </table:table-cell>
          <table:table-cell table:formula="of:=CONCATENATE([.K219];[.M219];&quot;/1&quot;;[.L219];&quot;/B1&quot;)" office:value-type="string" office:string-value="MA/C/L6/R7/1218/B1" calcext:value-type="string">
            <text:p>MA/C/L6/R7/1218/B1</text:p>
          </table:table-cell>
          <table:table-cell office:value-type="string" calcext:value-type="string">
            <text:p>MA/C/L6/R7/1218/B1</text:p>
          </table:table-cell>
        </table:table-row>
        <table:table-row table:style-name="ro2">
          <table:table-cell office:value-type="float" office:value="9753668925" calcext:value-type="float">
            <text:p>9753668925</text:p>
          </table:table-cell>
          <table:table-cell office:value-type="string" calcext:value-type="string">
            <text:p>ANSHUL PATW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rera Colony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0];&quot;/L&quot;;[.H220];&quot;/R&quot;)" office:value-type="string" office:string-value="MA/C/L6/R" calcext:value-type="string">
            <text:p>MA/C/L6/R</text:p>
          </table:table-cell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table:formula="of:=CONCATENATE([.K220];[.M220];&quot;/1&quot;;[.L220];&quot;/B1&quot;)" office:value-type="string" office:string-value="MA/C/L6/R7/1219/B1" calcext:value-type="string">
            <text:p>MA/C/L6/R7/1219/B1</text:p>
          </table:table-cell>
          <table:table-cell office:value-type="string" calcext:value-type="string">
            <text:p>MA/C/L6/R7/1219/B1</text:p>
          </table:table-cell>
        </table:table-row>
        <table:table-row table:style-name="ro2">
          <table:table-cell office:value-type="float" office:value="9343724969" calcext:value-type="float">
            <text:p>9343724969</text:p>
          </table:table-cell>
          <table:table-cell office:value-type="string" calcext:value-type="string">
            <text:p>DAKSH KUMAAR SARD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umara Park West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1];&quot;/L&quot;;[.H221];&quot;/R&quot;)" office:value-type="string" office:string-value="MA/C/L6/R" calcext:value-type="string">
            <text:p>MA/C/L6/R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table:formula="of:=CONCATENATE([.K221];[.M221];&quot;/1&quot;;[.L221];&quot;/B1&quot;)" office:value-type="string" office:string-value="MA/C/L6/R7/1220/B1" calcext:value-type="string">
            <text:p>MA/C/L6/R7/1220/B1</text:p>
          </table:table-cell>
          <table:table-cell office:value-type="string" calcext:value-type="string">
            <text:p>MA/C/L6/R7/1220/B1</text:p>
          </table:table-cell>
        </table:table-row>
        <table:table-row table:style-name="ro2">
          <table:table-cell office:value-type="float" office:value="6351829690" calcext:value-type="float">
            <text:p>6351829690</text:p>
          </table:table-cell>
          <table:table-cell office:value-type="string" calcext:value-type="string">
            <text:p>DIVYA MUKESHBHAI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Valsad</text:p>
          </table:table-cell>
          <table:table-cell office:value-type="float" office:value="8058" calcext:value-type="float">
            <text:p>8058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2];&quot;/L&quot;;[.H222];&quot;/R&quot;)" office:value-type="string" office:string-value="MA/C/L6/R" calcext:value-type="string">
            <text:p>MA/C/L6/R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formula="of:=CONCATENATE([.K222];[.M222];&quot;/1&quot;;[.L222];&quot;/B1&quot;)" office:value-type="string" office:string-value="MA/C/L6/R7/1221/B1" calcext:value-type="string">
            <text:p>MA/C/L6/R7/1221/B1</text:p>
          </table:table-cell>
          <table:table-cell office:value-type="string" calcext:value-type="string">
            <text:p>MA/C/L6/R7/1221/B1</text:p>
          </table:table-cell>
        </table:table-row>
        <table:table-row table:style-name="ro2">
          <table:table-cell office:value-type="float" office:value="9884766106" calcext:value-type="float">
            <text:p>9884766106</text:p>
          </table:table-cell>
          <table:table-cell office:value-type="string" calcext:value-type="string">
            <text:p>J T MEGARAJ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yanavaram</text:p>
          </table:table-cell>
          <table:table-cell office:value-type="string" calcext:value-type="string">
            <text:p>1015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3];&quot;/L&quot;;[.H223];&quot;/R&quot;)" office:value-type="string" office:string-value="MA/C/L6/R" calcext:value-type="string">
            <text:p>MA/C/L6/R</text:p>
          </table:table-cell>
          <table:table-cell office:value-type="float" office:value="222" calcext:value-type="float">
            <text:p>222</text:p>
          </table:table-cell>
          <table:table-cell office:value-type="float" office:value="7" calcext:value-type="float">
            <text:p>7</text:p>
          </table:table-cell>
          <table:table-cell table:formula="of:=CONCATENATE([.K223];[.M223];&quot;/1&quot;;[.L223];&quot;/B1&quot;)" office:value-type="string" office:string-value="MA/C/L6/R7/1222/B1" calcext:value-type="string">
            <text:p>MA/C/L6/R7/1222/B1</text:p>
          </table:table-cell>
          <table:table-cell office:value-type="string" calcext:value-type="string">
            <text:p>MA/C/L6/R7/1222/B1</text:p>
          </table:table-cell>
        </table:table-row>
        <table:table-row table:style-name="ro2">
          <table:table-cell office:value-type="float" office:value="9844087013" calcext:value-type="float">
            <text:p>9844087013</text:p>
          </table:table-cell>
          <table:table-cell office:value-type="string" calcext:value-type="string">
            <text:p>JAHNAVI SURE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4];&quot;/L&quot;;[.H224];&quot;/R&quot;)" office:value-type="string" office:string-value="MA/C/L6/R" calcext:value-type="string">
            <text:p>MA/C/L6/R</text:p>
          </table:table-cell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formula="of:=CONCATENATE([.K224];[.M224];&quot;/1&quot;;[.L224];&quot;/B1&quot;)" office:value-type="string" office:string-value="MA/C/L6/R7/1223/B1" calcext:value-type="string">
            <text:p>MA/C/L6/R7/1223/B1</text:p>
          </table:table-cell>
          <table:table-cell office:value-type="string" calcext:value-type="string">
            <text:p>MA/C/L6/R7/1223/B1</text:p>
          </table:table-cell>
        </table:table-row>
        <table:table-row table:style-name="ro2">
          <table:table-cell office:value-type="float" office:value="9840616890" calcext:value-type="float">
            <text:p>9840616890</text:p>
          </table:table-cell>
          <table:table-cell office:value-type="string" calcext:value-type="string">
            <text:p>MAGESH ANAND U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Tambaram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5];&quot;/L&quot;;[.H225];&quot;/R&quot;)" office:value-type="string" office:string-value="MA/C/L6/R" calcext:value-type="string">
            <text:p>MA/C/L6/R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formula="of:=CONCATENATE([.K225];[.M225];&quot;/1&quot;;[.L225];&quot;/B1&quot;)" office:value-type="string" office:string-value="MA/C/L6/R7/1224/B1" calcext:value-type="string">
            <text:p>MA/C/L6/R7/1224/B1</text:p>
          </table:table-cell>
          <table:table-cell office:value-type="string" calcext:value-type="string">
            <text:p>MA/C/L6/R7/1224/B1</text:p>
          </table:table-cell>
        </table:table-row>
        <table:table-row table:style-name="ro2">
          <table:table-cell office:value-type="float" office:value="9413938591" calcext:value-type="float">
            <text:p>9413938591</text:p>
          </table:table-cell>
          <table:table-cell office:value-type="string" calcext:value-type="string">
            <text:p>NISHANT SHARM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6];&quot;/L&quot;;[.H226];&quot;/R&quot;)" office:value-type="string" office:string-value="MA/C/L6/R" calcext:value-type="string">
            <text:p>MA/C/L6/R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formula="of:=CONCATENATE([.K226];[.M226];&quot;/1&quot;;[.L226];&quot;/B1&quot;)" office:value-type="string" office:string-value="MA/C/L6/R7/1225/B1" calcext:value-type="string">
            <text:p>MA/C/L6/R7/1225/B1</text:p>
          </table:table-cell>
          <table:table-cell office:value-type="string" calcext:value-type="string">
            <text:p>MA/C/L6/R7/1225/B1</text:p>
          </table:table-cell>
        </table:table-row>
        <table:table-row table:style-name="ro2">
          <table:table-cell office:value-type="float" office:value="9824184660" calcext:value-type="float">
            <text:p>9824184660</text:p>
          </table:table-cell>
          <table:table-cell office:value-type="string" calcext:value-type="string">
            <text:p>VANSHIKA SUNILSINGH YADAV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7];&quot;/L&quot;;[.H227];&quot;/R&quot;)" office:value-type="string" office:string-value="MA/C/L6/R" calcext:value-type="string">
            <text:p>MA/C/L6/R</text:p>
          </table:table-cell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table:formula="of:=CONCATENATE([.K227];[.M227];&quot;/1&quot;;[.L227];&quot;/B1&quot;)" office:value-type="string" office:string-value="MA/C/L6/R7/1226/B1" calcext:value-type="string">
            <text:p>MA/C/L6/R7/1226/B1</text:p>
          </table:table-cell>
          <table:table-cell office:value-type="string" calcext:value-type="string">
            <text:p>MA/C/L6/R7/1226/B1</text:p>
          </table:table-cell>
        </table:table-row>
        <table:table-row table:style-name="ro2">
          <table:table-cell office:value-type="float" office:value="9685779219" calcext:value-type="float">
            <text:p>9685779219</text:p>
          </table:table-cell>
          <table:table-cell office:value-type="string" calcext:value-type="string">
            <text:p>ANSH MAHAJA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8];&quot;/L&quot;;[.H228];&quot;/R&quot;)" office:value-type="string" office:string-value="MA/D/L6/R" calcext:value-type="string">
            <text:p>MA/D/L6/R</text:p>
          </table:table-cell>
          <table:table-cell office:value-type="float" office:value="227" calcext:value-type="float">
            <text:p>227</text:p>
          </table:table-cell>
          <table:table-cell office:value-type="float" office:value="7" calcext:value-type="float">
            <text:p>7</text:p>
          </table:table-cell>
          <table:table-cell table:formula="of:=CONCATENATE([.K228];[.M228];&quot;/1&quot;;[.L228];&quot;/B1&quot;)" office:value-type="string" office:string-value="MA/D/L6/R7/1227/B1" calcext:value-type="string">
            <text:p>MA/D/L6/R7/1227/B1</text:p>
          </table:table-cell>
          <table:table-cell office:value-type="string" calcext:value-type="string">
            <text:p>MA/D/L6/R7/1227/B1</text:p>
          </table:table-cell>
        </table:table-row>
        <table:table-row table:style-name="ro2">
          <table:table-cell office:value-type="float" office:value="9099229392" calcext:value-type="float">
            <text:p>9099229392</text:p>
          </table:table-cell>
          <table:table-cell office:value-type="string" calcext:value-type="string">
            <text:p>DRASHTI KALUBHAI HARKH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29];&quot;/L&quot;;[.H229];&quot;/R&quot;)" office:value-type="string" office:string-value="MA/D/L6/R" calcext:value-type="string">
            <text:p>MA/D/L6/R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table:formula="of:=CONCATENATE([.K229];[.M229];&quot;/1&quot;;[.L229];&quot;/B1&quot;)" office:value-type="string" office:string-value="MA/D/L6/R7/1228/B1" calcext:value-type="string">
            <text:p>MA/D/L6/R7/1228/B1</text:p>
          </table:table-cell>
          <table:table-cell office:value-type="string" calcext:value-type="string">
            <text:p>MA/D/L6/R7/1228/B1</text:p>
          </table:table-cell>
        </table:table-row>
        <table:table-row table:style-name="ro2">
          <table:table-cell office:value-type="float" office:value="9444969651" calcext:value-type="float">
            <text:p>9444969651</text:p>
          </table:table-cell>
          <table:table-cell office:value-type="string" calcext:value-type="string">
            <text:p>M.VAISHNAV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Adyar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0];&quot;/L&quot;;[.H230];&quot;/R&quot;)" office:value-type="string" office:string-value="MA/D/L6/R" calcext:value-type="string">
            <text:p>MA/D/L6/R</text:p>
          </table:table-cell>
          <table:table-cell office:value-type="float" office:value="229" calcext:value-type="float">
            <text:p>229</text:p>
          </table:table-cell>
          <table:table-cell office:value-type="float" office:value="7" calcext:value-type="float">
            <text:p>7</text:p>
          </table:table-cell>
          <table:table-cell table:formula="of:=CONCATENATE([.K230];[.M230];&quot;/1&quot;;[.L230];&quot;/B1&quot;)" office:value-type="string" office:string-value="MA/D/L6/R7/1229/B1" calcext:value-type="string">
            <text:p>MA/D/L6/R7/1229/B1</text:p>
          </table:table-cell>
          <table:table-cell office:value-type="string" calcext:value-type="string">
            <text:p>MA/D/L6/R7/1229/B1</text:p>
          </table:table-cell>
        </table:table-row>
        <table:table-row table:style-name="ro2">
          <table:table-cell office:value-type="float" office:value="9620558151" calcext:value-type="float">
            <text:p>9620558151</text:p>
          </table:table-cell>
          <table:table-cell office:value-type="string" calcext:value-type="string">
            <text:p>RAJEEVAGOUDA <text:s/>S PATI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1];&quot;/L&quot;;[.H231];&quot;/R&quot;)" office:value-type="string" office:string-value="MA/D/L6/R" calcext:value-type="string">
            <text:p>MA/D/L6/R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table:formula="of:=CONCATENATE([.K231];[.M231];&quot;/1&quot;;[.L231];&quot;/B1&quot;)" office:value-type="string" office:string-value="MA/D/L6/R7/1230/B1" calcext:value-type="string">
            <text:p>MA/D/L6/R7/1230/B1</text:p>
          </table:table-cell>
          <table:table-cell office:value-type="string" calcext:value-type="string">
            <text:p>MA/D/L6/R7/1230/B1</text:p>
          </table:table-cell>
        </table:table-row>
        <table:table-row table:style-name="ro2">
          <table:table-cell office:value-type="float" office:value="9265922152" calcext:value-type="float">
            <text:p>9265922152</text:p>
          </table:table-cell>
          <table:table-cell office:value-type="string" calcext:value-type="string">
            <text:p>ARDRA S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KV Colloge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2];&quot;/L&quot;;[.H232];&quot;/R&quot;)" office:value-type="string" office:string-value="MA/B/L7/R" calcext:value-type="string">
            <text:p>MA/B/L7/R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table:formula="of:=CONCATENATE([.K232];[.M232];&quot;/1&quot;;[.L232];&quot;/B1&quot;)" office:value-type="string" office:string-value="MA/B/L7/R7/1231/B1" calcext:value-type="string">
            <text:p>MA/B/L7/R7/1231/B1</text:p>
          </table:table-cell>
          <table:table-cell office:value-type="string" calcext:value-type="string">
            <text:p>MA/B/L7/R7/1231/B1</text:p>
          </table:table-cell>
        </table:table-row>
        <table:table-row table:style-name="ro2">
          <table:table-cell office:value-type="float" office:value="9564115950" calcext:value-type="float">
            <text:p>9564115950</text:p>
          </table:table-cell>
          <table:table-cell office:value-type="string" calcext:value-type="string">
            <text:p>NISHAT AKHT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erhampur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3];&quot;/L&quot;;[.H233];&quot;/R&quot;)" office:value-type="string" office:string-value="MA/C/L7/R" calcext:value-type="string">
            <text:p>MA/C/L7/R</text:p>
          </table:table-cell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  <table:table-cell table:formula="of:=CONCATENATE([.K233];[.M233];&quot;/1&quot;;[.L233];&quot;/B1&quot;)" office:value-type="string" office:string-value="MA/C/L7/R7/1232/B1" calcext:value-type="string">
            <text:p>MA/C/L7/R7/1232/B1</text:p>
          </table:table-cell>
          <table:table-cell office:value-type="string" calcext:value-type="string">
            <text:p>MA/C/L7/R7/1232/B1</text:p>
          </table:table-cell>
        </table:table-row>
        <table:table-row table:style-name="ro2">
          <table:table-cell office:value-type="float" office:value="7587100869" calcext:value-type="float">
            <text:p>7587100869</text:p>
          </table:table-cell>
          <table:table-cell office:value-type="string" calcext:value-type="string">
            <text:p>PRATHAM GUPT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ilai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Chattisgarh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4];&quot;/L&quot;;[.H234];&quot;/R&quot;)" office:value-type="string" office:string-value="MA/C/L7/R" calcext:value-type="string">
            <text:p>MA/C/L7/R</text:p>
          </table:table-cell>
          <table:table-cell office:value-type="float" office:value="233" calcext:value-type="float">
            <text:p>233</text:p>
          </table:table-cell>
          <table:table-cell office:value-type="float" office:value="7" calcext:value-type="float">
            <text:p>7</text:p>
          </table:table-cell>
          <table:table-cell table:formula="of:=CONCATENATE([.K234];[.M234];&quot;/1&quot;;[.L234];&quot;/B1&quot;)" office:value-type="string" office:string-value="MA/C/L7/R7/1233/B1" calcext:value-type="string">
            <text:p>MA/C/L7/R7/1233/B1</text:p>
          </table:table-cell>
          <table:table-cell office:value-type="string" calcext:value-type="string">
            <text:p>MA/C/L7/R7/1233/B1</text:p>
          </table:table-cell>
        </table:table-row>
        <table:table-row table:style-name="ro2">
          <table:table-cell office:value-type="float" office:value="8837273549" calcext:value-type="float">
            <text:p>8837273549</text:p>
          </table:table-cell>
          <table:table-cell office:value-type="string" calcext:value-type="string">
            <text:p>RAJDEEP GHOS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Paradise Chaumuhani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5];&quot;/L&quot;;[.H235];&quot;/R&quot;)" office:value-type="string" office:string-value="MA/C/L7/R" calcext:value-type="string">
            <text:p>MA/C/L7/R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table:formula="of:=CONCATENATE([.K235];[.M235];&quot;/1&quot;;[.L235];&quot;/B1&quot;)" office:value-type="string" office:string-value="MA/C/L7/R7/1234/B1" calcext:value-type="string">
            <text:p>MA/C/L7/R7/1234/B1</text:p>
          </table:table-cell>
          <table:table-cell office:value-type="string" calcext:value-type="string">
            <text:p>MA/C/L7/R7/1234/B1</text:p>
          </table:table-cell>
        </table:table-row>
        <table:table-row table:style-name="ro2">
          <table:table-cell office:value-type="float" office:value="8310097012" calcext:value-type="float">
            <text:p>8310097012</text:p>
          </table:table-cell>
          <table:table-cell office:value-type="string" calcext:value-type="string">
            <text:p>SAMRUDDHI B TANVAS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6];&quot;/L&quot;;[.H236];&quot;/R&quot;)" office:value-type="string" office:string-value="MA/C/L7/R" calcext:value-type="string">
            <text:p>MA/C/L7/R</text:p>
          </table:table-cell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  <table:table-cell table:formula="of:=CONCATENATE([.K236];[.M236];&quot;/1&quot;;[.L236];&quot;/B1&quot;)" office:value-type="string" office:string-value="MA/C/L7/R7/1235/B1" calcext:value-type="string">
            <text:p>MA/C/L7/R7/1235/B1</text:p>
          </table:table-cell>
          <table:table-cell office:value-type="string" calcext:value-type="string">
            <text:p>MA/C/L7/R7/1235/B1</text:p>
          </table:table-cell>
        </table:table-row>
        <table:table-row table:style-name="ro2">
          <table:table-cell office:value-type="float" office:value="9558241442" calcext:value-type="float">
            <text:p>9558241442</text:p>
          </table:table-cell>
          <table:table-cell office:value-type="string" calcext:value-type="string">
            <text:p>KAVYA DHAVALKUMAR GAND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7];&quot;/L&quot;;[.H237];&quot;/R&quot;)" office:value-type="string" office:string-value="MA/D/L7/R" calcext:value-type="string">
            <text:p>MA/D/L7/R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table:formula="of:=CONCATENATE([.K237];[.M237];&quot;/1&quot;;[.L237];&quot;/B1&quot;)" office:value-type="string" office:string-value="MA/D/L7/R7/1236/B1" calcext:value-type="string">
            <text:p>MA/D/L7/R7/1236/B1</text:p>
          </table:table-cell>
          <table:table-cell office:value-type="string" calcext:value-type="string">
            <text:p>MA/D/L7/R7/1236/B1</text:p>
          </table:table-cell>
        </table:table-row>
        <table:table-row table:style-name="ro2">
          <table:table-cell office:value-type="float" office:value="8955362085" calcext:value-type="float">
            <text:p>8955362085</text:p>
          </table:table-cell>
          <table:table-cell office:value-type="string" calcext:value-type="string">
            <text:p>PRIYANSHU DANW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N Vyas Colony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8];&quot;/L&quot;;[.H238];&quot;/R&quot;)" office:value-type="string" office:string-value="MA/D/L7/R" calcext:value-type="string">
            <text:p>MA/D/L7/R</text:p>
          </table:table-cell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table:formula="of:=CONCATENATE([.K238];[.M238];&quot;/1&quot;;[.L238];&quot;/B1&quot;)" office:value-type="string" office:string-value="MA/D/L7/R7/1237/B1" calcext:value-type="string">
            <text:p>MA/D/L7/R7/1237/B1</text:p>
          </table:table-cell>
          <table:table-cell office:value-type="string" calcext:value-type="string">
            <text:p>MA/D/L7/R7/1237/B1</text:p>
          </table:table-cell>
        </table:table-row>
        <table:table-row table:style-name="ro2">
          <table:table-cell office:value-type="float" office:value="8989740137" calcext:value-type="float">
            <text:p>8989740137</text:p>
          </table:table-cell>
          <table:table-cell office:value-type="string" calcext:value-type="string">
            <text:p>ARNAV JAIN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39];&quot;/L&quot;;[.H239];&quot;/R&quot;)" office:value-type="string" office:string-value="MA/B/L8/R" calcext:value-type="string">
            <text:p>MA/B/L8/R</text:p>
          </table:table-cell>
          <table:table-cell office:value-type="float" office:value="238" calcext:value-type="float">
            <text:p>238</text:p>
          </table:table-cell>
          <table:table-cell office:value-type="float" office:value="7" calcext:value-type="float">
            <text:p>7</text:p>
          </table:table-cell>
          <table:table-cell table:formula="of:=CONCATENATE([.K239];[.M239];&quot;/1&quot;;[.L239];&quot;/B1&quot;)" office:value-type="string" office:string-value="MA/B/L8/R7/1238/B1" calcext:value-type="string">
            <text:p>MA/B/L8/R7/1238/B1</text:p>
          </table:table-cell>
          <table:table-cell office:value-type="string" calcext:value-type="string">
            <text:p>MA/B/L8/R7/1238/B1</text:p>
          </table:table-cell>
        </table:table-row>
        <table:table-row table:style-name="ro2">
          <table:table-cell office:value-type="float" office:value="9825468108" calcext:value-type="float">
            <text:p>9825468108</text:p>
          </table:table-cell>
          <table:table-cell office:value-type="string" calcext:value-type="string">
            <text:p>KRISH SHASHIKUMAR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0];&quot;/L&quot;;[.H240];&quot;/R&quot;)" office:value-type="string" office:string-value="MA/B/L8/R" calcext:value-type="string">
            <text:p>MA/B/L8/R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table:formula="of:=CONCATENATE([.K240];[.M240];&quot;/1&quot;;[.L240];&quot;/B1&quot;)" office:value-type="string" office:string-value="MA/B/L8/R7/1239/B1" calcext:value-type="string">
            <text:p>MA/B/L8/R7/1239/B1</text:p>
          </table:table-cell>
          <table:table-cell office:value-type="string" calcext:value-type="string">
            <text:p>MA/B/L8/R7/1239/B1</text:p>
          </table:table-cell>
        </table:table-row>
        <table:table-row table:style-name="ro2">
          <table:table-cell office:value-type="float" office:value="8425977713" calcext:value-type="float">
            <text:p>8425977713</text:p>
          </table:table-cell>
          <table:table-cell office:value-type="string" calcext:value-type="string">
            <text:p>ADITYA PAVANKUMAR THAKU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1];&quot;/L&quot;;[.H241];&quot;/R&quot;)" office:value-type="string" office:string-value="MA/C/L8/R" calcext:value-type="string">
            <text:p>MA/C/L8/R</text:p>
          </table:table-cell>
          <table:table-cell office:value-type="float" office:value="240" calcext:value-type="float">
            <text:p>240</text:p>
          </table:table-cell>
          <table:table-cell office:value-type="float" office:value="7" calcext:value-type="float">
            <text:p>7</text:p>
          </table:table-cell>
          <table:table-cell table:formula="of:=CONCATENATE([.K241];[.M241];&quot;/1&quot;;[.L241];&quot;/B1&quot;)" office:value-type="string" office:string-value="MA/C/L8/R7/1240/B1" calcext:value-type="string">
            <text:p>MA/C/L8/R7/1240/B1</text:p>
          </table:table-cell>
          <table:table-cell office:value-type="string" calcext:value-type="string">
            <text:p>MA/C/L8/R7/1240/B1</text:p>
          </table:table-cell>
        </table:table-row>
        <table:table-row table:style-name="ro2">
          <table:table-cell office:value-type="float" office:value="8141311711" calcext:value-type="float">
            <text:p>8141311711</text:p>
          </table:table-cell>
          <table:table-cell office:value-type="string" calcext:value-type="string">
            <text:p>FENIL 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2];&quot;/L&quot;;[.H242];&quot;/R&quot;)" office:value-type="string" office:string-value="MA/C/L8/R" calcext:value-type="string">
            <text:p>MA/C/L8/R</text:p>
          </table:table-cell>
          <table:table-cell office:value-type="float" office:value="241" calcext:value-type="float">
            <text:p>241</text:p>
          </table:table-cell>
          <table:table-cell office:value-type="float" office:value="7" calcext:value-type="float">
            <text:p>7</text:p>
          </table:table-cell>
          <table:table-cell table:formula="of:=CONCATENATE([.K242];[.M242];&quot;/1&quot;;[.L242];&quot;/B1&quot;)" office:value-type="string" office:string-value="MA/C/L8/R7/1241/B1" calcext:value-type="string">
            <text:p>MA/C/L8/R7/1241/B1</text:p>
          </table:table-cell>
          <table:table-cell office:value-type="string" calcext:value-type="string">
            <text:p>MA/C/L8/R7/1241/B1</text:p>
          </table:table-cell>
        </table:table-row>
        <table:table-row table:style-name="ro2">
          <table:table-cell office:value-type="float" office:value="9664784387" calcext:value-type="float">
            <text:p>9664784387</text:p>
          </table:table-cell>
          <table:table-cell office:value-type="string" calcext:value-type="string">
            <text:p>GONDALIYA PRINC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New Yogi Chowk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3];&quot;/L&quot;;[.H243];&quot;/R&quot;)" office:value-type="string" office:string-value="MA/C/L8/R" calcext:value-type="string">
            <text:p>MA/C/L8/R</text:p>
          </table:table-cell>
          <table:table-cell office:value-type="float" office:value="242" calcext:value-type="float">
            <text:p>242</text:p>
          </table:table-cell>
          <table:table-cell office:value-type="float" office:value="7" calcext:value-type="float">
            <text:p>7</text:p>
          </table:table-cell>
          <table:table-cell table:formula="of:=CONCATENATE([.K243];[.M243];&quot;/1&quot;;[.L243];&quot;/B1&quot;)" office:value-type="string" office:string-value="MA/C/L8/R7/1242/B1" calcext:value-type="string">
            <text:p>MA/C/L8/R7/1242/B1</text:p>
          </table:table-cell>
          <table:table-cell office:value-type="string" calcext:value-type="string">
            <text:p>MA/C/L8/R7/1242/B1</text:p>
          </table:table-cell>
        </table:table-row>
        <table:table-row table:style-name="ro2">
          <table:table-cell office:value-type="float" office:value="9009860405" calcext:value-type="float">
            <text:p>9009860405</text:p>
          </table:table-cell>
          <table:table-cell office:value-type="string" calcext:value-type="string">
            <text:p>KRISHNPAL SING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City Centre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4];&quot;/L&quot;;[.H244];&quot;/R&quot;)" office:value-type="string" office:string-value="MA/C/L8/R" calcext:value-type="string">
            <text:p>MA/C/L8/R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table:formula="of:=CONCATENATE([.K244];[.M244];&quot;/1&quot;;[.L244];&quot;/B1&quot;)" office:value-type="string" office:string-value="MA/C/L8/R7/1243/B1" calcext:value-type="string">
            <text:p>MA/C/L8/R7/1243/B1</text:p>
          </table:table-cell>
          <table:table-cell office:value-type="string" calcext:value-type="string">
            <text:p>MA/C/L8/R7/1243/B1</text:p>
          </table:table-cell>
        </table:table-row>
        <table:table-row table:style-name="ro2">
          <table:table-cell office:value-type="float" office:value="9824201239" calcext:value-type="float">
            <text:p>9824201239</text:p>
          </table:table-cell>
          <table:table-cell office:value-type="string" calcext:value-type="string">
            <text:p>NICK DEEPAK MAKWAN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ninagar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5];&quot;/L&quot;;[.H245];&quot;/R&quot;)" office:value-type="string" office:string-value="MA/C/L8/R" calcext:value-type="string">
            <text:p>MA/C/L8/R</text:p>
          </table:table-cell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  <table:table-cell table:formula="of:=CONCATENATE([.K245];[.M245];&quot;/1&quot;;[.L245];&quot;/B1&quot;)" office:value-type="string" office:string-value="MA/C/L8/R7/1244/B1" calcext:value-type="string">
            <text:p>MA/C/L8/R7/1244/B1</text:p>
          </table:table-cell>
          <table:table-cell office:value-type="string" calcext:value-type="string">
            <text:p>MA/C/L8/R7/1244/B1</text:p>
          </table:table-cell>
        </table:table-row>
        <table:table-row table:style-name="ro2">
          <table:table-cell office:value-type="float" office:value="9774647130" calcext:value-type="float">
            <text:p>9774647130</text:p>
          </table:table-cell>
          <table:table-cell office:value-type="string" calcext:value-type="string">
            <text:p>SPANDAN DEBNAT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Math Chaumuhani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6];&quot;/L&quot;;[.H246];&quot;/R&quot;)" office:value-type="string" office:string-value="MA/C/L8/R" calcext:value-type="string">
            <text:p>MA/C/L8/R</text:p>
          </table:table-cell>
          <table:table-cell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table:formula="of:=CONCATENATE([.K246];[.M246];&quot;/1&quot;;[.L246];&quot;/B1&quot;)" office:value-type="string" office:string-value="MA/C/L8/R7/1245/B1" calcext:value-type="string">
            <text:p>MA/C/L8/R7/1245/B1</text:p>
          </table:table-cell>
          <table:table-cell office:value-type="string" calcext:value-type="string">
            <text:p>MA/C/L8/R7/1245/B1</text:p>
          </table:table-cell>
        </table:table-row>
        <table:table-row table:style-name="ro2">
          <table:table-cell office:value-type="float" office:value="9825762880" calcext:value-type="float">
            <text:p>9825762880</text:p>
          </table:table-cell>
          <table:table-cell office:value-type="string" calcext:value-type="string">
            <text:p>VATSALKUMAR SATISHKUMAR SH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7];&quot;/L&quot;;[.H247];&quot;/R&quot;)" office:value-type="string" office:string-value="MA/C/L8/R" calcext:value-type="string">
            <text:p>MA/C/L8/R</text:p>
          </table:table-cell>
          <table:table-cell office:value-type="float" office:value="246" calcext:value-type="float">
            <text:p>246</text:p>
          </table:table-cell>
          <table:table-cell office:value-type="float" office:value="7" calcext:value-type="float">
            <text:p>7</text:p>
          </table:table-cell>
          <table:table-cell table:formula="of:=CONCATENATE([.K247];[.M247];&quot;/1&quot;;[.L247];&quot;/B1&quot;)" office:value-type="string" office:string-value="MA/C/L8/R7/1246/B1" calcext:value-type="string">
            <text:p>MA/C/L8/R7/1246/B1</text:p>
          </table:table-cell>
          <table:table-cell office:value-type="string" calcext:value-type="string">
            <text:p>MA/C/L8/R7/1246/B1</text:p>
          </table:table-cell>
        </table:table-row>
        <table:table-row table:style-name="ro2">
          <table:table-cell office:value-type="float" office:value="9978286061" calcext:value-type="float">
            <text:p>9978286061</text:p>
          </table:table-cell>
          <table:table-cell office:value-type="string" calcext:value-type="string">
            <text:p>ABHI HARESHBHAI RAMAN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8];&quot;/L&quot;;[.H248];&quot;/R&quot;)" office:value-type="string" office:string-value="MA/D/L8/R" calcext:value-type="string">
            <text:p>MA/D/L8/R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table:formula="of:=CONCATENATE([.K248];[.M248];&quot;/1&quot;;[.L248];&quot;/B1&quot;)" office:value-type="string" office:string-value="MA/D/L8/R7/1247/B1" calcext:value-type="string">
            <text:p>MA/D/L8/R7/1247/B1</text:p>
          </table:table-cell>
          <table:table-cell office:value-type="string" calcext:value-type="string">
            <text:p>MA/D/L8/R7/1247/B1</text:p>
          </table:table-cell>
        </table:table-row>
        <table:table-row table:style-name="ro2">
          <table:table-cell office:value-type="float" office:value="9448527959" calcext:value-type="float">
            <text:p>9448527959</text:p>
          </table:table-cell>
          <table:table-cell office:value-type="string" calcext:value-type="string">
            <text:p>BRUNDA S BONGALE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49];&quot;/L&quot;;[.H249];&quot;/R&quot;)" office:value-type="string" office:string-value="MA/D/L8/R" calcext:value-type="string">
            <text:p>MA/D/L8/R</text:p>
          </table:table-cell>
          <table:table-cell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table:formula="of:=CONCATENATE([.K249];[.M249];&quot;/1&quot;;[.L249];&quot;/B1&quot;)" office:value-type="string" office:string-value="MA/D/L8/R7/1248/B1" calcext:value-type="string">
            <text:p>MA/D/L8/R7/1248/B1</text:p>
          </table:table-cell>
          <table:table-cell office:value-type="string" calcext:value-type="string">
            <text:p>MA/D/L8/R7/1248/B1</text:p>
          </table:table-cell>
        </table:table-row>
        <table:table-row table:style-name="ro2">
          <table:table-cell office:value-type="float" office:value="7433011558" calcext:value-type="float">
            <text:p>7433011558</text:p>
          </table:table-cell>
          <table:table-cell office:value-type="string" calcext:value-type="string">
            <text:p>DEVSHREE DESA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udasan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0];&quot;/L&quot;;[.H250];&quot;/R&quot;)" office:value-type="string" office:string-value="MA/D/L8/R" calcext:value-type="string">
            <text:p>MA/D/L8/R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table:formula="of:=CONCATENATE([.K250];[.M250];&quot;/1&quot;;[.L250];&quot;/B1&quot;)" office:value-type="string" office:string-value="MA/D/L8/R7/1249/B1" calcext:value-type="string">
            <text:p>MA/D/L8/R7/1249/B1</text:p>
          </table:table-cell>
          <table:table-cell office:value-type="string" calcext:value-type="string">
            <text:p>MA/D/L8/R7/1249/B1</text:p>
          </table:table-cell>
        </table:table-row>
        <table:table-row table:style-name="ro2">
          <table:table-cell office:value-type="float" office:value="9611662585" calcext:value-type="float">
            <text:p>9611662585</text:p>
          </table:table-cell>
          <table:table-cell office:value-type="string" calcext:value-type="string">
            <text:p>DHRUVA S KURBE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1];&quot;/L&quot;;[.H251];&quot;/R&quot;)" office:value-type="string" office:string-value="MA/D/L8/R" calcext:value-type="string">
            <text:p>MA/D/L8/R</text:p>
          </table:table-cell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formula="of:=CONCATENATE([.K251];[.M251];&quot;/1&quot;;[.L251];&quot;/B1&quot;)" office:value-type="string" office:string-value="MA/D/L8/R7/1250/B1" calcext:value-type="string">
            <text:p>MA/D/L8/R7/1250/B1</text:p>
          </table:table-cell>
          <table:table-cell office:value-type="string" calcext:value-type="string">
            <text:p>MA/D/L8/R7/1250/B1</text:p>
          </table:table-cell>
        </table:table-row>
        <table:table-row table:style-name="ro2">
          <table:table-cell office:value-type="float" office:value="8469816157" calcext:value-type="float">
            <text:p>8469816157</text:p>
          </table:table-cell>
          <table:table-cell office:value-type="string" calcext:value-type="string">
            <text:p>HEET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Drive In Road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2];&quot;/L&quot;;[.H252];&quot;/R&quot;)" office:value-type="string" office:string-value="MA/D/L8/R" calcext:value-type="string">
            <text:p>MA/D/L8/R</text:p>
          </table:table-cell>
          <table:table-cell office:value-type="float" office:value="251" calcext:value-type="float">
            <text:p>251</text:p>
          </table:table-cell>
          <table:table-cell office:value-type="float" office:value="7" calcext:value-type="float">
            <text:p>7</text:p>
          </table:table-cell>
          <table:table-cell table:formula="of:=CONCATENATE([.K252];[.M252];&quot;/1&quot;;[.L252];&quot;/B1&quot;)" office:value-type="string" office:string-value="MA/D/L8/R7/1251/B1" calcext:value-type="string">
            <text:p>MA/D/L8/R7/1251/B1</text:p>
          </table:table-cell>
          <table:table-cell office:value-type="string" calcext:value-type="string">
            <text:p>MA/D/L8/R7/1251/B1</text:p>
          </table:table-cell>
        </table:table-row>
        <table:table-row table:style-name="ro2">
          <table:table-cell office:value-type="float" office:value="9638302789" calcext:value-type="float">
            <text:p>9638302789</text:p>
          </table:table-cell>
          <table:table-cell office:value-type="string" calcext:value-type="string">
            <text:p>KRISHI SH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Bhatar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3];&quot;/L&quot;;[.H253];&quot;/R&quot;)" office:value-type="string" office:string-value="MA/D/L8/R" calcext:value-type="string">
            <text:p>MA/D/L8/R</text:p>
          </table:table-cell>
          <table:table-cell office:value-type="float" office:value="252" calcext:value-type="float">
            <text:p>252</text:p>
          </table:table-cell>
          <table:table-cell office:value-type="float" office:value="7" calcext:value-type="float">
            <text:p>7</text:p>
          </table:table-cell>
          <table:table-cell table:formula="of:=CONCATENATE([.K253];[.M253];&quot;/1&quot;;[.L253];&quot;/B1&quot;)" office:value-type="string" office:string-value="MA/D/L8/R7/1252/B1" calcext:value-type="string">
            <text:p>MA/D/L8/R7/1252/B1</text:p>
          </table:table-cell>
          <table:table-cell office:value-type="string" calcext:value-type="string">
            <text:p>MA/D/L8/R7/1252/B1</text:p>
          </table:table-cell>
        </table:table-row>
        <table:table-row table:style-name="ro2">
          <table:table-cell office:value-type="float" office:value="8469928268" calcext:value-type="float">
            <text:p>8469928268</text:p>
          </table:table-cell>
          <table:table-cell office:value-type="string" calcext:value-type="string">
            <text:p>NIHAR KAPADIA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Sabarmati</text:p>
          </table:table-cell>
          <table:table-cell office:value-type="float" office:value="8066" calcext:value-type="float">
            <text:p>8066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4];&quot;/L&quot;;[.H254];&quot;/R&quot;)" office:value-type="string" office:string-value="MA/D/L8/R" calcext:value-type="string">
            <text:p>MA/D/L8/R</text:p>
          </table:table-cell>
          <table:table-cell office:value-type="float" office:value="253" calcext:value-type="float">
            <text:p>253</text:p>
          </table:table-cell>
          <table:table-cell office:value-type="float" office:value="8" calcext:value-type="float">
            <text:p>8</text:p>
          </table:table-cell>
          <table:table-cell table:formula="of:=CONCATENATE([.K254];[.M254];&quot;/1&quot;;[.L254];&quot;/B1&quot;)" office:value-type="string" office:string-value="MA/D/L8/R8/1253/B1" calcext:value-type="string">
            <text:p>MA/D/L8/R8/1253/B1</text:p>
          </table:table-cell>
          <table:table-cell office:value-type="string" calcext:value-type="string">
            <text:p>MA/D/L8/R8/1253/B1</text:p>
          </table:table-cell>
        </table:table-row>
        <table:table-row table:style-name="ro2">
          <table:table-cell office:value-type="float" office:value="9343405319" calcext:value-type="float">
            <text:p>9343405319</text:p>
          </table:table-cell>
          <table:table-cell office:value-type="string" calcext:value-type="string">
            <text:p>SANJANA S PADMANNAVAR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5];&quot;/L&quot;;[.H255];&quot;/R&quot;)" office:value-type="string" office:string-value="MA/D/L8/R" calcext:value-type="string">
            <text:p>MA/D/L8/R</text:p>
          </table:table-cell>
          <table:table-cell office:value-type="float" office:value="254" calcext:value-type="float">
            <text:p>254</text:p>
          </table:table-cell>
          <table:table-cell office:value-type="float" office:value="8" calcext:value-type="float">
            <text:p>8</text:p>
          </table:table-cell>
          <table:table-cell table:formula="of:=CONCATENATE([.K255];[.M255];&quot;/1&quot;;[.L255];&quot;/B1&quot;)" office:value-type="string" office:string-value="MA/D/L8/R8/1254/B1" calcext:value-type="string">
            <text:p>MA/D/L8/R8/1254/B1</text:p>
          </table:table-cell>
          <table:table-cell office:value-type="string" calcext:value-type="string">
            <text:p>MA/D/L8/R8/1254/B1</text:p>
          </table:table-cell>
        </table:table-row>
        <table:table-row table:style-name="ro2">
          <table:table-cell office:value-type="float" office:value="9742980228" calcext:value-type="float">
            <text:p>9742980228</text:p>
          </table:table-cell>
          <table:table-cell office:value-type="string" calcext:value-type="string">
            <text:p>SHREYA C SHETT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6];&quot;/L&quot;;[.H256];&quot;/R&quot;)" office:value-type="string" office:string-value="MA/D/L8/R" calcext:value-type="string">
            <text:p>MA/D/L8/R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CONCATENATE([.K256];[.M256];&quot;/1&quot;;[.L256];&quot;/B1&quot;)" office:value-type="string" office:string-value="MA/D/L8/R8/1255/B1" calcext:value-type="string">
            <text:p>MA/D/L8/R8/1255/B1</text:p>
          </table:table-cell>
          <table:table-cell office:value-type="string" calcext:value-type="string">
            <text:p>MA/D/L8/R8/1255/B1</text:p>
          </table:table-cell>
        </table:table-row>
        <table:table-row table:style-name="ro2">
          <table:table-cell office:value-type="float" office:value="8792059949" calcext:value-type="float">
            <text:p>8792059949</text:p>
          </table:table-cell>
          <table:table-cell office:value-type="string" calcext:value-type="string">
            <text:p>SRUSHTI <text:s/>N SHIVAPUJIMAT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MALMARUTHI Belgaum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7];&quot;/L&quot;;[.H257];&quot;/R&quot;)" office:value-type="string" office:string-value="MA/D/L8/R" calcext:value-type="string">
            <text:p>MA/D/L8/R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CONCATENATE([.K257];[.M257];&quot;/1&quot;;[.L257];&quot;/B1&quot;)" office:value-type="string" office:string-value="MA/D/L8/R8/1256/B1" calcext:value-type="string">
            <text:p>MA/D/L8/R8/1256/B1</text:p>
          </table:table-cell>
          <table:table-cell office:value-type="string" calcext:value-type="string">
            <text:p>MA/D/L8/R8/1256/B1</text:p>
          </table:table-cell>
        </table:table-row>
        <table:table-row table:style-name="ro2">
          <table:table-cell office:value-type="float" office:value="9879771050" calcext:value-type="float">
            <text:p>9879771050</text:p>
          </table:table-cell>
          <table:table-cell office:value-type="string" calcext:value-type="string">
            <text:p>VENISHA BHARATBHAI DABHI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mraj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8];&quot;/L&quot;;[.H258];&quot;/R&quot;)" office:value-type="string" office:string-value="MA/D/L8/R" calcext:value-type="string">
            <text:p>MA/D/L8/R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table:formula="of:=CONCATENATE([.K258];[.M258];&quot;/1&quot;;[.L258];&quot;/B1&quot;)" office:value-type="string" office:string-value="MA/D/L8/R8/1257/B1" calcext:value-type="string">
            <text:p>MA/D/L8/R8/1257/B1</text:p>
          </table:table-cell>
          <table:table-cell office:value-type="string" calcext:value-type="string">
            <text:p>MA/D/L8/R8/1257/B1</text:p>
          </table:table-cell>
        </table:table-row>
        <table:table-row table:style-name="ro2">
          <table:table-cell office:value-type="float" office:value="7990530477" calcext:value-type="float">
            <text:p>7990530477</text:p>
          </table:table-cell>
          <table:table-cell office:value-type="string" calcext:value-type="string">
            <text:p>VIDHI <text:s text:c="6"/>RAKESHKUMAR <text:s text:c="3"/>PATEL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Pal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59];&quot;/L&quot;;[.H259];&quot;/R&quot;)" office:value-type="string" office:string-value="MA/D/L8/R" calcext:value-type="string">
            <text:p>MA/D/L8/R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table:formula="of:=CONCATENATE([.K259];[.M259];&quot;/1&quot;;[.L259];&quot;/B1&quot;)" office:value-type="string" office:string-value="MA/D/L8/R8/1258/B1" calcext:value-type="string">
            <text:p>MA/D/L8/R8/1258/B1</text:p>
          </table:table-cell>
          <table:table-cell office:value-type="string" calcext:value-type="string">
            <text:p>MA/D/L8/R8/1258/B1</text:p>
          </table:table-cell>
        </table:table-row>
        <table:table-row table:style-name="ro2">
          <table:table-cell office:value-type="float" office:value="8898884228" calcext:value-type="float">
            <text:p>8898884228</text:p>
          </table:table-cell>
          <table:table-cell office:value-type="string" calcext:value-type="string">
            <text:p>VIRAT R. SHAH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Kandivli</text:p>
          </table:table-cell>
          <table:table-cell office:value-type="string" calcext:value-type="string">
            <text:p>1514A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60];&quot;/L&quot;;[.H260];&quot;/R&quot;)" office:value-type="string" office:string-value="MA/D/L8/R" calcext:value-type="string">
            <text:p>MA/D/L8/R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table:formula="of:=CONCATENATE([.K260];[.M260];&quot;/1&quot;;[.L260];&quot;/B1&quot;)" office:value-type="string" office:string-value="MA/D/L8/R8/1259/B1" calcext:value-type="string">
            <text:p>MA/D/L8/R8/1259/B1</text:p>
          </table:table-cell>
          <table:table-cell office:value-type="string" calcext:value-type="string">
            <text:p>MA/D/L8/R8/1259/B1</text:p>
          </table:table-cell>
        </table:table-row>
        <table:table-row table:style-name="ro2">
          <table:table-cell office:value-type="float" office:value="7022755864" calcext:value-type="float">
            <text:p>7022755864</text:p>
          </table:table-cell>
          <table:table-cell office:value-type="string" calcext:value-type="string">
            <text:p>VRISHALI SHETTY</text:p>
          </table:table-cell>
          <table:table-cell office:value-type="string" calcext:value-type="string">
            <text:p>Mental Arithmetic</text:p>
          </table:table-cell>
          <table:table-cell office:value-type="string" calcext:value-type="string">
            <text:p>Aloha Jalahalli West</text:p>
          </table:table-cell>
          <table:table-cell office:value-type="string" calcext:value-type="string">
            <text:p>1364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9:00:00</text:p>
          </table:table-cell>
          <table:table-cell office:value-type="string" calcext:value-type="string">
            <text:p>10:00:00</text:p>
          </table:table-cell>
          <table:table-cell table:formula="of:=CONCATENATE(&quot;MA/&quot;;[.G261];&quot;/L&quot;;[.H261];&quot;/R&quot;)" office:value-type="string" office:string-value="MA/D/L8/R" calcext:value-type="string">
            <text:p>MA/D/L8/R</text:p>
          </table:table-cell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table:formula="of:=CONCATENATE([.K261];[.M261];&quot;/1&quot;;[.L261];&quot;/B1&quot;)" office:value-type="string" office:string-value="MA/D/L8/R8/1260/B1" calcext:value-type="string">
            <text:p>MA/D/L8/R8/1260/B1</text:p>
          </table:table-cell>
          <table:table-cell office:value-type="string" calcext:value-type="string">
            <text:p>MA/D/L8/R8/1260/B1</text:p>
          </table:table-cell>
        </table:table-row>
        <table:table-row table:style-name="ro2">
          <table:table-cell table:style-name="ce12" office:value-type="float" office:value="9941524567" calcext:value-type="float">
            <text:p>9941524567</text:p>
          </table:table-cell>
          <table:table-cell table:style-name="ce12" office:value-type="string" calcext:value-type="string">
            <text:p>YASH.K.BHANDARI</text:p>
          </table:table-cell>
          <table:table-cell table:style-name="ce12" office:value-type="string" calcext:value-type="string">
            <text:p>State Tiny Tots</text:p>
          </table:table-cell>
          <table:table-cell table:style-name="ce12" office:value-type="string" calcext:value-type="string">
            <text:p>Aloha Tambaram</text:p>
          </table:table-cell>
          <table:table-cell table:style-name="ce12" office:value-type="float" office:value="1042" calcext:value-type="float">
            <text:p>1042</text:p>
          </table:table-cell>
          <table:table-cell table:style-name="ce12" office:value-type="string" calcext:value-type="string">
            <text:p>Tamil Nadu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time" office:time-value="PT09H00M00S" calcext:value-type="time">
            <text:p>09:00:00</text:p>
          </table:table-cell>
          <table:table-cell table:style-name="ce19" office:value-type="time" office:time-value="PT10H00M00S" calcext:value-type="time">
            <text:p>10:00:00</text:p>
          </table:table-cell>
          <table:table-cell table:formula="of:=CONCATENATE(&quot;STT/&quot;;[.G262];&quot;/L&quot;;[.H262];&quot;/R&quot;)" office:value-type="string" office:string-value="STT/B/L10/R" calcext:value-type="string">
            <text:p>STT/B/L10/R</text:p>
          </table:table-cell>
          <table:table-cell table:style-name="ce23" office:value-type="float" office:value="261" calcext:value-type="float">
            <text:p>261</text:p>
          </table:table-cell>
          <table:table-cell table:style-name="ce23" office:value-type="float" office:value="8" calcext:value-type="float">
            <text:p>8</text:p>
          </table:table-cell>
          <table:table-cell table:formula="of:=CONCATENATE([.K262];[.M262];&quot;/1&quot;;[.L262];&quot;/B1&quot;)" office:value-type="string" office:string-value="STT/B/L10/R8/1261/B1" calcext:value-type="string">
            <text:p>STT/B/L10/R8/1261/B1</text:p>
          </table:table-cell>
          <table:table-cell office:value-type="string" calcext:value-type="string">
            <text:p>STT/B/L10/R8/1261/B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2:23:02.157059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01:57:05.096561755</meta:creation-date>
    <dc:date>2019-12-18T12:24:56.896305386</dc:date>
    <meta:editing-duration>PT9M55S</meta:editing-duration>
    <meta:editing-cycles>5</meta:editing-cycles>
    <meta:generator>LibreOffice/6.0.7.3$Linux_X86_64 LibreOffice_project/00m0$Build-3</meta:generator>
    <meta:document-statistic meta:table-count="1" meta:cell-count="3926" meta:object-count="0"/>
  </office:meta>
</office:document-meta>
</file>